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8.31mm"/>
    </style:style>
    <style:style style:name="co5" style:family="table-column">
      <style:table-column-properties fo:break-before="auto" style:column-width="8.2mm"/>
    </style:style>
    <style:style style:name="co6" style:family="table-column">
      <style:table-column-properties fo:break-before="auto" style:column-width="8.27mm"/>
    </style:style>
    <style:style style:name="co7" style:family="table-column">
      <style:table-column-properties fo:break-before="auto" style:column-width="54.79mm"/>
    </style:style>
    <style:style style:name="co8" style:family="table-column">
      <style:table-column-properties fo:break-before="auto" style:column-width="3.6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7.53mm"/>
    </style:style>
    <style:style style:name="co11" style:family="table-column">
      <style:table-column-properties fo:break-before="auto" style:column-width="79.89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5.22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5.1mm" fo:break-before="auto" style:use-optimal-row-height="false"/>
    </style:style>
    <style:style style:name="ro3" style:family="table-row">
      <style:table-row-properties style:row-height="7.21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4.39mm" fo:break-before="auto" style:use-optimal-row-height="false"/>
    </style:style>
    <style:style style:name="ro8" style:family="table-row">
      <style:table-row-properties style:row-height="16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6" style:family="table-cell" style:parent-style-name="Default">
      <style:table-cell-properties fo:background-color="#ccccff"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7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</style:style>
    <style:style style:name="ce28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29" style:family="table-cell" style:parent-style-name="Default" style:data-style-name="N75">
      <style:table-cell-properties style:glyph-orientation-vertical="0" fo:background-color="#ffd3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/>
    </style:style>
    <style:style style:name="ce30" style:family="table-cell" style:parent-style-name="Default" style:data-style-name="N75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1" style:family="table-cell" style:parent-style-name="Default" style:data-style-name="N75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2" style:family="table-cell" style:parent-style-name="Default" style:data-style-name="N7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8" style:family="table-cell" style:parent-style-name="Default" style:data-style-name="N75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4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mm"/>
      <style:text-properties fo:color="#000000" style:font-name="Bahnschrift Light Condensed"/>
    </style:style>
    <style:style style:name="ce11" style:family="table-cell" style:parent-style-name="legumes"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2" style:family="table-cell" style:parent-style-name="pas_20_livraison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3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4" style:family="table-cell" style:parent-style-name="pas_20_livraison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5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6" style:family="table-cell" style:parent-style-name="pas_20_livraison">
      <style:table-cell-properties fo:background-color="#cfe7f5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7" style:family="table-cell" style:parent-style-name="pas_20_livraison">
      <style:table-cell-properties fo:background-color="#666666" style:text-align-source="fix" style:repeat-content="false" fo:border="none" style:vertical-align="middle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8" style:family="table-cell" style:parent-style-name="pas_20_livraison">
      <style:table-cell-properties fo:border-bottom="0.06pt solid #000000" fo:background-color="#66666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9" style:family="table-cell" style:parent-style-name="pas_20_livraison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20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21" style:family="table-cell" style:parent-style-name="pas_20_livraison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22" style:family="table-cell" style:parent-style-name="legumes">
      <style:text-properties fo:font-size="8pt" style:font-size-asian="8pt" style:font-size-complex="8pt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23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24" style:family="table-cell" style:parent-style-name="pas_20_livraison" style:data-style-name="N75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  <style:map style:condition="cell-content-is-between(1,100)" style:apply-style-name="legumes" style:base-cell-address="Sheet1.B2"/>
      <style:map style:condition="cell-content-is-not-between(1,100)" style:apply-style-name="pas_20_livraison" style:base-cell-address="Sheet1.B2"/>
    </style:style>
    <style:style style:name="ce1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46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mm"/>
      <style:text-properties style:font-name="Bahnschrift Light Condensed"/>
    </style:style>
    <style:style style:name="ce44" style:family="table-cell" style:parent-style-name="pain">
      <style:table-cell-properties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pas_20_livraison">
      <style:table-cell-properties fo:background-color="#cfe7f5"/>
    </style:style>
    <style:style style:name="ce5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0" style:family="table-cell" style:parent-style-name="oeufs_20_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color="#000000"/>
    </style:style>
    <style:style style:name="ce8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color="#000000" fo:font-size="7pt" style:font-size-asian="7pt" style:font-size-complex="7pt"/>
    </style:style>
    <style:style style:name="ce10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  <style:style style:name="ce64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000000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88" style:family="table-cell" style:parent-style-name="oeufs_20_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oeufs_20_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17" style:family="table-cell" style:parent-style-name="pas_20_livraison">
      <style:table-cell-properties fo:background-color="#cfe7f5"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oeufs_20_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oeufs_20_">
      <style:table-cell-properties style:text-align-source="fix" style:repeat-content="fals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73" style:family="table-cell" style:parent-style-name="poule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poulet" style:base-cell-address="Sheet1.E2"/>
    </style:style>
    <style:style style:name="ce74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poulet" style:base-cell-address="Sheet1.E2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poulet" style:base-cell-address="Sheet1.E2"/>
    </style:style>
    <style:style style:name="ce7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80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81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E2"/>
    </style:style>
    <style:style style:name="ce84" style:family="table-cell" style:parent-style-name="pas_20_livraison">
      <style:table-cell-properties fo:background-color="#cfe7f5"/>
      <style:map style:condition="cell-content-is-between(1,100)" style:apply-style-name="poulet" style:base-cell-address="Sheet1.E2"/>
    </style:style>
    <style:style style:name="ce85" style:family="table-cell" style:parent-style-name="pas_20_livraison">
      <style:table-cell-properties fo:background-color="#cfe7f5"/>
      <style:map style:condition="cell-content-is-between(1,100)" style:apply-style-name="poulet" style:base-cell-address="Sheet1.E2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100)" style:apply-style-name="poulet" style:base-cell-address="Sheet1.E2"/>
    </style:style>
    <style:style style:name="ce9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94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poulet" style:base-cell-address="Sheet1.E2"/>
    </style:style>
    <style:style style:name="ce2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/>
      <style:map style:condition="cell-content-is-between(1,100)" style:apply-style-name="poulet" style:base-cell-address="Sheet1.E2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map style:condition="cell-content-is-between(1,100)" style:apply-style-name="poulet" style:base-cell-address="Sheet1.E2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oulet" style:base-cell-address="Sheet1.E2"/>
    </style:style>
    <style:style style:name="ce98" style:family="table-cell" style:parent-style-name="poule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poulet" style:base-cell-address="Sheet1.F2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05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poulet" style:base-cell-address="Sheet1.F2"/>
    </style:style>
    <style:style style:name="ce1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19" style:family="table-cell" style:parent-style-name="poulet">
      <style:table-cell-properties style:text-align-source="fix" style:repeat-content="false"/>
      <style:paragraph-properties fo:text-align="center" fo:margin-left="0mm"/>
      <style:map style:condition="cell-content-is-between(1,100)" style:apply-style-name="poulet" style:base-cell-address="Sheet1.F2"/>
    </style:style>
    <style:style style:name="ce120" style:family="table-cell" style:parent-style-name="pas_20_livraison">
      <style:table-cell-properties fo:background-color="#cfe7f5"/>
      <style:map style:condition="cell-content-is-between(1,100)" style:apply-style-name="poulet" style:base-cell-address="Sheet1.F2"/>
    </style:style>
    <style:style style:name="ce121" style:family="table-cell" style:parent-style-name="pas_20_livraison">
      <style:table-cell-properties fo:background-color="#cfe7f5"/>
      <style:map style:condition="cell-content-is-between(1,100)" style:apply-style-name="poulet" style:base-cell-address="Sheet1.F2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100)" style:apply-style-name="poulet" style:base-cell-address="Sheet1.F2"/>
    </style:style>
    <style:style style:name="ce1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27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poulet" style:base-cell-address="Sheet1.F2"/>
    </style:style>
    <style:style style:name="ce3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/>
      <style:map style:condition="cell-content-is-between(1,100)" style:apply-style-name="poulet" style:base-cell-address="Sheet1.F2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map style:condition="cell-content-is-between(1,100)" style:apply-style-name="poulet" style:base-cell-address="Sheet1.F2"/>
    </style:style>
    <style:style style:name="ce1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oulet" style:base-cell-address="Sheet1.F2"/>
    </style:style>
    <style:style style:name="ce155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mm"/>
      <style:text-properties style:use-window-font-color="true" style:font-name="Bahnschrift Light Condensed"/>
    </style:style>
    <style:style style:name="ce133" style:family="table-cell" style:parent-style-name="champignons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champignons" style:base-cell-address="Sheet1.G2"/>
    </style:style>
    <style:style style:name="ce1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3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3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ampignons" style:base-cell-address="Sheet1.G2"/>
    </style:style>
    <style:style style:name="ce140" style:family="table-cell" style:parent-style-name="pas_20_livraison">
      <style:table-cell-properties fo:background-color="#cfe7f5"/>
      <style:map style:condition="cell-content-is-between(1,100)" style:apply-style-name="champignons" style:base-cell-address="Sheet1.G2"/>
    </style:style>
    <style:style style:name="ce141" style:family="table-cell" style:parent-style-name="pas_20_livraison">
      <style:table-cell-properties fo:background-color="#cfe7f5"/>
      <style:map style:condition="cell-content-is-between(1,100)" style:apply-style-name="champignons" style:base-cell-address="Sheet1.G2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ampignons" style:base-cell-address="Sheet1.G2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100)" style:apply-style-name="champignons" style:base-cell-address="Sheet1.G2"/>
    </style:style>
    <style:style style:name="ce14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46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champignons" style:base-cell-address="Sheet1.G2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champignons" style:base-cell-address="Sheet1.G2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map style:condition="cell-content-is-between(1,100)" style:apply-style-name="champignons" style:base-cell-address="Sheet1.G2"/>
    </style:style>
    <style:style style:name="ce1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champignons" style:base-cell-address="Sheet1.G2"/>
    </style:style>
    <style:style style:name="ce181" style:family="table-cell" style:parent-style-name="Default">
      <style:table-cell-properties fo:background-color="#ccccff" style:text-align-source="fix" style:repeat-content="false" fo:wrap-option="wrap" fo:border="0.06pt solid #000000" style:rotation-angle="90" style:vertical-align="middle"/>
      <style:paragraph-properties fo:text-align="center" fo:margin-left="0mm"/>
      <style:text-properties style:font-name="Bahnschrift Light Condensed"/>
    </style:style>
    <style:style style:name="ce151" style:family="table-cell" style:parent-style-name="produits_20_laitiers">
      <style:table-cell-properties style:text-align-source="fix" style:repeat-content="false" fo:border="0.06pt solid #000000"/>
      <style:paragraph-properties fo:text-align="center" fo:margin-left="0mm"/>
      <style:text-properties fo:color="#6b2394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5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color="#6b2394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5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5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5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60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62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6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68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roduits_20_laitiers" style:base-cell-address="Sheet1.H2"/>
      <style:map style:condition="cell-content-is-not-between(1,100)" style:apply-style-name="pas_20_livraison" style:base-cell-address="Sheet1.H2"/>
    </style:style>
    <style:style style:name="ce170" style:family="table-cell" style:parent-style-name="produits_20_laitiers">
      <style:table-cell-properties style:text-align-source="fix" style:repeat-content="false" fo:border="0.06pt solid #000000"/>
      <style:paragraph-properties fo:text-align="center" fo:margin-left="0mm"/>
      <style:text-properties fo:color="#6b2394"/>
      <style:map style:condition="cell-content-is-between(1,100)" style:apply-style-name="produits_20_laitiers" style:base-cell-address="Sheet1.I2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I2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6b2394"/>
      <style:map style:condition="cell-content-is-between(1,100)" style:apply-style-name="produits_20_laitiers" style:base-cell-address="Sheet1.I2"/>
    </style:style>
    <style:style style:name="ce17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color="#6b2394"/>
      <style:map style:condition="cell-content-is-between(1,100)" style:apply-style-name="produits_20_laitiers" style:base-cell-address="Sheet1.I2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produits_20_laitiers" style:base-cell-address="Sheet1.I2"/>
    </style:style>
    <style:style style:name="ce17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I2"/>
    </style:style>
    <style:style style:name="ce17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  <style:map style:condition="cell-content-is-between(1,100)" style:apply-style-name="produits_20_laitiers" style:base-cell-address="Sheet1.I2"/>
    </style:style>
    <style:style style:name="ce17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roduits_20_laitiers" style:base-cell-address="Sheet1.I2"/>
    </style:style>
    <style:style style:name="ce178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produits_20_laitiers" style:base-cell-address="Sheet1.I2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</style:style>
    <style:style style:name="ce180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I2"/>
    </style:style>
    <style:style style:name="ce184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I2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</style:style>
    <style:style style:name="ce19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roduits_20_laitiers" style:base-cell-address="Sheet1.I2"/>
    </style:style>
    <style:style style:name="ce194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produits_20_laitiers" style:base-cell-address="Sheet1.I2"/>
    </style:style>
    <style:style style:name="ce19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-is-between(1,100)" style:apply-style-name="produits_20_laitiers" style:base-cell-address="Sheet1.I2"/>
    </style:style>
    <style:style style:name="ce1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map style:condition="cell-content-is-between(1,100)" style:apply-style-name="produits_20_laitiers" style:base-cell-address="Sheet1.I2"/>
    </style:style>
    <style:style style:name="ce1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produits_20_laitiers" style:base-cell-address="Sheet1.I2"/>
    </style:style>
    <style:style style:name="ce200" style:family="table-cell" style:parent-style-name="pomme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0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0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0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10" style:family="table-cell" style:parent-style-name="pomme">
      <style:table-cell-properties style:text-align-source="fix" style:repeat-content="false"/>
      <style:paragraph-properties fo:text-align="center" fo:margin-left="0mm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11" style:family="table-cell" style:parent-style-name="pas_20_livraison">
      <style:table-cell-properties fo:background-color="#cfe7f5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14" style:family="table-cell" style:parent-style-name="pas_20_livraison">
      <style:table-cell-properties fo:background-color="#cfe7f5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17" style:family="table-cell" style:parent-style-name="pomme">
      <style:table-cell-properties style:text-align-source="value-type" style:repeat-content="false"/>
      <style:paragraph-properties fo:margin-left="0mm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2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25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26" style:family="table-cell" style:parent-style-name="Default"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  <style:map style:condition="cell-content-is-between(1,100)" style:apply-style-name="pomme" style:base-cell-address="Sheet1.J2"/>
      <style:map style:condition="cell-content-is-not-between(1,100)" style:apply-style-name="pas_20_livraison" style:base-cell-address="Sheet1.J2"/>
    </style:style>
    <style:style style:name="ce2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231" style:family="table-cell" style:parent-style-name="chevre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3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39" style:family="table-cell" style:parent-style-name="pas_20_livraison">
      <style:table-cell-properties fo:background-color="#cfe7f5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40" style:family="table-cell" style:parent-style-name="pas_20_livraison">
      <style:table-cell-properties fo:background-color="#cfe7f5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42" style:family="table-cell" style:parent-style-name="Default"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5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53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map style:condition="cell-content-is-between(1,100)" style:apply-style-name="chevre" style:base-cell-address="Sheet1.K2"/>
      <style:map style:condition="cell-content-is-not-between(1,100)" style:apply-style-name="pas_20_livraison" style:base-cell-address="Sheet1.K2"/>
    </style:style>
    <style:style style:name="ce263" style:family="table-cell" style:parent-style-name="Kiwis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68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Kiwis" style:base-cell-address="Sheet1.L2"/>
    </style:style>
    <style:style style:name="ce2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7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7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75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76" style:family="table-cell" style:parent-style-name="pas_20_livraison">
      <style:table-cell-properties fo:background-color="#cfe7f5"/>
      <style:map style:condition="cell-content-is-between(1,100)" style:apply-style-name="Kiwis" style:base-cell-address="Sheet1.L2"/>
    </style:style>
    <style:style style:name="ce278" style:family="table-cell" style:parent-style-name="pas_20_livraison">
      <style:table-cell-properties fo:background-color="#cfe7f5"/>
      <style:map style:condition="cell-content-is-between(1,100)" style:apply-style-name="Kiwis" style:base-cell-address="Sheet1.L2"/>
    </style:style>
    <style:style style:name="ce2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8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83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Kiwis" style:base-cell-address="Sheet1.L2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Kiwis" style:base-cell-address="Sheet1.L2"/>
    </style:style>
    <style:style style:name="ce2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  <style:map style:condition="cell-content-is-between(1,100)" style:apply-style-name="Kiwis" style:base-cell-address="Sheet1.L2"/>
    </style:style>
    <style:style style:name="ce2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</style:style>
    <style:style style:name="ce289" style:family="table-cell" style:parent-style-name="Mille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Millet" style:base-cell-address="Sheet1.M2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M2"/>
    </style:style>
    <style:style style:name="ce29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M2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M2"/>
    </style:style>
    <style:style style:name="ce30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M2"/>
    </style:style>
    <style:style style:name="ce302" style:family="table-cell" style:parent-style-name="pas_20_livraison">
      <style:table-cell-properties fo:background-color="#cfe7f5"/>
      <style:map style:condition="cell-content-is-between(1,100)" style:apply-style-name="Millet" style:base-cell-address="Sheet1.M2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Millet" style:base-cell-address="Sheet1.M2"/>
    </style:style>
    <style:style style:name="ce30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Millet" style:base-cell-address="Sheet1.M2"/>
    </style:style>
    <style:style style:name="ce305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  <style:map style:condition="cell-content-is-between(1,100)" style:apply-style-name="Millet" style:base-cell-address="Sheet1.M2"/>
    </style:style>
    <style:style style:name="ce306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  <style:map style:condition="cell-content-is-between(1,100)" style:apply-style-name="Millet" style:base-cell-address="Sheet1.M2"/>
    </style:style>
    <style:style style:name="ce30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M2"/>
    </style:style>
    <style:style style:name="ce308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Millet" style:base-cell-address="Sheet1.M2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M2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  <style:map style:condition="cell-content-is-between(1,100)" style:apply-style-name="Millet" style:base-cell-address="Sheet1.M2"/>
    </style:style>
    <style:style style:name="ce3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/>
      <style:map style:condition="cell-content-is-between(1,100)" style:apply-style-name="Millet" style:base-cell-address="Sheet1.M2"/>
    </style:style>
    <style:style style:name="ce3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  <style:map style:condition="cell-content-is-between(1,100)" style:apply-style-name="Millet" style:base-cell-address="Sheet1.M2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</style:style>
    <style:style style:name="ce26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</style:style>
    <style:style style:name="ce25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ffffff"/>
    </style:style>
    <style:style style:name="ce264" style:family="table-cell" style:parent-style-name="pas_20_livraison">
      <style:table-cell-properties fo:background-color="#cfe7f5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277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</style:style>
    <style:style style:name="ce2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ffffff"/>
    </style:style>
    <style:style style:name="ce3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/>
    </style:style>
    <style:style style:name="ce325" style:family="table-cell" style:parent-style-name="Tisanes">
      <style:map style:condition="cell-content-is-between(1,100)" style:apply-style-name="Fraises" style:base-cell-address="Sheet1.O2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O2"/>
    </style:style>
    <style:style style:name="ce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O2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O2"/>
    </style:style>
    <style:style style:name="ce329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O2"/>
    </style:style>
    <style:style style:name="ce330" style:family="table-cell" style:parent-style-name="pas_20_livraison">
      <style:table-cell-properties fo:background-color="#cfe7f5"/>
      <style:map style:condition="cell-content-is-between(1,100)" style:apply-style-name="Fraises" style:base-cell-address="Sheet1.O2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Fraises" style:base-cell-address="Sheet1.O2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  <style:map style:condition="cell-content-is-between(1,100)" style:apply-style-name="Fraises" style:base-cell-address="Sheet1.O2"/>
    </style:style>
    <style:style style:name="ce333" style:family="table-cell" style:parent-style-name="fraises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  <style:map style:condition="cell-content-is-between(1,100)" style:apply-style-name="Fraises" style:base-cell-address="Sheet1.O2"/>
    </style:style>
    <style:style style:name="ce334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  <style:map style:condition="cell-content-is-between(1,100)" style:apply-style-name="Fraises" style:base-cell-address="Sheet1.O2"/>
    </style:style>
    <style:style style:name="ce3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O2"/>
    </style:style>
    <style:style style:name="ce336" style:family="table-cell" style:parent-style-name="pas_20_livraison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map style:condition="cell-content-is-between(1,100)" style:apply-style-name="Fraises" style:base-cell-address="Sheet1.O2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O2"/>
    </style:style>
    <style:style style:name="ce3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/>
      <style:map style:condition="cell-content-is-between(1,100)" style:apply-style-name="Fraises" style:base-cell-address="Sheet1.O2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  <style:map style:condition="cell-content-is-between(1,100)" style:apply-style-name="Fraises" style:base-cell-address="Sheet1.O2"/>
    </style:style>
    <style:style style:name="ce29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color="#ffffff"/>
    </style:style>
    <style:style style:name="ce29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92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/>
    </style:style>
    <style:style style:name="ce293" style:family="table-cell" style:parent-style-name="Default" style:data-style-name="N75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ffffff"/>
    </style:style>
    <style:style style:name="ce294" style:family="table-cell" style:parent-style-name="Default">
      <style:table-cell-properties fo:border-bottom="none" fo:border-left="none" fo:border-right="0.06pt solid #000000" fo:border-top="none"/>
    </style:style>
    <style:style style:name="ce295" style:family="table-cell" style:parent-style-name="Default" style:data-style-name="N7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348" style:family="table-cell" style:parent-style-name="Default">
      <style:table-cell-properties fo:border="0.06pt solid #000000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</style:style>
    <style:style style:name="ce297" style:family="table-cell" style:parent-style-name="Default">
      <style:table-cell-properties fo:background-color="transparent"/>
    </style:style>
    <style:style style:name="ce524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</style:style>
    <style:style style:name="ce525" style:family="table-cell" style:parent-style-name="Default" style:data-style-name="N84">
      <style:table-cell-properties fo:border-bottom="none" fo:background-color="#ccccff" fo:border-left="0.06pt solid #000000" fo:border-right="0.06pt solid #000000" fo:border-top="0.06pt solid #000000"/>
    </style:style>
    <style:style style:name="ce526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  <style:text-properties fo:color="#ff0000"/>
    </style:style>
    <style:style style:name="ce527" style:family="table-cell" style:parent-style-name="Default" style:data-style-name="N84">
      <style:table-cell-properties fo:background-color="transparent" fo:border="0.06pt solid #000000"/>
    </style:style>
    <style:style style:name="ce273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528" style:family="table-cell" style:parent-style-name="Default">
      <style:table-cell-properties fo:background-color="#ccccff" fo:border="0.06pt solid #000000"/>
    </style:style>
    <style:style style:name="ce5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530" style:family="table-cell" style:parent-style-name="Default" style:data-style-name="N84"/>
    <style:style style:name="ce53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color="#00ae00"/>
    </style:style>
    <style:style style:name="ce532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  <style:text-properties fo:color="#6b2394"/>
    </style:style>
    <style:style style:name="ce53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color="#ffcc99"/>
    </style:style>
    <style:style style:name="ce53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0000"/>
    </style:style>
    <style:style style:name="ce5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e6ff00"/>
    </style:style>
    <style:style style:name="ce536" style:family="table-cell" style:parent-style-name="Default">
      <style:table-cell-properties fo:background-color="#996633"/>
    </style:style>
    <style:style style:name="ce537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mm"/>
    </style:style>
    <style:style style:name="ce53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mm"/>
      <style:text-properties fo:color="#663300"/>
    </style:style>
    <style:style style:name="ce540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mm"/>
      <style:text-properties fo:color="#00ae00"/>
    </style:style>
    <style:style style:name="ce541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mm"/>
      <style:text-properties fo:color="#6b2394"/>
    </style:style>
    <style:style style:name="ce54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5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e6ff00"/>
    </style:style>
    <style:style style:name="ce54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mm"/>
    </style:style>
    <style:style style:name="ce54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mm"/>
      <style:text-properties fo:color="#ffffff"/>
    </style:style>
    <style:style style:name="ce3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</office:automatic-styles>
  <office:body>
    <office:spreadsheet>
      <table:table table:name="Sheet1" table:style-name="ta1" table:print-ranges="Sheet1.A1:Sheet1.P213">
        <office:forms form:automatic-focus="false" form:apply-design-mode="false"/>
        <table:table-column table:style-name="co1" table:default-cell-style-name="ce129"/>
        <table:table-column table:style-name="co2" table:default-cell-style-name="ce103"/>
        <table:table-column table:style-name="co3" table:default-cell-style-name="ce129"/>
        <table:table-column table:style-name="co4" table:default-cell-style-name="ce103"/>
        <table:table-column table:style-name="co5" table:number-columns-repeated="3" table:default-cell-style-name="ce129"/>
        <table:table-column table:style-name="co6" table:default-cell-style-name="ce129"/>
        <table:table-column table:style-name="co3" table:default-cell-style-name="ce129"/>
        <table:table-column table:style-name="co3" table:default-cell-style-name="ce228"/>
        <table:table-column table:style-name="co3" table:default-cell-style-name="ce129"/>
        <table:table-column table:style-name="co3" table:number-columns-repeated="4" table:default-cell-style-name="ce257"/>
        <table:table-column table:style-name="co7" table:default-cell-style-name="ce129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0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ates</text:p>
          </table:table-cell>
          <table:table-cell table:style-name="ce34" office:value-type="string" calcext:value-type="string">
            <text:p>Légumes</text:p>
          </table:table-cell>
          <table:table-cell table:style-name="ce46" office:value-type="string" calcext:value-type="string">
            <text:p>Pains</text:p>
          </table:table-cell>
          <table:table-cell table:style-name="ce34" office:value-type="string" calcext:value-type="string">
            <text:p>Oeufs</text:p>
          </table:table-cell>
          <table:table-cell table:style-name="ce46" office:value-type="string" calcext:value-type="string">
            <text:p>Poulets </text:p>
            <text:p>1/mois</text:p>
          </table:table-cell>
          <table:table-cell table:style-name="ce46" office:value-type="string" calcext:value-type="string">
            <text:p>Poulets</text:p>
            <text:p>2/mois</text:p>
          </table:table-cell>
          <table:table-cell table:style-name="ce155" office:value-type="string" calcext:value-type="string">
            <text:p>Champi</text:p>
          </table:table-cell>
          <table:table-cell table:style-name="ce181" office:value-type="string" calcext:value-type="string">
            <text:p>Produits</text:p>
            <text:p>Laitiers</text:p>
          </table:table-cell>
          <table:table-cell table:style-name="ce181" office:value-type="string" calcext:value-type="string">
            <text:p>Tomme</text:p>
          </table:table-cell>
          <table:table-cell table:style-name="ce155" office:value-type="string" calcext:value-type="string">
            <text:p>Pommes</text:p>
          </table:table-cell>
          <table:table-cell table:style-name="ce155" office:value-type="string" calcext:value-type="string">
            <text:p>Chèvre</text:p>
          </table:table-cell>
          <table:table-cell table:style-name="ce155" office:value-type="string" calcext:value-type="string">
            <text:p>Kiwis</text:p>
          </table:table-cell>
          <table:table-cell table:style-name="ce155" office:value-type="string" calcext:value-type="string">
            <text:p>Millet</text:p>
          </table:table-cell>
          <table:table-cell table:style-name="ce155" office:value-type="string" calcext:value-type="string">
            <text:p>Pâtes</text:p>
          </table:table-cell>
          <table:table-cell table:style-name="ce155" office:value-type="string" calcext:value-type="string">
            <text:p>Tisanes</text:p>
          </table:table-cell>
          <table:table-cell table:style-name="ce26" office:value-type="string" calcext:value-type="string">
            <text:p>Commentaires</text:p>
          </table:table-cell>
          <table:table-cell table:style-name="ce296"/>
          <table:table-cell table:style-name="ce297" table:number-columns-repeated="4"/>
          <table:table-cell table:style-name="ce296" table:number-columns-repeated="1000"/>
          <table:table-cell/>
        </table:table-row>
        <table:table-row table:style-name="ro2" table:visibility="collapse">
          <table:table-cell table:style-name="ce26"/>
          <table:table-cell table:style-name="ce11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51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200" office:value-type="string" calcext:value-type="string">
            <text:p>x</text:p>
          </table:table-cell>
          <table:table-cell table:style-name="ce231" office:value-type="string" calcext:value-type="string">
            <text:p>X</text:p>
          </table:table-cell>
          <table:table-cell table:style-name="ce263" office:value-type="string" calcext:value-type="string">
            <text:p>x</text:p>
          </table:table-cell>
          <table:table-cell table:style-name="ce289" office:value-type="string" calcext:value-type="string">
            <text:p>x</text:p>
          </table:table-cell>
          <table:table-cell table:style-name="pates"/>
          <table:table-cell table:style-name="ce325"/>
          <table:table-cell table:style-name="ce26"/>
          <table:table-cell table:style-name="ce296"/>
          <table:table-cell table:style-name="ce297" table:number-columns-repeated="4"/>
          <table:table-cell table:style-name="ce296" table:number-columns-repeated="1000"/>
          <table:table-cell/>
        </table:table-row>
        <table:table-row table:style-name="ro3" table:visibility="collapse">
          <table:table-cell table:style-name="ce27" office:value-type="date" office:date-value="2016-10-07" calcext:value-type="date">
            <text:p>7 oct. 2016</text:p>
          </table:table-cell>
          <table:table-cell table:style-name="ce12" table:formula="of:=MIN(#REF!)-1" office:value-type="string" office:string-value="Err :511" calcext:value-type="string">
            <text:p>Err :511</text:p>
          </table:table-cell>
          <table:table-cell table:style-name="ce47" office:value-type="string" calcext:value-type="string">
            <text:p><text:s/></text:p>
          </table:table-cell>
          <table:table-cell table:style-name="ce82" office:value-type="float" office:value="48" calcext:value-type="float">
            <text:p>48</text:p>
          </table:table-cell>
          <table:table-cell table:style-name="ce74" office:value-type="float" office:value="22" calcext:value-type="float">
            <text:p>22</text:p>
          </table:table-cell>
          <table:table-cell table:style-name="ce99"/>
          <table:table-cell table:style-name="ce134"/>
          <table:table-cell table:style-name="ce152"/>
          <table:table-cell table:style-name="ce171"/>
          <table:table-cell table:style-name="ce201"/>
          <table:table-cell table:style-name="ce232" office:value-type="float" office:value="3" calcext:value-type="float">
            <text:p>3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4" table:visibility="collapse">
          <table:table-cell table:style-name="ce27" table:formula="of:=[.A3]+7" office:value-type="date" office:date-value="2016-10-14" calcext:value-type="date">
            <text:p>14 oct. 2016</text:p>
          </table:table-cell>
          <table:table-cell table:style-name="ce12" office:value-type="float" office:value="48" calcext:value-type="float">
            <text:p>48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3:.D$3])-1" office:value-type="float" office:value="47" calcext:value-type="float">
            <text:p>47</text:p>
          </table:table-cell>
          <table:table-cell table:style-name="ce76"/>
          <table:table-cell table:style-name="ce99"/>
          <table:table-cell table:style-name="ce134" office:value-type="float" office:value="11" calcext:value-type="float">
            <text:p>11</text:p>
          </table:table-cell>
          <table:table-cell table:style-name="ce153" office:value-type="float" office:value="1" calcext:value-type="float">
            <text:p>1</text:p>
          </table:table-cell>
          <table:table-cell table:style-name="ce172"/>
          <table:table-cell table:style-name="ce200" office:value-type="float" office:value="5" calcext:value-type="float">
            <text:p>5</text:p>
          </table:table-cell>
          <table:table-cell table:style-name="ce232"/>
          <table:table-cell table:style-name="ce268" office:value-type="float" office:value="4" calcext:value-type="float">
            <text:p>4</text:p>
          </table:table-cell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4" table:visibility="collapse">
          <table:table-cell table:style-name="ce27" table:formula="of:=[.A4]+7" office:value-type="date" office:date-value="2016-10-21" calcext:value-type="date">
            <text:p>21 oct. 2016</text:p>
          </table:table-cell>
          <table:table-cell table:style-name="ce12" table:formula="of:=MIN([.B$4:.B4])-1" office:value-type="float" office:value="47" calcext:value-type="float">
            <text:p>47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4])-1" office:value-type="float" office:value="46" calcext:value-type="float">
            <text:p>46</text:p>
          </table:table-cell>
          <table:table-cell table:style-name="ce74" table:formula="of:=MIN([.E$3:.E4])-1" office:value-type="float" office:value="21" calcext:value-type="float">
            <text:p>21</text:p>
          </table:table-cell>
          <table:table-cell table:style-name="ce105" office:value-type="float" office:value="12" calcext:value-type="float">
            <text:p>12</text:p>
          </table:table-cell>
          <table:table-cell table:style-name="ce134"/>
          <table:table-cell table:style-name="ce152"/>
          <table:table-cell table:style-name="ce171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4" table:visibility="collapse">
          <table:table-cell table:style-name="ce27" table:formula="of:=[.A5]+7" office:value-type="date" office:date-value="2016-10-28" calcext:value-type="date">
            <text:p>28 oct. 2016</text:p>
          </table:table-cell>
          <table:table-cell table:style-name="ce12" table:formula="of:=MIN([.B$4:.B5])-1" office:value-type="float" office:value="46" calcext:value-type="float">
            <text:p>46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5])-1" office:value-type="float" office:value="45" calcext:value-type="float">
            <text:p>45</text:p>
          </table:table-cell>
          <table:table-cell table:style-name="ce76"/>
          <table:table-cell table:style-name="ce99"/>
          <table:table-cell table:style-name="ce134" office:value-type="float" office:value="10" calcext:value-type="float">
            <text:p>10</text:p>
          </table:table-cell>
          <table:table-cell table:style-name="ce153" office:value-type="float" office:value="20" calcext:value-type="float">
            <text:p>20</text:p>
          </table:table-cell>
          <table:table-cell table:style-name="ce172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4" table:visibility="collapse">
          <table:table-cell table:style-name="ce28" table:formula="of:=[.A6]+7" office:value-type="date" office:date-value="2016-11-04" calcext:value-type="date">
            <text:p>4 nov. 2016</text:p>
          </table:table-cell>
          <table:table-cell table:style-name="ce12" table:formula="of:=MIN([.B$4:.B6])-1" office:value-type="float" office:value="45" calcext:value-type="float">
            <text:p>45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6])-1" office:value-type="float" office:value="44" calcext:value-type="float">
            <text:p>44</text:p>
          </table:table-cell>
          <table:table-cell table:style-name="ce74" table:formula="of:=MIN([.E$3:.E6])-1" office:value-type="float" office:value="20" calcext:value-type="float">
            <text:p>20</text:p>
          </table:table-cell>
          <table:table-cell table:style-name="ce99"/>
          <table:table-cell table:style-name="ce134"/>
          <table:table-cell table:style-name="ce152"/>
          <table:table-cell table:style-name="ce171"/>
          <table:table-cell table:style-name="ce201"/>
          <table:table-cell table:style-name="ce232" office:value-type="float" office:value="2" calcext:value-type="float">
            <text:p>2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4" table:visibility="collapse">
          <table:table-cell table:style-name="ce29" table:formula="of:=[.A7]+6" office:value-type="date" office:date-value="2016-11-10" calcext:value-type="date">
            <text:p>10 nov. 2016</text:p>
          </table:table-cell>
          <table:table-cell table:style-name="ce12" table:formula="of:=MIN([.B$4:.B7])-1" office:value-type="float" office:value="44" calcext:value-type="float">
            <text:p>44</text:p>
          </table:table-cell>
          <table:table-cell table:style-name="ce47"/>
          <table:table-cell table:style-name="ce82" table:formula="of:=MIN([.D$3:.D7])-1" office:value-type="float" office:value="43" calcext:value-type="float">
            <text:p>43</text:p>
          </table:table-cell>
          <table:table-cell table:style-name="ce76"/>
          <table:table-cell table:style-name="ce99"/>
          <table:table-cell table:style-name="ce134"/>
          <table:table-cell table:style-name="ce153" office:value-type="float" office:value="19" calcext:value-type="float">
            <text:p>19</text:p>
          </table:table-cell>
          <table:table-cell table:style-name="ce173" office:value-type="float" office:value="10" calcext:value-type="float">
            <text:p>10</text:p>
          </table:table-cell>
          <table:table-cell table:style-name="ce200" office:value-type="float" office:value="4" calcext:value-type="float">
            <text:p>4</text:p>
          </table:table-cell>
          <table:table-cell table:style-name="ce232"/>
          <table:table-cell table:style-name="ce268" office:value-type="float" office:value="3" calcext:value-type="float">
            <text:p>3</text:p>
          </table:table-cell>
          <table:table-cell table:style-name="ce298"/>
          <table:table-cell table:style-name="ce466"/>
          <table:table-cell table:style-name="ce326"/>
          <table:table-cell table:style-name="ce102" office:value-type="string" calcext:value-type="string">
            <text:p>Livraison le jeudi soir</text:p>
          </table:table-cell>
          <table:table-cell table:number-columns-repeated="1006"/>
        </table:table-row>
        <table:table-row table:style-name="ro4" table:visibility="collapse">
          <table:table-cell table:style-name="ce28" table:formula="of:=[.A8]+8" office:value-type="date" office:date-value="2016-11-18" calcext:value-type="date">
            <text:p>18 nov. 2016</text:p>
          </table:table-cell>
          <table:table-cell table:style-name="ce12" table:formula="of:=MIN([.B$4:.B8])-1" office:value-type="float" office:value="43" calcext:value-type="float">
            <text:p>43</text:p>
          </table:table-cell>
          <table:table-cell table:style-name="ce47" office:value-type="string" calcext:value-type="string">
            <text:p><text:s/></text:p>
          </table:table-cell>
          <table:table-cell table:style-name="ce82" office:value-type="float" office:value="42" calcext:value-type="float">
            <text:p>42</text:p>
          </table:table-cell>
          <table:table-cell table:style-name="ce74" table:formula="of:=MIN([.E$3:.E8])-1" office:value-type="float" office:value="19" calcext:value-type="float">
            <text:p>19</text:p>
          </table:table-cell>
          <table:table-cell table:style-name="ce105" table:formula="of:=MIN([.F$5:.F8])-1" office:value-type="float" office:value="11" calcext:value-type="float">
            <text:p>11</text:p>
          </table:table-cell>
          <table:table-cell table:style-name="ce134"/>
          <table:table-cell table:style-name="ce152"/>
          <table:table-cell table:style-name="ce171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9]+7" office:value-type="date" office:date-value="2016-11-25" calcext:value-type="date">
            <text:p>25 nov. 2016</text:p>
          </table:table-cell>
          <table:table-cell table:style-name="ce12" table:formula="of:=MIN([.B$4:.B9])-1" office:value-type="float" office:value="42" calcext:value-type="float">
            <text:p>42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3:.D$9])-1" office:value-type="float" office:value="41" calcext:value-type="float">
            <text:p>41</text:p>
          </table:table-cell>
          <table:table-cell table:style-name="ce76"/>
          <table:table-cell table:style-name="ce99"/>
          <table:table-cell table:style-name="ce134" office:value-type="float" office:value="9" calcext:value-type="float">
            <text:p>9</text:p>
          </table:table-cell>
          <table:table-cell table:style-name="ce153" office:value-type="float" office:value="18" calcext:value-type="float">
            <text:p>18</text:p>
          </table:table-cell>
          <table:table-cell table:style-name="ce172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7" table:formula="of:=[.A10]+7" office:value-type="date" office:date-value="2016-12-02" calcext:value-type="date">
            <text:p>2 déc. 2016</text:p>
          </table:table-cell>
          <table:table-cell table:style-name="ce12" table:formula="of:=MIN([.B$4:.B10])-1" office:value-type="float" office:value="41" calcext:value-type="float">
            <text:p>41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4:.D$9])-1" office:value-type="float" office:value="41" calcext:value-type="float">
            <text:p>41</text:p>
          </table:table-cell>
          <table:table-cell table:style-name="ce74" table:formula="of:=MIN([.E$3:.E10])-1" office:value-type="float" office:value="18" calcext:value-type="float">
            <text:p>18</text:p>
          </table:table-cell>
          <table:table-cell table:style-name="ce99"/>
          <table:table-cell table:style-name="ce135"/>
          <table:table-cell table:style-name="ce154"/>
          <table:table-cell table:style-name="ce174"/>
          <table:table-cell table:style-name="ce204"/>
          <table:table-cell table:style-name="ce233" office:value-type="float" office:value="1" calcext:value-type="float">
            <text:p>1</text:p>
          </table:table-cell>
          <table:table-cell table:style-name="ce269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11]+7" office:value-type="date" office:date-value="2016-12-09" calcext:value-type="date">
            <text:p>9 déc. 2016</text:p>
          </table:table-cell>
          <table:table-cell table:style-name="ce12" table:formula="of:=MIN([.B$4:.B11])-1" office:value-type="float" office:value="40" calcext:value-type="float">
            <text:p>40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5:.D$9])-1" office:value-type="float" office:value="41" calcext:value-type="float">
            <text:p>41</text:p>
          </table:table-cell>
          <table:table-cell table:style-name="ce77"/>
          <table:table-cell table:style-name="ce99"/>
          <table:table-cell table:style-name="ce135" office:value-type="float" office:value="8" calcext:value-type="float">
            <text:p>8</text:p>
          </table:table-cell>
          <table:table-cell table:style-name="ce153" office:value-type="float" office:value="17" calcext:value-type="float">
            <text:p>17</text:p>
          </table:table-cell>
          <table:table-cell table:style-name="ce173" office:value-type="float" office:value="9" calcext:value-type="float">
            <text:p>9</text:p>
          </table:table-cell>
          <table:table-cell table:style-name="ce200" office:value-type="float" office:value="3" calcext:value-type="float">
            <text:p>3</text:p>
          </table:table-cell>
          <table:table-cell table:style-name="ce233"/>
          <table:table-cell table:style-name="ce268" office:value-type="float" office:value="2" calcext:value-type="float">
            <text:p>2</text:p>
          </table:table-cell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12]+7" office:value-type="date" office:date-value="2016-12-16" calcext:value-type="date">
            <text:p>16 déc. 2016</text:p>
          </table:table-cell>
          <table:table-cell table:style-name="ce12" table:formula="of:=MIN([.B$4:.B12])-1" office:value-type="float" office:value="39" calcext:value-type="float">
            <text:p>39</text:p>
          </table:table-cell>
          <table:table-cell table:style-name="ce47" office:value-type="string" calcext:value-type="string">
            <text:p><text:s/></text:p>
          </table:table-cell>
          <table:table-cell table:style-name="ce83" office:value-type="string" calcext:value-type="string">
            <text:p>38+37</text:p>
          </table:table-cell>
          <table:table-cell table:style-name="ce74" table:formula="of:=MIN([.E$3:.E12])-1" office:value-type="float" office:value="17" calcext:value-type="float">
            <text:p>17</text:p>
          </table:table-cell>
          <table:table-cell table:style-name="ce105" table:formula="of:=MIN([.F$5:.F12])-1" office:value-type="float" office:value="10" calcext:value-type="float">
            <text:p>10</text:p>
          </table:table-cell>
          <table:table-cell table:style-name="ce135"/>
          <table:table-cell table:style-name="ce154"/>
          <table:table-cell table:style-name="ce174"/>
          <table:table-cell table:style-name="ce204"/>
          <table:table-cell table:style-name="ce233"/>
          <table:table-cell table:style-name="ce269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13]+7" office:value-type="date" office:date-value="2016-12-23" calcext:value-type="date">
            <text:p>23 déc. 2016</text:p>
          </table:table-cell>
          <table:table-cell table:style-name="ce13" office:value-type="string" calcext:value-type="string" table:number-columns-spanned="11" table:number-rows-spanned="2">
            <text:p>pas de distribution</text:p>
          </table:table-cell>
          <table:covered-table-cell table:style-name="ce63"/>
          <table:covered-table-cell table:style-name="ce109"/>
          <table:covered-table-cell table:style-name="ce78"/>
          <table:covered-table-cell table:style-name="ce114"/>
          <table:covered-table-cell table:style-name="ce136"/>
          <table:covered-table-cell table:style-name="ce156"/>
          <table:covered-table-cell table:style-name="ce175"/>
          <table:covered-table-cell table:style-name="ce205"/>
          <table:covered-table-cell table:style-name="ce234"/>
          <table:covered-table-cell table:style-name="ce270"/>
          <table:table-cell table:style-name="ce298"/>
          <table:table-cell table:style-name="ce466"/>
          <table:table-cell table:style-name="ce326"/>
          <table:table-cell table:style-name="ce290" office:value-type="string" calcext:value-type="string" table:number-columns-spanned="1" table:number-rows-spanned="2">
            <text:p>vacances de Noël : pas de salle</text:p>
          </table:table-cell>
          <table:table-cell table:number-columns-repeated="1006"/>
        </table:table-row>
        <table:table-row table:style-name="ro5" table:visibility="collapse">
          <table:table-cell table:style-name="ce27" table:formula="of:=[.A14]+7" office:value-type="date" office:date-value="2016-12-30" calcext:value-type="date">
            <text:p>30 déc. 2016</text:p>
          </table:table-cell>
          <table:covered-table-cell table:style-name="ce14"/>
          <table:covered-table-cell table:style-name="ce63"/>
          <table:covered-table-cell table:style-name="ce109"/>
          <table:covered-table-cell table:style-name="ce79"/>
          <table:covered-table-cell table:style-name="ce115"/>
          <table:covered-table-cell table:style-name="ce137"/>
          <table:covered-table-cell table:style-name="ce157"/>
          <table:covered-table-cell table:style-name="ce176"/>
          <table:covered-table-cell table:style-name="ce206"/>
          <table:covered-table-cell table:style-name="ce235"/>
          <table:covered-table-cell table:style-name="ce271"/>
          <table:table-cell table:style-name="ce298"/>
          <table:table-cell table:style-name="ce466"/>
          <table:table-cell table:style-name="ce326"/>
          <table:covered-table-cell table:style-name="ce291"/>
          <table:table-cell table:number-columns-repeated="1006"/>
        </table:table-row>
        <table:table-row table:style-name="ro5" table:visibility="collapse">
          <table:table-cell table:style-name="ce28" table:formula="of:=[.A15]+7" office:value-type="date" office:date-value="2017-01-06" calcext:value-type="date">
            <text:p>6 janv. 2017</text:p>
          </table:table-cell>
          <table:table-cell table:style-name="ce12" table:formula="of:=MIN([.B$4:.B15])-1" office:value-type="float" office:value="38" calcext:value-type="float">
            <text:p>38</text:p>
          </table:table-cell>
          <table:table-cell table:style-name="ce47" office:value-type="string" calcext:value-type="string">
            <text:p><text:s/></text:p>
          </table:table-cell>
          <table:table-cell table:style-name="ce83" office:value-type="string" calcext:value-type="string">
            <text:p>36+35</text:p>
          </table:table-cell>
          <table:table-cell table:style-name="ce76"/>
          <table:table-cell table:style-name="ce99"/>
          <table:table-cell table:style-name="ce134" office:value-type="float" office:value="7" calcext:value-type="float">
            <text:p>7</text:p>
          </table:table-cell>
          <table:table-cell table:style-name="ce153" office:value-type="float" office:value="16" calcext:value-type="float">
            <text:p>16</text:p>
          </table:table-cell>
          <table:table-cell table:style-name="ce173" office:value-type="float" office:value="8" calcext:value-type="float">
            <text:p>8</text:p>
          </table:table-cell>
          <table:table-cell table:style-name="ce200" office:value-type="float" office:value="2" calcext:value-type="float">
            <text:p>2</text:p>
          </table:table-cell>
          <table:table-cell table:style-name="ce232"/>
          <table:table-cell table:style-name="ce268" office:value-type="float" office:value="1" calcext:value-type="float">
            <text:p>1</text:p>
          </table:table-cell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16]+7" office:value-type="date" office:date-value="2017-01-13" calcext:value-type="date">
            <text:p>13 janv. 2017</text:p>
          </table:table-cell>
          <table:table-cell table:style-name="ce12" table:formula="of:=MIN([.B$4:.B16])-1" office:value-type="float" office:value="37" calcext:value-type="float">
            <text:p>37</text:p>
          </table:table-cell>
          <table:table-cell table:style-name="ce47" office:value-type="string" calcext:value-type="string">
            <text:p><text:s/></text:p>
          </table:table-cell>
          <table:table-cell table:style-name="ce82" office:value-type="float" office:value="34" calcext:value-type="float">
            <text:p>34</text:p>
          </table:table-cell>
          <table:table-cell table:style-name="ce74" table:formula="of:=MIN([.E$3:.E16])-1" office:value-type="float" office:value="16" calcext:value-type="float">
            <text:p>16</text:p>
          </table:table-cell>
          <table:table-cell table:style-name="ce105" table:formula="of:=MIN([.F$3:.F16])-1" office:value-type="float" office:value="9" calcext:value-type="float">
            <text:p>9</text:p>
          </table:table-cell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17]+7" office:value-type="date" office:date-value="2017-01-20" calcext:value-type="date">
            <text:p>20 janv. 2017</text:p>
          </table:table-cell>
          <table:table-cell table:style-name="ce12" table:formula="of:=MIN([.B$4:.B17])-1" office:value-type="float" office:value="36" calcext:value-type="float">
            <text:p>36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17])-1" office:value-type="float" office:value="33" calcext:value-type="float">
            <text:p>33</text:p>
          </table:table-cell>
          <table:table-cell table:style-name="ce76"/>
          <table:table-cell table:style-name="ce99"/>
          <table:table-cell table:style-name="ce134" office:value-type="float" office:value="6" calcext:value-type="float">
            <text:p>6</text:p>
          </table:table-cell>
          <table:table-cell table:style-name="ce153" office:value-type="float" office:value="15" calcext:value-type="float">
            <text:p>15</text:p>
          </table:table-cell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18]+7" office:value-type="date" office:date-value="2017-01-27" calcext:value-type="date">
            <text:p>27 janv. 2017</text:p>
          </table:table-cell>
          <table:table-cell table:style-name="ce12" table:formula="of:=MIN([.B$4:.B18])-1" office:value-type="float" office:value="35" calcext:value-type="float">
            <text:p>35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18])-1" office:value-type="float" office:value="32" calcext:value-type="float">
            <text:p>32</text:p>
          </table:table-cell>
          <table:table-cell table:style-name="ce74" table:formula="of:=MIN([.E$3:.E18])-1" office:value-type="float" office:value="15" calcext:value-type="float">
            <text:p>15</text:p>
          </table:table-cell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7" table:formula="of:=[.A19]+7" office:value-type="date" office:date-value="2017-02-03" calcext:value-type="date">
            <text:p>3 févr. 2017</text:p>
          </table:table-cell>
          <table:table-cell table:style-name="ce12" table:formula="of:=MIN([.B$4:.B19])-1" office:value-type="float" office:value="34" calcext:value-type="float">
            <text:p>34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19])-1" office:value-type="float" office:value="31" calcext:value-type="float">
            <text:p>31</text:p>
          </table:table-cell>
          <table:table-cell table:style-name="ce76"/>
          <table:table-cell table:style-name="ce99"/>
          <table:table-cell table:style-name="ce134" office:value-type="float" office:value="5" calcext:value-type="float">
            <text:p>5</text:p>
          </table:table-cell>
          <table:table-cell table:style-name="ce153" office:value-type="float" office:value="14" calcext:value-type="float">
            <text:p>14</text:p>
          </table:table-cell>
          <table:table-cell table:style-name="ce173" office:value-type="float" office:value="7" calcext:value-type="float">
            <text:p>7</text:p>
          </table:table-cell>
          <table:table-cell table:style-name="ce200" office:value-type="float" office:value="1" calcext:value-type="float">
            <text:p>1</text:p>
          </table:table-cell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20]+7" office:value-type="date" office:date-value="2017-02-10" calcext:value-type="date">
            <text:p>10 févr. 2017</text:p>
          </table:table-cell>
          <table:table-cell table:style-name="ce12" table:formula="of:=MIN([.B$4:.B20])-1" office:value-type="float" office:value="33" calcext:value-type="float">
            <text:p>33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0])-1" office:value-type="float" office:value="30" calcext:value-type="float">
            <text:p>30</text:p>
          </table:table-cell>
          <table:table-cell table:style-name="ce74" table:formula="of:=MIN([.E$3:.E20])-1" office:value-type="float" office:value="14" calcext:value-type="float">
            <text:p>14</text:p>
          </table:table-cell>
          <table:table-cell table:style-name="ce105" table:formula="of:=MIN([.F$3:.F20])-1" office:value-type="float" office:value="8" calcext:value-type="float">
            <text:p>8</text:p>
          </table:table-cell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21]+7" office:value-type="date" office:date-value="2017-02-17" calcext:value-type="date">
            <text:p>17 févr. 2017</text:p>
          </table:table-cell>
          <table:table-cell table:style-name="ce12" table:formula="of:=MIN([.B$4:.B21])-1" office:value-type="float" office:value="32" calcext:value-type="float">
            <text:p>32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1])-1" office:value-type="float" office:value="29" calcext:value-type="float">
            <text:p>29</text:p>
          </table:table-cell>
          <table:table-cell table:style-name="ce76"/>
          <table:table-cell table:style-name="ce99"/>
          <table:table-cell table:style-name="ce134" office:value-type="float" office:value="4" calcext:value-type="float">
            <text:p>4</text:p>
          </table:table-cell>
          <table:table-cell table:style-name="ce153" office:value-type="float" office:value="13" calcext:value-type="float">
            <text:p>13</text:p>
          </table:table-cell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22]+7" office:value-type="date" office:date-value="2017-02-24" calcext:value-type="date">
            <text:p>24 févr. 2017</text:p>
          </table:table-cell>
          <table:table-cell table:style-name="ce12" table:formula="of:=MIN([.B$4:.B22])-1" office:value-type="float" office:value="31" calcext:value-type="float">
            <text:p>31</text:p>
          </table:table-cell>
          <table:table-cell table:style-name="ce47"/>
          <table:table-cell table:style-name="ce82" table:formula="of:=MIN([.D$3:.D22])-1" office:value-type="float" office:value="28" calcext:value-type="float">
            <text:p>28</text:p>
          </table:table-cell>
          <table:table-cell table:style-name="ce74" table:formula="of:=MIN([.E$3:.E22])-1" office:value-type="float" office:value="13" calcext:value-type="float">
            <text:p>13</text:p>
          </table:table-cell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table:formula="of:=[.A23]+7" office:value-type="date" office:date-value="2017-03-03" calcext:value-type="date">
            <text:p>3 mars 2017</text:p>
          </table:table-cell>
          <table:table-cell table:style-name="ce12" table:formula="of:=MIN([.B$4:.B23])-1" office:value-type="float" office:value="30" calcext:value-type="float">
            <text:p>30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3])-1" office:value-type="float" office:value="27" calcext:value-type="float">
            <text:p>27</text:p>
          </table:table-cell>
          <table:table-cell table:style-name="ce76"/>
          <table:table-cell table:style-name="ce99"/>
          <table:table-cell table:style-name="ce134" office:value-type="float" office:value="3" calcext:value-type="float">
            <text:p>3</text:p>
          </table:table-cell>
          <table:table-cell table:style-name="ce153" office:value-type="float" office:value="12" calcext:value-type="float">
            <text:p>12</text:p>
          </table:table-cell>
          <table:table-cell table:style-name="ce173" office:value-type="float" office:value="6" calcext:value-type="float">
            <text:p>6</text:p>
          </table:table-cell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24]+7" office:value-type="date" office:date-value="2017-03-10" calcext:value-type="date">
            <text:p>10 mars 2017</text:p>
          </table:table-cell>
          <table:table-cell table:style-name="ce12" table:formula="of:=MIN([.B$4:.B24])-1" office:value-type="float" office:value="29" calcext:value-type="float">
            <text:p>29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4])-1" office:value-type="float" office:value="26" calcext:value-type="float">
            <text:p>26</text:p>
          </table:table-cell>
          <table:table-cell table:style-name="ce74" table:formula="of:=MIN([.E$3:.E24])-1" office:value-type="float" office:value="12" calcext:value-type="float">
            <text:p>12</text:p>
          </table:table-cell>
          <table:table-cell table:style-name="ce105" table:formula="of:=MIN([.F$3:.F24])-1" office:value-type="float" office:value="7" calcext:value-type="float">
            <text:p>7</text:p>
          </table:table-cell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25]+7" office:value-type="date" office:date-value="2017-03-17" calcext:value-type="date">
            <text:p>17 mars 2017</text:p>
          </table:table-cell>
          <table:table-cell table:style-name="ce12" table:formula="of:=MIN([.B$4:.B25])-1" office:value-type="float" office:value="28" calcext:value-type="float">
            <text:p>28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5])-1" office:value-type="float" office:value="25" calcext:value-type="float">
            <text:p>25</text:p>
          </table:table-cell>
          <table:table-cell table:style-name="ce76"/>
          <table:table-cell table:style-name="ce99"/>
          <table:table-cell table:style-name="ce134" office:value-type="float" office:value="2" calcext:value-type="float">
            <text:p>2</text:p>
          </table:table-cell>
          <table:table-cell table:style-name="ce153" office:value-type="float" office:value="11" calcext:value-type="float">
            <text:p>11</text:p>
          </table:table-cell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26]+7" office:value-type="date" office:date-value="2017-03-24" calcext:value-type="date">
            <text:p>24 mars 2017</text:p>
          </table:table-cell>
          <table:table-cell table:style-name="ce12" table:formula="of:=MIN([.B$4:.B26])-1" office:value-type="float" office:value="27" calcext:value-type="float">
            <text:p>27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6])-1" office:value-type="float" office:value="24" calcext:value-type="float">
            <text:p>24</text:p>
          </table:table-cell>
          <table:table-cell table:style-name="ce74" table:formula="of:=MIN([.E$3:.E26])-1" office:value-type="float" office:value="11" calcext:value-type="float">
            <text:p>11</text:p>
          </table:table-cell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27]+7" office:value-type="date" office:date-value="2017-03-31" calcext:value-type="date">
            <text:p>31 mars 2017</text:p>
          </table:table-cell>
          <table:table-cell table:style-name="ce12" table:formula="of:=MIN([.B$4:.B27])-1" office:value-type="float" office:value="26" calcext:value-type="float">
            <text:p>26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7])-1" office:value-type="float" office:value="23" calcext:value-type="float">
            <text:p>23</text:p>
          </table:table-cell>
          <table:table-cell table:style-name="ce76"/>
          <table:table-cell table:style-name="ce99"/>
          <table:table-cell table:style-name="ce134" office:value-type="float" office:value="1" calcext:value-type="float">
            <text:p>1</text:p>
          </table:table-cell>
          <table:table-cell table:style-name="ce153" office:value-type="float" office:value="10" calcext:value-type="float">
            <text:p>10</text:p>
          </table:table-cell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7" table:formula="of:=[.A28]+7" office:value-type="date" office:date-value="2017-04-07" calcext:value-type="date">
            <text:p>7 avr. 2017</text:p>
          </table:table-cell>
          <table:table-cell table:style-name="ce12" table:formula="of:=MIN([.B$4:.B28])-1" office:value-type="float" office:value="25" calcext:value-type="float">
            <text:p>25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8])-1" office:value-type="float" office:value="22" calcext:value-type="float">
            <text:p>22</text:p>
          </table:table-cell>
          <table:table-cell table:style-name="ce74" table:formula="of:=MIN([.E$3:.E28])-1" office:value-type="float" office:value="10" calcext:value-type="float">
            <text:p>10</text:p>
          </table:table-cell>
          <table:table-cell table:style-name="ce105" table:formula="of:=MIN([.F$3:.F28])-1" office:value-type="float" office:value="6" calcext:value-type="float">
            <text:p>6</text:p>
          </table:table-cell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29]+7" office:value-type="date" office:date-value="2017-04-14" calcext:value-type="date">
            <text:p>14 avr. 2017</text:p>
          </table:table-cell>
          <table:table-cell table:style-name="ce12" table:formula="of:=MIN([.B$4:.B29])-1" office:value-type="float" office:value="24" calcext:value-type="float">
            <text:p>24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29])-1" office:value-type="float" office:value="21" calcext:value-type="float">
            <text:p>21</text:p>
          </table:table-cell>
          <table:table-cell table:style-name="ce76"/>
          <table:table-cell table:style-name="ce99"/>
          <table:table-cell table:style-name="ce134" office:value-type="float" office:value="25" calcext:value-type="float">
            <text:p>25</text:p>
          </table:table-cell>
          <table:table-cell table:style-name="ce153" office:value-type="float" office:value="9" calcext:value-type="float">
            <text:p>9</text:p>
          </table:table-cell>
          <table:table-cell table:style-name="ce173" office:value-type="float" office:value="5" calcext:value-type="float">
            <text:p>5</text:p>
          </table:table-cell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30]+7" office:value-type="date" office:date-value="2017-04-21" calcext:value-type="date">
            <text:p>21 avr. 2017</text:p>
          </table:table-cell>
          <table:table-cell table:style-name="ce12" table:formula="of:=MIN([.B$4:.B30])-1" office:value-type="float" office:value="23" calcext:value-type="float">
            <text:p>23</text:p>
          </table:table-cell>
          <table:table-cell table:style-name="ce65"/>
          <table:table-cell table:style-name="ce82" table:formula="of:=MIN([.D$3:.D30])-1" office:value-type="float" office:value="20" calcext:value-type="float">
            <text:p>20</text:p>
          </table:table-cell>
          <table:table-cell table:style-name="ce74" table:formula="of:=MIN([.E$3:.E30])-1" office:value-type="float" office:value="9" calcext:value-type="float">
            <text:p>9</text:p>
          </table:table-cell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31]+7" office:value-type="date" office:date-value="2017-04-28" calcext:value-type="date">
            <text:p>28 avr. 2017</text:p>
          </table:table-cell>
          <table:table-cell table:style-name="ce12" table:formula="of:=MIN([.B$4:.B31])-1" office:value-type="float" office:value="22" calcext:value-type="float">
            <text:p>22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31])-1" office:value-type="float" office:value="19" calcext:value-type="float">
            <text:p>19</text:p>
          </table:table-cell>
          <table:table-cell table:style-name="ce76"/>
          <table:table-cell table:style-name="ce99"/>
          <table:table-cell table:style-name="ce134" table:formula="of:=MIN([.G$30:.G31])-1" office:value-type="float" office:value="24" calcext:value-type="float">
            <text:p>24</text:p>
          </table:table-cell>
          <table:table-cell table:style-name="ce153" office:value-type="float" office:value="8" calcext:value-type="float">
            <text:p>8</text:p>
          </table:table-cell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table:formula="of:=[.A32]+7" office:value-type="date" office:date-value="2017-05-05" calcext:value-type="date">
            <text:p>5 mai 2017</text:p>
          </table:table-cell>
          <table:table-cell table:style-name="ce12" table:formula="of:=MIN([.B$4:.B32])-1" office:value-type="float" office:value="21" calcext:value-type="float">
            <text:p>21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32])-1" office:value-type="float" office:value="18" calcext:value-type="float">
            <text:p>18</text:p>
          </table:table-cell>
          <table:table-cell table:style-name="ce74" table:formula="of:=MIN([.E$3:.E32])-1" office:value-type="float" office:value="8" calcext:value-type="float">
            <text:p>8</text:p>
          </table:table-cell>
          <table:table-cell table:style-name="ce105" table:formula="of:=MIN([.F$3:.F32])-1" office:value-type="float" office:value="5" calcext:value-type="float">
            <text:p>5</text:p>
          </table:table-cell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33]+7" office:value-type="date" office:date-value="2017-05-12" calcext:value-type="date">
            <text:p>12 mai 2017</text:p>
          </table:table-cell>
          <table:table-cell table:style-name="ce12" table:formula="of:=MIN([.B$4:.B33])-1" office:value-type="float" office:value="20" calcext:value-type="float">
            <text:p>20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33])-1" office:value-type="float" office:value="17" calcext:value-type="float">
            <text:p>17</text:p>
          </table:table-cell>
          <table:table-cell table:style-name="ce76"/>
          <table:table-cell table:style-name="ce99"/>
          <table:table-cell table:style-name="ce134" table:formula="of:=MIN([.G$30:.G33])-1" office:value-type="float" office:value="23" calcext:value-type="float">
            <text:p>23</text:p>
          </table:table-cell>
          <table:table-cell table:style-name="ce153" office:value-type="float" office:value="7" calcext:value-type="float">
            <text:p>7</text:p>
          </table:table-cell>
          <table:table-cell table:style-name="ce173" office:value-type="float" office:value="4" calcext:value-type="float">
            <text:p>4</text:p>
          </table:table-cell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34]+7" office:value-type="date" office:date-value="2017-05-19" calcext:value-type="date">
            <text:p>19 mai 2017</text:p>
          </table:table-cell>
          <table:table-cell table:style-name="ce12" table:formula="of:=MIN([.B$4:.B34])-1" office:value-type="float" office:value="19" calcext:value-type="float">
            <text:p>19</text:p>
          </table:table-cell>
          <table:table-cell table:style-name="ce47" office:value-type="string" calcext:value-type="string">
            <text:p><text:s/></text:p>
          </table:table-cell>
          <table:table-cell table:style-name="ce83" office:value-type="string" calcext:value-type="string">
            <text:p>16+15</text:p>
          </table:table-cell>
          <table:table-cell table:style-name="ce74" table:formula="of:=MIN([.E$3:.E34])-1" office:value-type="float" office:value="7" calcext:value-type="float">
            <text:p>7</text:p>
          </table:table-cell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35]+7" office:value-type="date" office:date-value="2017-05-26" calcext:value-type="date">
            <text:p>26 mai 2017</text:p>
          </table:table-cell>
          <table:table-cell table:style-name="ce15" office:value-type="string" calcext:value-type="string" table:number-columns-spanned="11" table:number-rows-spanned="1">
            <text:p>pas de distribution</text:p>
          </table:table-cell>
          <table:covered-table-cell table:style-name="ce50"/>
          <table:covered-table-cell table:style-name="ce64"/>
          <table:covered-table-cell table:style-name="ce80"/>
          <table:covered-table-cell table:style-name="ce116"/>
          <table:covered-table-cell table:style-name="ce138"/>
          <table:covered-table-cell table:style-name="ce158"/>
          <table:covered-table-cell table:style-name="ce177"/>
          <table:covered-table-cell table:style-name="ce207"/>
          <table:covered-table-cell table:style-name="ce236"/>
          <table:covered-table-cell table:style-name="ce272"/>
          <table:table-cell table:style-name="ce299"/>
          <table:table-cell table:style-name="ce261"/>
          <table:table-cell table:style-name="ce327"/>
          <table:table-cell table:style-name="ce292" office:value-type="string" calcext:value-type="string">
            <text:p>pont de l'ascension</text:p>
          </table:table-cell>
          <table:table-cell table:number-columns-repeated="1006"/>
        </table:table-row>
        <table:table-row table:style-name="ro5" table:visibility="collapse">
          <table:table-cell table:style-name="ce27" table:formula="of:=[.A36]+7" office:value-type="date" office:date-value="2017-06-02" calcext:value-type="date">
            <text:p>2 juin 2017</text:p>
          </table:table-cell>
          <table:table-cell table:style-name="ce12" table:formula="of:=MIN([.B$4:.B36])-1" office:value-type="float" office:value="18" calcext:value-type="float">
            <text:p>18</text:p>
          </table:table-cell>
          <table:table-cell table:style-name="ce47" office:value-type="string" calcext:value-type="string">
            <text:p><text:s/></text:p>
          </table:table-cell>
          <table:table-cell table:style-name="ce82" office:value-type="float" office:value="14" calcext:value-type="float">
            <text:p>14</text:p>
          </table:table-cell>
          <table:table-cell table:style-name="ce74" table:formula="of:=MIN([.E$3:.E36])-1" office:value-type="float" office:value="6" calcext:value-type="float">
            <text:p>6</text:p>
          </table:table-cell>
          <table:table-cell table:style-name="ce105" table:formula="of:=MIN([.F$3:.F36])-1" office:value-type="float" office:value="4" calcext:value-type="float">
            <text:p>4</text:p>
          </table:table-cell>
          <table:table-cell table:style-name="ce134"/>
          <table:table-cell table:style-name="ce152"/>
          <table:table-cell table:style-name="ce178" table:number-columns-spanned="15" table:number-rows-spanned="1"/>
          <table:covered-table-cell table:style-name="ce208"/>
          <table:covered-table-cell table:style-name="ce237"/>
          <table:covered-table-cell table:style-name="ce274"/>
          <table:covered-table-cell table:style-name="ce300"/>
          <table:covered-table-cell table:style-name="ce250"/>
          <table:covered-table-cell table:style-name="ce328"/>
          <table:covered-table-cell table:style-name="ce31"/>
          <table:covered-table-cell table:number-columns-repeated="7"/>
          <table:table-cell table:number-columns-repeated="999"/>
        </table:table-row>
        <table:table-row table:style-name="ro5" table:visibility="collapse">
          <table:table-cell table:style-name="ce27" table:formula="of:=[.A37]+7" office:value-type="date" office:date-value="2017-06-09" calcext:value-type="date">
            <text:p>9 juin 2017</text:p>
          </table:table-cell>
          <table:table-cell table:style-name="ce12" table:formula="of:=MIN([.B$4:.B37])-1" office:value-type="float" office:value="17" calcext:value-type="float">
            <text:p>17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37])-1" office:value-type="float" office:value="13" calcext:value-type="float">
            <text:p>13</text:p>
          </table:table-cell>
          <table:table-cell table:style-name="ce76"/>
          <table:table-cell table:style-name="ce99"/>
          <table:table-cell table:style-name="ce134" table:formula="of:=MIN([.G$30:.G37])-1" office:value-type="float" office:value="22" calcext:value-type="float">
            <text:p>22</text:p>
          </table:table-cell>
          <table:table-cell table:style-name="ce153" office:value-type="float" office:value="6" calcext:value-type="float">
            <text:p>6</text:p>
          </table:table-cell>
          <table:table-cell table:style-name="ce173" office:value-type="float" office:value="3" calcext:value-type="float">
            <text:p>3</text:p>
          </table:table-cell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38]+7" office:value-type="date" office:date-value="2017-06-16" calcext:value-type="date">
            <text:p>16 juin 2017</text:p>
          </table:table-cell>
          <table:table-cell table:style-name="ce12" table:formula="of:=MIN([.B$4:.B38])-1" office:value-type="float" office:value="16" calcext:value-type="float">
            <text:p>16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38])-1" office:value-type="float" office:value="12" calcext:value-type="float">
            <text:p>12</text:p>
          </table:table-cell>
          <table:table-cell table:style-name="ce74" table:formula="of:=MIN([.E$3:.E38])-1" office:value-type="float" office:value="5" calcext:value-type="float">
            <text:p>5</text:p>
          </table:table-cell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39]+7" office:value-type="date" office:date-value="2017-06-23" calcext:value-type="date">
            <text:p>23 juin 2017</text:p>
          </table:table-cell>
          <table:table-cell table:style-name="ce12" table:formula="of:=MIN([.B$4:.B39])-1" office:value-type="float" office:value="15" calcext:value-type="float">
            <text:p>15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39])-1" office:value-type="float" office:value="11" calcext:value-type="float">
            <text:p>11</text:p>
          </table:table-cell>
          <table:table-cell table:style-name="ce76"/>
          <table:table-cell table:style-name="ce99"/>
          <table:table-cell table:style-name="ce134" table:formula="of:=MIN([.G$30:.G39])-1" office:value-type="float" office:value="21" calcext:value-type="float">
            <text:p>21</text:p>
          </table:table-cell>
          <table:table-cell table:style-name="ce153" office:value-type="float" office:value="5" calcext:value-type="float">
            <text:p>5</text:p>
          </table:table-cell>
          <table:table-cell table:style-name="ce174"/>
          <table:table-cell table:style-name="ce201"/>
          <table:table-cell table:style-name="ce232" office:value-type="float" office:value="8" calcext:value-type="float">
            <text:p>8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31" office:value-type="string" calcext:value-type="string">
            <text:p>Nouveau contrat Chevre</text:p>
          </table:table-cell>
          <table:table-cell table:number-columns-repeated="1006"/>
        </table:table-row>
        <table:table-row table:style-name="ro5" table:visibility="collapse">
          <table:table-cell table:style-name="ce27" table:formula="of:=[.A40]+7" office:value-type="date" office:date-value="2017-06-30" calcext:value-type="date">
            <text:p>30 juin 2017</text:p>
          </table:table-cell>
          <table:table-cell table:style-name="ce12" table:formula="of:=MIN([.B$4:.B40])-1" office:value-type="float" office:value="14" calcext:value-type="float">
            <text:p>14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40])-1" office:value-type="float" office:value="10" calcext:value-type="float">
            <text:p>10</text:p>
          </table:table-cell>
          <table:table-cell table:style-name="ce74" table:formula="of:=MIN([.E$3:.E40])-1" office:value-type="float" office:value="4" calcext:value-type="float">
            <text:p>4</text:p>
          </table:table-cell>
          <table:table-cell table:style-name="ce105" table:formula="of:=MIN([.F$3:.F40])-1" office:value-type="float" office:value="3" calcext:value-type="float">
            <text:p>3</text:p>
          </table:table-cell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8" table:formula="of:=[.A41]+7" office:value-type="date" office:date-value="2017-07-07" calcext:value-type="date">
            <text:p>7 juil. 2017</text:p>
          </table:table-cell>
          <table:table-cell table:style-name="ce12" table:formula="of:=MIN([.B$4:.B41])-1" office:value-type="float" office:value="13" calcext:value-type="float">
            <text:p>13</text:p>
          </table:table-cell>
          <table:table-cell table:style-name="ce47" office:value-type="string" calcext:value-type="string">
            <text:p><text:s/></text:p>
          </table:table-cell>
          <table:table-cell table:style-name="ce83" office:value-type="string" calcext:value-type="string">
            <text:p>9+8</text:p>
          </table:table-cell>
          <table:table-cell table:style-name="ce76"/>
          <table:table-cell table:style-name="ce99"/>
          <table:table-cell table:style-name="ce134" table:formula="of:=MIN([.G$30:.G41])-1" office:value-type="float" office:value="20" calcext:value-type="float">
            <text:p>20</text:p>
          </table:table-cell>
          <table:table-cell table:style-name="ce152"/>
          <table:table-cell table:style-name="ce174"/>
          <table:table-cell table:style-name="ce201"/>
          <table:table-cell table:style-name="ce232" office:value-type="float" office:value="7" calcext:value-type="float">
            <text:p>7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42]+7" office:value-type="date" office:date-value="2017-07-14" calcext:value-type="date">
            <text:p>14 juil. 2017</text:p>
          </table:table-cell>
          <table:table-cell table:style-name="ce12" table:formula="of:=MIN([.B$4:.B42])-1" office:value-type="float" office:value="12" calcext:value-type="float">
            <text:p>12</text:p>
          </table:table-cell>
          <table:table-cell table:style-name="ce65"/>
          <table:table-cell table:style-name="ce183"/>
          <table:table-cell table:style-name="ce76"/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43]+7" office:value-type="date" office:date-value="2017-07-21" calcext:value-type="date">
            <text:p>21 juil. 2017</text:p>
          </table:table-cell>
          <table:table-cell table:style-name="ce12" table:formula="of:=MIN([.B$4:.B43])-1" office:value-type="float" office:value="11" calcext:value-type="float">
            <text:p>11</text:p>
          </table:table-cell>
          <table:table-cell table:style-name="ce47" office:value-type="string" calcext:value-type="string">
            <text:p><text:s/></text:p>
          </table:table-cell>
          <table:table-cell table:style-name="ce183"/>
          <table:table-cell table:style-name="ce76"/>
          <table:table-cell table:style-name="ce99"/>
          <table:table-cell table:style-name="ce134" table:formula="of:=MIN([.G$30:.G43])-1" office:value-type="float" office:value="19" calcext:value-type="float">
            <text:p>19</text:p>
          </table:table-cell>
          <table:table-cell table:style-name="ce152"/>
          <table:table-cell table:style-name="ce174"/>
          <table:table-cell table:style-name="ce201"/>
          <table:table-cell table:style-name="ce232" office:value-type="string" calcext:value-type="string">
            <text:p>X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8" table:formula="of:=[.A44]+7" office:value-type="date" office:date-value="2017-07-28" calcext:value-type="date">
            <text:p>28 juil. 2017</text:p>
          </table:table-cell>
          <table:table-cell table:style-name="ce12" table:formula="of:=MIN([.B$4:.B44])-1" office:value-type="float" office:value="10" calcext:value-type="float">
            <text:p>10</text:p>
          </table:table-cell>
          <table:table-cell table:style-name="ce65"/>
          <table:table-cell table:style-name="ce183"/>
          <table:table-cell table:style-name="ce76"/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5" table:visibility="collapse">
          <table:table-cell table:style-name="ce27" table:formula="of:=[.A45]+7" office:value-type="date" office:date-value="2017-08-04" calcext:value-type="date">
            <text:p>4 août 2017</text:p>
          </table:table-cell>
          <table:table-cell table:style-name="ce12" table:formula="of:=MIN([.B$4:.B45])-1" office:value-type="float" office:value="9" calcext:value-type="float">
            <text:p>9</text:p>
          </table:table-cell>
          <table:table-cell table:style-name="ce65"/>
          <table:table-cell table:style-name="ce183"/>
          <table:table-cell table:style-name="ce76"/>
          <table:table-cell table:style-name="ce99"/>
          <table:table-cell table:style-name="ce134" table:formula="of:=MIN([.G$30:.G45])-1" office:value-type="float" office:value="18" calcext:value-type="float">
            <text:p>18</text:p>
          </table:table-cell>
          <table:table-cell table:style-name="ce152"/>
          <table:table-cell table:style-name="ce174"/>
          <table:table-cell table:style-name="ce201"/>
          <table:table-cell table:style-name="ce232" office:value-type="float" office:value="6" calcext:value-type="float">
            <text:p>6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46]+7" office:value-type="date" office:date-value="2017-08-11" calcext:value-type="date">
            <text:p>11 août 2017</text:p>
          </table:table-cell>
          <table:table-cell table:style-name="ce12" table:formula="of:=MIN([.B$4:.B46])-1" office:value-type="float" office:value="8" calcext:value-type="float">
            <text:p>8</text:p>
          </table:table-cell>
          <table:table-cell table:style-name="ce65"/>
          <table:table-cell table:style-name="ce183"/>
          <table:table-cell table:style-name="ce76"/>
          <table:table-cell table:style-name="ce99"/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47]+7" office:value-type="date" office:date-value="2017-08-18" calcext:value-type="date">
            <text:p>18 août 2017</text:p>
          </table:table-cell>
          <table:table-cell table:style-name="ce12" table:formula="of:=MIN([.B$4:.B47])-1" office:value-type="float" office:value="7" calcext:value-type="float">
            <text:p>7</text:p>
          </table:table-cell>
          <table:table-cell table:style-name="ce65"/>
          <table:table-cell table:style-name="ce82" office:value-type="float" office:value="7" calcext:value-type="float">
            <text:p>7</text:p>
          </table:table-cell>
          <table:table-cell table:style-name="ce76"/>
          <table:table-cell table:style-name="ce99"/>
          <table:table-cell table:style-name="ce134" table:formula="of:=MIN([.G$30:.G47])-1" office:value-type="float" office:value="17" calcext:value-type="float">
            <text:p>17</text:p>
          </table:table-cell>
          <table:table-cell table:style-name="ce152"/>
          <table:table-cell table:style-name="ce174"/>
          <table:table-cell table:style-name="ce201"/>
          <table:table-cell table:style-name="ce232" office:value-type="float" office:value="5" calcext:value-type="float">
            <text:p>5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5" table:visibility="collapse">
          <table:table-cell table:style-name="ce27" table:formula="of:=[.A48]+7" office:value-type="date" office:date-value="2017-08-25" calcext:value-type="date">
            <text:p>25 août 2017</text:p>
          </table:table-cell>
          <table:table-cell table:style-name="ce12" table:formula="of:=MIN([.B$4:.B48])-1" office:value-type="float" office:value="6" calcext:value-type="float">
            <text:p>6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48])-1" office:value-type="float" office:value="6" calcext:value-type="float">
            <text:p>6</text:p>
          </table:table-cell>
          <table:table-cell table:style-name="ce74" table:formula="of:=MIN([.E$3:.E48])-1" office:value-type="float" office:value="3" calcext:value-type="float">
            <text:p>3</text:p>
          </table:table-cell>
          <table:table-cell table:style-name="ce105" table:formula="of:=MIN([.F$3:.F48])-1" office:value-type="float" office:value="2" calcext:value-type="float">
            <text:p>2</text:p>
          </table:table-cell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8" office:value-type="date" office:date-value="2017-09-01" calcext:value-type="date">
            <text:p>1 sept. 2017</text:p>
          </table:table-cell>
          <table:table-cell table:style-name="ce12" table:formula="of:=MIN([.B$4:.B49])-1" office:value-type="float" office:value="5" calcext:value-type="float">
            <text:p>5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49])-1" office:value-type="float" office:value="5" calcext:value-type="float">
            <text:p>5</text:p>
          </table:table-cell>
          <table:table-cell table:style-name="ce76"/>
          <table:table-cell table:style-name="ce99"/>
          <table:table-cell table:style-name="ce134" table:formula="of:=MIN([.G$30:.G49])-1" office:value-type="float" office:value="16" calcext:value-type="float">
            <text:p>16</text:p>
          </table:table-cell>
          <table:table-cell table:style-name="ce153" office:value-type="float" office:value="4" calcext:value-type="float">
            <text:p>4</text:p>
          </table:table-cell>
          <table:table-cell table:style-name="ce174"/>
          <table:table-cell table:style-name="ce201"/>
          <table:table-cell table:style-name="ce232" office:value-type="float" office:value="4" calcext:value-type="float">
            <text:p>4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50]+7" office:value-type="date" office:date-value="2017-09-08" calcext:value-type="date">
            <text:p>8 sept. 2017</text:p>
          </table:table-cell>
          <table:table-cell table:style-name="ce12" table:formula="of:=MIN([.B$4:.B50])-1" office:value-type="float" office:value="4" calcext:value-type="float">
            <text:p>4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50])-1" office:value-type="float" office:value="4" calcext:value-type="float">
            <text:p>4</text:p>
          </table:table-cell>
          <table:table-cell table:style-name="ce74" table:formula="of:=MIN([.E$3:.E50])-1" office:value-type="float" office:value="2" calcext:value-type="float">
            <text:p>2</text:p>
          </table:table-cell>
          <table:table-cell table:style-name="ce99"/>
          <table:table-cell table:style-name="ce134"/>
          <table:table-cell table:style-name="ce152"/>
          <table:table-cell table:style-name="ce174"/>
          <table:table-cell table:style-name="ce200" office:value-type="float" office:value="7" calcext:value-type="float">
            <text:p>7</text:p>
          </table:table-cell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51]+7" office:value-type="date" office:date-value="2017-09-15" calcext:value-type="date">
            <text:p>15 sept. 2017</text:p>
          </table:table-cell>
          <table:table-cell table:style-name="ce12" table:formula="of:=MIN([.B$4:.B51])-1" office:value-type="float" office:value="3" calcext:value-type="float">
            <text:p>3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51])-1" office:value-type="float" office:value="3" calcext:value-type="float">
            <text:p>3</text:p>
          </table:table-cell>
          <table:table-cell table:style-name="ce76"/>
          <table:table-cell table:style-name="ce99"/>
          <table:table-cell table:style-name="ce134" table:formula="of:=MIN([.G$30:.G51])-1" office:value-type="float" office:value="15" calcext:value-type="float">
            <text:p>15</text:p>
          </table:table-cell>
          <table:table-cell table:style-name="ce15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201"/>
          <table:table-cell table:style-name="ce232" office:value-type="float" office:value="3" calcext:value-type="float">
            <text:p>3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52]+7" office:value-type="date" office:date-value="2017-09-22" calcext:value-type="date">
            <text:p>22 sept. 2017</text:p>
          </table:table-cell>
          <table:table-cell table:style-name="ce12" table:formula="of:=MIN([.B$4:.B52])-1" office:value-type="float" office:value="2" calcext:value-type="float">
            <text:p>2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52])-1" office:value-type="float" office:value="2" calcext:value-type="float">
            <text:p>2</text:p>
          </table:table-cell>
          <table:table-cell table:style-name="ce74" table:formula="of:=MIN([.E$3:.E52])-1" office:value-type="float" office:value="1" calcext:value-type="float">
            <text:p>1</text:p>
          </table:table-cell>
          <table:table-cell table:style-name="ce105" table:formula="of:=MIN([.F$3:.F52])-1" office:value-type="float" office:value="1" calcext:value-type="float">
            <text:p>1</text:p>
          </table:table-cell>
          <table:table-cell table:style-name="ce134"/>
          <table:table-cell table:style-name="ce152"/>
          <table:table-cell table:style-name="ce174"/>
          <table:table-cell table:style-name="ce201"/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53]+7" office:value-type="date" office:date-value="2017-09-29" calcext:value-type="date">
            <text:p>29 sept. 2017</text:p>
          </table:table-cell>
          <table:table-cell table:style-name="ce12" table:formula="of:=MIN([.B$4:.B53])-1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82" table:formula="of:=MIN([.D$3:.D53])-1" office:value-type="float" office:value="1" calcext:value-type="float">
            <text:p>1</text:p>
          </table:table-cell>
          <table:table-cell table:style-name="ce76"/>
          <table:table-cell table:style-name="ce99"/>
          <table:table-cell table:style-name="ce134" table:formula="of:=MIN([.G$30:.G53])-1" office:value-type="float" office:value="14" calcext:value-type="float">
            <text:p>14</text:p>
          </table:table-cell>
          <table:table-cell table:style-name="ce153" office:value-type="float" office:value="2" calcext:value-type="float">
            <text:p>2</text:p>
          </table:table-cell>
          <table:table-cell table:style-name="ce174"/>
          <table:table-cell table:style-name="ce201"/>
          <table:table-cell table:style-name="ce232" office:value-type="float" office:value="2" calcext:value-type="float">
            <text:p>2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7" table:formula="of:=[.A54]+7" office:value-type="date" office:date-value="2017-10-06" calcext:value-type="date">
            <text:p>6 oct. 2017</text:p>
          </table:table-cell>
          <table:table-cell table:style-name="ce12" office:value-type="float" office:value="50" calcext:value-type="float">
            <text:p>50</text:p>
          </table:table-cell>
          <table:table-cell table:style-name="ce47" office:value-type="string" calcext:value-type="string">
            <text:p><text:s/></text:p>
          </table:table-cell>
          <table:table-cell table:style-name="ce88" office:value-type="float" office:value="48" calcext:value-type="float">
            <text:p>48</text:p>
          </table:table-cell>
          <table:table-cell table:style-name="ce76"/>
          <table:table-cell table:style-name="ce119" office:value-type="float" office:value="23" calcext:value-type="float">
            <text:p>23</text:p>
          </table:table-cell>
          <table:table-cell table:style-name="ce134"/>
          <table:table-cell table:style-name="ce152"/>
          <table:table-cell table:style-name="ce174"/>
          <table:table-cell table:style-name="ce200" office:value-type="float" office:value="6" calcext:value-type="float">
            <text:p>6</text:p>
          </table:table-cell>
          <table:table-cell table:style-name="ce23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7" table:formula="of:=[.A55]+7" office:value-type="date" office:date-value="2017-10-13" calcext:value-type="date">
            <text:p>13 oct. 2017</text:p>
          </table:table-cell>
          <table:table-cell table:style-name="ce12" table:formula="of:=MIN([.B$55:.B55])-1" office:value-type="float" office:value="49" calcext:value-type="float">
            <text:p>49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55])-1" office:value-type="float" office:value="47" calcext:value-type="float">
            <text:p>47</text:p>
          </table:table-cell>
          <table:table-cell table:style-name="ce76"/>
          <table:table-cell table:style-name="ce99"/>
          <table:table-cell table:style-name="ce134" table:formula="of:=MIN([.G$30:.G55])-1" office:value-type="float" office:value="13" calcext:value-type="float">
            <text:p>13</text:p>
          </table:table-cell>
          <table:table-cell table:style-name="ce153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201"/>
          <table:table-cell table:style-name="ce232" office:value-type="float" office:value="1" calcext:value-type="float">
            <text:p>1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7" table:formula="of:=[.A56]+7" office:value-type="date" office:date-value="2017-10-20" calcext:value-type="date">
            <text:p>20 oct. 2017</text:p>
          </table:table-cell>
          <table:table-cell table:style-name="ce12" table:formula="of:=MIN([.B$55:.B56])-1" office:value-type="float" office:value="48" calcext:value-type="float">
            <text:p>48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56])-1" office:value-type="float" office:value="46" calcext:value-type="float">
            <text:p>46</text:p>
          </table:table-cell>
          <table:table-cell table:style-name="ce81" office:value-type="float" office:value="12" calcext:value-type="float">
            <text:p>12</text:p>
          </table:table-cell>
          <table:table-cell table:style-name="ce119" table:formula="of:=MIN([.F$55:.F56])-1" office:value-type="float" office:value="22" calcext:value-type="float">
            <text:p>22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75" office:value-type="float" office:value="4" calcext:value-type="float">
            <text:p>4</text:p>
          </table:table-cell>
          <table:table-cell table:style-name="ce301"/>
          <table:table-cell table:style-name="ce251"/>
          <table:table-cell table:style-name="ce329"/>
          <table:table-cell table:style-name="ce31"/>
          <table:table-cell table:number-columns-repeated="1006"/>
        </table:table-row>
        <table:table-row table:style-name="ro6" table:visibility="collapse">
          <table:table-cell table:style-name="ce27" table:formula="of:=[.A57]+7" office:value-type="date" office:date-value="2017-10-27" calcext:value-type="date">
            <text:p>27 oct. 2017</text:p>
          </table:table-cell>
          <table:table-cell table:style-name="ce12" table:formula="of:=MIN([.B$55:.B57])-1" office:value-type="float" office:value="47" calcext:value-type="float">
            <text:p>47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57])-1" office:value-type="float" office:value="45" calcext:value-type="float">
            <text:p>45</text:p>
          </table:table-cell>
          <table:table-cell table:style-name="ce76"/>
          <table:table-cell table:style-name="ce99"/>
          <table:table-cell table:style-name="ce134" table:formula="of:=MIN([.G$30:.G57])-1" office:value-type="float" office:value="12" calcext:value-type="float">
            <text:p>12</text:p>
          </table:table-cell>
          <table:table-cell table:style-name="ce153" office:value-type="float" office:value="20" calcext:value-type="float">
            <text:p>20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8" table:formula="of:=[.A58]+7" office:value-type="date" office:date-value="2017-11-03" calcext:value-type="date">
            <text:p>3 nov. 2017</text:p>
          </table:table-cell>
          <table:table-cell table:style-name="ce12" table:formula="of:=MIN([.B$55:.B58])-1" office:value-type="float" office:value="46" calcext:value-type="float">
            <text:p>46</text:p>
          </table:table-cell>
          <table:table-cell table:style-name="ce102"/>
          <table:table-cell table:style-name="ce88" table:formula="of:=MIN([.D$55:.D58])-1" office:value-type="float" office:value="44" calcext:value-type="float">
            <text:p>44</text:p>
          </table:table-cell>
          <table:table-cell table:style-name="ce76"/>
          <table:table-cell table:style-name="ce119" table:formula="of:=MIN([.F$55:.F58])-1" office:value-type="float" office:value="21" calcext:value-type="float">
            <text:p>21</text:p>
          </table:table-cell>
          <table:table-cell table:style-name="ce134"/>
          <table:table-cell table:style-name="ce159"/>
          <table:table-cell table:style-name="ce179"/>
          <table:table-cell table:style-name="ce210" office:value-type="float" office:value="5" calcext:value-type="float">
            <text:p>5</text:p>
          </table:table-cell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59]+7" office:value-type="date" office:date-value="2017-11-10" calcext:value-type="date">
            <text:p>10 nov. 2017</text:p>
          </table:table-cell>
          <table:table-cell table:style-name="ce12" table:formula="of:=MIN([.B$55:.B59])-1" office:value-type="float" office:value="45" calcext:value-type="float">
            <text:p>45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59])-1" office:value-type="float" office:value="43" calcext:value-type="float">
            <text:p>43</text:p>
          </table:table-cell>
          <table:table-cell table:style-name="ce76"/>
          <table:table-cell table:style-name="ce99"/>
          <table:table-cell table:style-name="ce134" table:formula="of:=MIN([.G$30:.G59])-1" office:value-type="float" office:value="11" calcext:value-type="float">
            <text:p>11</text:p>
          </table:table-cell>
          <table:table-cell table:style-name="ce153" table:formula="of:=MIN([.H$58:.H59])-1" office:value-type="float" office:value="19" calcext:value-type="float">
            <text:p>19</text:p>
          </table:table-cell>
          <table:table-cell table:style-name="ce173" office:value-type="float" office:value="10" calcext:value-type="float">
            <text:p>10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60]+7" office:value-type="date" office:date-value="2017-11-17" calcext:value-type="date">
            <text:p>17 nov. 2017</text:p>
          </table:table-cell>
          <table:table-cell table:style-name="ce12" table:formula="of:=MIN([.B$55:.B60])-1" office:value-type="float" office:value="44" calcext:value-type="float">
            <text:p>44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60])-1" office:value-type="float" office:value="42" calcext:value-type="float">
            <text:p>42</text:p>
          </table:table-cell>
          <table:table-cell table:style-name="ce81" table:formula="of:=MIN([.E$55:.E60])-1" office:value-type="float" office:value="11" calcext:value-type="float">
            <text:p>11</text:p>
          </table:table-cell>
          <table:table-cell table:style-name="ce119" table:formula="of:=MIN([.F$55:.F60])-1" office:value-type="float" office:value="20" calcext:value-type="float">
            <text:p>20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75" table:formula="of:=MIN([.L$57:.L60])-1" office:value-type="float" office:value="3" calcext:value-type="float">
            <text:p>3</text:p>
          </table:table-cell>
          <table:table-cell table:style-name="ce301"/>
          <table:table-cell table:style-name="ce251"/>
          <table:table-cell table:style-name="ce329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61]+7" office:value-type="date" office:date-value="2017-11-24" calcext:value-type="date">
            <text:p>24 nov. 2017</text:p>
          </table:table-cell>
          <table:table-cell table:style-name="ce12" table:formula="of:=MIN([.B$55:.B61])-1" office:value-type="float" office:value="43" calcext:value-type="float">
            <text:p>43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61])-1" office:value-type="float" office:value="41" calcext:value-type="float">
            <text:p>41</text:p>
          </table:table-cell>
          <table:table-cell table:style-name="ce76"/>
          <table:table-cell table:style-name="ce99"/>
          <table:table-cell table:style-name="ce134" table:formula="of:=MIN([.G$30:.G61])-1" office:value-type="float" office:value="10" calcext:value-type="float">
            <text:p>10</text:p>
          </table:table-cell>
          <table:table-cell table:style-name="ce153" table:formula="of:=MIN([.H$58:.H61])-1" office:value-type="float" office:value="18" calcext:value-type="float">
            <text:p>18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7" table:formula="of:=[.A62]+7" office:value-type="date" office:date-value="2017-12-01" calcext:value-type="date">
            <text:p>1 déc. 2017</text:p>
          </table:table-cell>
          <table:table-cell table:style-name="ce12" table:formula="of:=MIN([.B$55:.B62])-1" office:value-type="float" office:value="42" calcext:value-type="float">
            <text:p>42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62])-1" office:value-type="float" office:value="40" calcext:value-type="float">
            <text:p>40</text:p>
          </table:table-cell>
          <table:table-cell table:style-name="ce76"/>
          <table:table-cell table:style-name="ce119" table:formula="of:=MIN([.F$55:.F62])-1" office:value-type="float" office:value="19" calcext:value-type="float">
            <text:p>19</text:p>
          </table:table-cell>
          <table:table-cell table:style-name="ce134"/>
          <table:table-cell table:style-name="ce159"/>
          <table:table-cell table:style-name="ce179"/>
          <table:table-cell table:style-name="ce210" office:value-type="float" office:value="4" calcext:value-type="float">
            <text:p>4</text:p>
          </table:table-cell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7" table:formula="of:=[.A63]+7" office:value-type="date" office:date-value="2017-12-08" calcext:value-type="date">
            <text:p>8 déc. 2017</text:p>
          </table:table-cell>
          <table:table-cell table:style-name="ce12" table:formula="of:=MIN([.B$55:.B63])-1" office:value-type="float" office:value="41" calcext:value-type="float">
            <text:p>41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63])-1" office:value-type="float" office:value="39" calcext:value-type="float">
            <text:p>39</text:p>
          </table:table-cell>
          <table:table-cell table:style-name="ce76"/>
          <table:table-cell table:style-name="ce99"/>
          <table:table-cell table:style-name="ce134" table:formula="of:=MIN([.G$30:.G63])-1" office:value-type="float" office:value="9" calcext:value-type="float">
            <text:p>9</text:p>
          </table:table-cell>
          <table:table-cell table:style-name="ce153" table:formula="of:=MIN([.H$58:.H63])-1" office:value-type="float" office:value="17" calcext:value-type="float">
            <text:p>17</text:p>
          </table:table-cell>
          <table:table-cell table:style-name="ce173" table:formula="of:=MIN([.I$58:.I63])-1" office:value-type="float" office:value="9" calcext:value-type="float">
            <text:p>9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7" table:formula="of:=[.A64]+7" office:value-type="date" office:date-value="2017-12-15" calcext:value-type="date">
            <text:p>15 déc. 2017</text:p>
          </table:table-cell>
          <table:table-cell table:style-name="ce12" table:formula="of:=MIN([.B$55:.B64])-1" office:value-type="float" office:value="40" calcext:value-type="float">
            <text:p>40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64])-1" office:value-type="float" office:value="38" calcext:value-type="float">
            <text:p>38</text:p>
          </table:table-cell>
          <table:table-cell table:style-name="ce81" table:formula="of:=MIN([.E$55:.E64])-1" office:value-type="float" office:value="10" calcext:value-type="float">
            <text:p>10</text:p>
          </table:table-cell>
          <table:table-cell table:style-name="ce119" table:formula="of:=MIN([.F$55:.F64])-1" office:value-type="float" office:value="18" calcext:value-type="float">
            <text:p>18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75" table:formula="of:=MIN([.L$57:.L64])-1" office:value-type="float" office:value="2" calcext:value-type="float">
            <text:p>2</text:p>
          </table:table-cell>
          <table:table-cell table:style-name="ce301"/>
          <table:table-cell table:style-name="ce251"/>
          <table:table-cell table:style-name="ce329"/>
          <table:table-cell table:style-name="ce31"/>
          <table:table-cell table:number-columns-repeated="1006"/>
        </table:table-row>
        <table:table-row table:style-name="ro6" table:visibility="collapse">
          <table:table-cell table:style-name="ce27" table:formula="of:=[.A65]+7" office:value-type="date" office:date-value="2017-12-22" calcext:value-type="date">
            <text:p>22 déc. 2017</text:p>
          </table:table-cell>
          <table:table-cell table:style-name="ce12" table:formula="of:=MIN([.B$55:.B65])-1" office:value-type="float" office:value="39" calcext:value-type="float">
            <text:p>39</text:p>
          </table:table-cell>
          <table:table-cell table:style-name="ce47" office:value-type="string" calcext:value-type="string">
            <text:p><text:s/></text:p>
          </table:table-cell>
          <table:table-cell table:style-name="ce89" office:value-type="string" calcext:value-type="string">
            <text:p>37+36</text:p>
          </table:table-cell>
          <table:table-cell table:style-name="ce76"/>
          <table:table-cell table:style-name="ce99"/>
          <table:table-cell table:style-name="ce134" table:formula="of:=MIN([.G$30:.G65])-1" office:value-type="float" office:value="8" calcext:value-type="float">
            <text:p>8</text:p>
          </table:table-cell>
          <table:table-cell table:style-name="ce153" table:formula="of:=MIN([.H$58:.H65])-1" office:value-type="float" office:value="16" calcext:value-type="float">
            <text:p>16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7" table:formula="of:=[.A66]+7" office:value-type="date" office:date-value="2017-12-29" calcext:value-type="date">
            <text:p>29 déc. 2017</text:p>
          </table:table-cell>
          <table:table-cell table:style-name="ce13" office:value-type="string" calcext:value-type="string" table:number-columns-spanned="11" table:number-rows-spanned="2">
            <text:p>pas de distribution sauf </text:p>
            <text:p>7ème livraison de champignon en quinzaine (par erreur)</text:p>
          </table:table-cell>
          <table:covered-table-cell table:style-name="ce68"/>
          <table:covered-table-cell table:style-name="ce117"/>
          <table:covered-table-cell table:style-name="ce84"/>
          <table:covered-table-cell table:style-name="ce120"/>
          <table:covered-table-cell table:style-name="ce140"/>
          <table:covered-table-cell table:style-name="ce160"/>
          <table:covered-table-cell table:style-name="ce180"/>
          <table:covered-table-cell table:style-name="ce211"/>
          <table:covered-table-cell table:style-name="ce239"/>
          <table:covered-table-cell table:style-name="ce276"/>
          <table:table-cell table:style-name="ce302"/>
          <table:table-cell table:style-name="ce264"/>
          <table:table-cell table:style-name="ce330"/>
          <table:table-cell table:style-name="ce290" office:value-type="string" calcext:value-type="string" table:number-columns-spanned="1" table:number-rows-spanned="2">
            <text:p>salle et parking indisponible</text:p>
          </table:table-cell>
          <table:table-cell table:number-columns-repeated="1006"/>
        </table:table-row>
        <table:table-row table:style-name="ro6" table:visibility="collapse">
          <table:table-cell table:style-name="ce28" table:formula="of:=[.A67]+7" office:value-type="date" office:date-value="2018-01-05" calcext:value-type="date">
            <text:p>5 janv. 2018</text:p>
          </table:table-cell>
          <table:covered-table-cell table:style-name="ce16"/>
          <table:covered-table-cell table:style-name="ce68"/>
          <table:covered-table-cell table:style-name="ce117"/>
          <table:covered-table-cell table:style-name="ce85"/>
          <table:covered-table-cell table:style-name="ce121"/>
          <table:covered-table-cell table:style-name="ce141"/>
          <table:covered-table-cell table:style-name="ce162"/>
          <table:covered-table-cell table:style-name="ce184"/>
          <table:covered-table-cell table:style-name="ce214"/>
          <table:covered-table-cell table:style-name="ce240"/>
          <table:covered-table-cell table:style-name="ce278"/>
          <table:table-cell table:style-name="ce302"/>
          <table:table-cell table:style-name="ce264"/>
          <table:table-cell table:style-name="ce330"/>
          <table:covered-table-cell table:style-name="ce31" office:value-type="string" calcext:value-type="string">
            <text:p>salle fermé</text:p>
          </table:covered-table-cell>
          <table:table-cell table:number-columns-repeated="1006"/>
        </table:table-row>
        <table:table-row table:style-name="ro6" table:visibility="collapse">
          <table:table-cell table:style-name="ce28" table:formula="of:=[.A68]+7" office:value-type="date" office:date-value="2018-01-12" calcext:value-type="date">
            <text:p>12 janv. 2018</text:p>
          </table:table-cell>
          <table:table-cell table:style-name="ce12" table:formula="of:=MIN([.B$55:.B68])-1" office:value-type="float" office:value="38" calcext:value-type="float">
            <text:p>38</text:p>
          </table:table-cell>
          <table:table-cell table:style-name="ce47" office:value-type="string" calcext:value-type="string">
            <text:p><text:s/></text:p>
          </table:table-cell>
          <table:table-cell table:style-name="ce89" office:value-type="string" calcext:value-type="string">
            <text:p>35 +34</text:p>
          </table:table-cell>
          <table:table-cell table:style-name="ce81" table:formula="of:=MIN([.E$55:.E68])-1" office:value-type="float" office:value="9" calcext:value-type="float">
            <text:p>9</text:p>
          </table:table-cell>
          <table:table-cell table:style-name="ce119" table:formula="of:=MIN([.F$55:.F68])-1" office:value-type="float" office:value="17" calcext:value-type="float">
            <text:p>17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75" table:formula="of:=MIN([.L$57:.L68])-1" office:value-type="float" office:value="1" calcext:value-type="float">
            <text:p>1</text:p>
          </table:table-cell>
          <table:table-cell table:style-name="ce301"/>
          <table:table-cell table:style-name="ce251"/>
          <table:table-cell table:style-name="ce329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69]+7" office:value-type="date" office:date-value="2018-01-19" calcext:value-type="date">
            <text:p>19 janv. 2018</text:p>
          </table:table-cell>
          <table:table-cell table:style-name="ce12" table:formula="of:=MIN([.B$55:.B69])-1" office:value-type="float" office:value="37" calcext:value-type="float">
            <text:p>37</text:p>
          </table:table-cell>
          <table:table-cell table:style-name="ce47" office:value-type="string" calcext:value-type="string">
            <text:p><text:s/></text:p>
          </table:table-cell>
          <table:table-cell table:style-name="ce88" office:value-type="float" office:value="33" calcext:value-type="float">
            <text:p>33</text:p>
          </table:table-cell>
          <table:table-cell table:style-name="ce76"/>
          <table:table-cell table:style-name="ce99"/>
          <table:table-cell table:style-name="ce134" office:value-type="float" office:value="6" calcext:value-type="float">
            <text:p>6</text:p>
          </table:table-cell>
          <table:table-cell table:style-name="ce153" table:formula="of:=MIN([.H$58:.H69])-1" office:value-type="float" office:value="15" calcext:value-type="float">
            <text:p>15</text:p>
          </table:table-cell>
          <table:table-cell table:style-name="ce173" table:formula="of:=MIN([.I$58:.I69])-1" office:value-type="float" office:value="8" calcext:value-type="float">
            <text:p>8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70]+7" office:value-type="date" office:date-value="2018-01-26" calcext:value-type="date">
            <text:p>26 janv. 2018</text:p>
          </table:table-cell>
          <table:table-cell table:style-name="ce12" table:formula="of:=MIN([.B$55:.B70])-1" office:value-type="float" office:value="36" calcext:value-type="float">
            <text:p>36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0])-1" office:value-type="float" office:value="32" calcext:value-type="float">
            <text:p>32</text:p>
          </table:table-cell>
          <table:table-cell table:style-name="ce76"/>
          <table:table-cell table:style-name="ce119" table:formula="of:=MIN([.F$55:.F70])-1" office:value-type="float" office:value="16" calcext:value-type="float">
            <text:p>16</text:p>
          </table:table-cell>
          <table:table-cell table:style-name="ce139"/>
          <table:table-cell table:style-name="ce159"/>
          <table:table-cell table:style-name="ce179"/>
          <table:table-cell table:style-name="ce210" office:value-type="float" office:value="2" calcext:value-type="float">
            <text:p>2</text:p>
          </table:table-cell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30" table:formula="of:=[.A71]+7" office:value-type="date" office:date-value="2018-02-02" calcext:value-type="date">
            <text:p>2 févr. 2018</text:p>
          </table:table-cell>
          <table:table-cell table:style-name="ce12" table:formula="of:=MIN([.B$55:.B71])-1" office:value-type="float" office:value="35" calcext:value-type="float">
            <text:p>35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1])-1" office:value-type="float" office:value="31" calcext:value-type="float">
            <text:p>31</text:p>
          </table:table-cell>
          <table:table-cell table:style-name="ce76"/>
          <table:table-cell table:style-name="ce99"/>
          <table:table-cell table:style-name="ce134" table:formula="of:=MIN([.G$30:.G71])-1" office:value-type="float" office:value="5" calcext:value-type="float">
            <text:p>5</text:p>
          </table:table-cell>
          <table:table-cell table:style-name="ce153" table:formula="of:=MIN([.H$58:.H71])-1" office:value-type="float" office:value="14" calcext:value-type="float">
            <text:p>14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0" table:formula="of:=[.A72]+7" office:value-type="date" office:date-value="2018-02-09" calcext:value-type="date">
            <text:p>9 févr. 2018</text:p>
          </table:table-cell>
          <table:table-cell table:style-name="ce12" table:formula="of:=MIN([.B$55:.B72])-1" office:value-type="float" office:value="34" calcext:value-type="float">
            <text:p>34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2])-1" office:value-type="float" office:value="30" calcext:value-type="float">
            <text:p>30</text:p>
          </table:table-cell>
          <table:table-cell table:style-name="ce81" table:formula="of:=MIN([.E$55:.E72])-1" office:value-type="float" office:value="8" calcext:value-type="float">
            <text:p>8</text:p>
          </table:table-cell>
          <table:table-cell table:style-name="ce119" table:formula="of:=MIN([.F$55:.F72])-1" office:value-type="float" office:value="15" calcext:value-type="float">
            <text:p>15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0" table:formula="of:=[.A73]+7" office:value-type="date" office:date-value="2018-02-16" calcext:value-type="date">
            <text:p>16 févr. 2018</text:p>
          </table:table-cell>
          <table:table-cell table:style-name="ce12" table:formula="of:=MIN([.B$55:.B73])-1" office:value-type="float" office:value="33" calcext:value-type="float">
            <text:p>33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3])-1" office:value-type="float" office:value="29" calcext:value-type="float">
            <text:p>29</text:p>
          </table:table-cell>
          <table:table-cell table:style-name="ce76"/>
          <table:table-cell table:style-name="ce99"/>
          <table:table-cell table:style-name="ce134" table:formula="of:=MIN([.G$30:.G73])-1" office:value-type="float" office:value="4" calcext:value-type="float">
            <text:p>4</text:p>
          </table:table-cell>
          <table:table-cell table:style-name="ce153" table:formula="of:=MIN([.H$58:.H73])-1" office:value-type="float" office:value="13" calcext:value-type="float">
            <text:p>13</text:p>
          </table:table-cell>
          <table:table-cell table:style-name="ce173" table:formula="of:=MIN([.I$58:.I73])-1" office:value-type="float" office:value="7" calcext:value-type="float">
            <text:p>7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0" table:formula="of:=[.A74]+7" office:value-type="date" office:date-value="2018-02-23" calcext:value-type="date">
            <text:p>23 févr. 2018</text:p>
          </table:table-cell>
          <table:table-cell table:style-name="ce12" table:formula="of:=MIN([.B$55:.B74])-1" office:value-type="float" office:value="32" calcext:value-type="float">
            <text:p>32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4])-1" office:value-type="float" office:value="28" calcext:value-type="float">
            <text:p>28</text:p>
          </table:table-cell>
          <table:table-cell table:style-name="ce76"/>
          <table:table-cell table:style-name="ce119" table:formula="of:=MIN([.F$55:.F74])-1" office:value-type="float" office:value="14" calcext:value-type="float">
            <text:p>14</text:p>
          </table:table-cell>
          <table:table-cell table:style-name="ce139"/>
          <table:table-cell table:style-name="ce159"/>
          <table:table-cell table:style-name="ce179"/>
          <table:table-cell table:style-name="ce217" office:value-type="float" office:value="1" calcext:value-type="float">
            <text:p>1</text:p>
          </table:table-cell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8" table:formula="of:=[.A75]+7" office:value-type="date" office:date-value="2018-03-02" calcext:value-type="date">
            <text:p>2 mars 2018</text:p>
          </table:table-cell>
          <table:table-cell table:style-name="ce12" table:formula="of:=MIN([.B$55:.B75])-1" office:value-type="float" office:value="31" calcext:value-type="float">
            <text:p>31</text:p>
          </table:table-cell>
          <table:table-cell table:style-name="ce65"/>
          <table:table-cell table:style-name="ce88" table:formula="of:=MIN([.D$55:.D75])-1" office:value-type="float" office:value="27" calcext:value-type="float">
            <text:p>27</text:p>
          </table:table-cell>
          <table:table-cell table:style-name="ce76"/>
          <table:table-cell table:style-name="ce99"/>
          <table:table-cell table:style-name="ce134" table:formula="of:=MIN([.G$30:.G75])-1" office:value-type="float" office:value="3" calcext:value-type="float">
            <text:p>3</text:p>
          </table:table-cell>
          <table:table-cell table:style-name="ce153" table:formula="of:=MIN([.H$58:.H75])-1" office:value-type="float" office:value="12" calcext:value-type="float">
            <text:p>12</text:p>
          </table:table-cell>
          <table:table-cell table:style-name="ce179"/>
          <table:table-cell table:style-name="ce209"/>
          <table:table-cell table:style-name="ce232" office:value-type="float" office:value="9" calcext:value-type="float">
            <text:p>9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76]+7" office:value-type="date" office:date-value="2018-03-09" calcext:value-type="date">
            <text:p>9 mars 2018</text:p>
          </table:table-cell>
          <table:table-cell table:style-name="ce12" table:formula="of:=MIN([.B$55:.B76])-1" office:value-type="float" office:value="30" calcext:value-type="float">
            <text:p>30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6])-1" office:value-type="float" office:value="26" calcext:value-type="float">
            <text:p>26</text:p>
          </table:table-cell>
          <table:table-cell table:style-name="ce81" table:formula="of:=MIN([.E$55:.E76])-1" office:value-type="float" office:value="7" calcext:value-type="float">
            <text:p>7</text:p>
          </table:table-cell>
          <table:table-cell table:style-name="ce119" table:formula="of:=MIN([.F$55:.F76])-1" office:value-type="float" office:value="13" calcext:value-type="float">
            <text:p>13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77]+7" office:value-type="date" office:date-value="2018-03-16" calcext:value-type="date">
            <text:p>16 mars 2018</text:p>
          </table:table-cell>
          <table:table-cell table:style-name="ce12" table:formula="of:=MIN([.B$55:.B77])-1" office:value-type="float" office:value="29" calcext:value-type="float">
            <text:p>29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7])-1" office:value-type="float" office:value="25" calcext:value-type="float">
            <text:p>25</text:p>
          </table:table-cell>
          <table:table-cell table:style-name="ce76"/>
          <table:table-cell table:style-name="ce99"/>
          <table:table-cell table:style-name="ce134" table:formula="of:=MIN([.G$30:.G77])-1" office:value-type="float" office:value="2" calcext:value-type="float">
            <text:p>2</text:p>
          </table:table-cell>
          <table:table-cell table:style-name="ce153" table:formula="of:=MIN([.H$58:.H77])-1" office:value-type="float" office:value="11" calcext:value-type="float">
            <text:p>11</text:p>
          </table:table-cell>
          <table:table-cell table:style-name="ce173" table:formula="of:=MIN([.I$58:.I77])-1" office:value-type="float" office:value="6" calcext:value-type="float">
            <text:p>6</text:p>
          </table:table-cell>
          <table:table-cell table:style-name="ce209"/>
          <table:table-cell table:style-name="ce232" office:value-type="float" office:value="8" calcext:value-type="float">
            <text:p>8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78]+7" office:value-type="date" office:date-value="2018-03-23" calcext:value-type="date">
            <text:p>23 mars 2018</text:p>
          </table:table-cell>
          <table:table-cell table:style-name="ce12" table:formula="of:=MIN([.B$55:.B78])-1" office:value-type="float" office:value="28" calcext:value-type="float">
            <text:p>28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8])-1" office:value-type="float" office:value="24" calcext:value-type="float">
            <text:p>24</text:p>
          </table:table-cell>
          <table:table-cell table:style-name="ce76"/>
          <table:table-cell table:style-name="ce119" table:formula="of:=MIN([.F$55:.F78])-1" office:value-type="float" office:value="12" calcext:value-type="float">
            <text:p>12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79]+7" office:value-type="date" office:date-value="2018-03-30" calcext:value-type="date">
            <text:p>30 mars 2018</text:p>
          </table:table-cell>
          <table:table-cell table:style-name="ce12" table:formula="of:=MIN([.B$55:.B79])-1" office:value-type="float" office:value="27" calcext:value-type="float">
            <text:p>27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79])-1" office:value-type="float" office:value="23" calcext:value-type="float">
            <text:p>23</text:p>
          </table:table-cell>
          <table:table-cell table:style-name="ce76"/>
          <table:table-cell table:style-name="ce99"/>
          <table:table-cell table:style-name="ce134" table:formula="of:=MIN([.G$30:.G79])-1" office:value-type="float" office:value="1" calcext:value-type="float">
            <text:p>1</text:p>
          </table:table-cell>
          <table:table-cell table:style-name="ce153" table:formula="of:=MIN([.H$58:.H79])-1" office:value-type="float" office:value="10" calcext:value-type="float">
            <text:p>10</text:p>
          </table:table-cell>
          <table:table-cell table:style-name="ce179"/>
          <table:table-cell table:style-name="ce209"/>
          <table:table-cell table:style-name="ce232" office:value-type="float" office:value="7" calcext:value-type="float">
            <text:p>7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31" table:formula="of:=[.A80]+7" office:value-type="date" office:date-value="2018-04-06" calcext:value-type="date">
            <text:p>6 avr. 2018</text:p>
          </table:table-cell>
          <table:table-cell table:style-name="ce12" table:formula="of:=MIN([.B$55:.B80])-1" office:value-type="float" office:value="26" calcext:value-type="float">
            <text:p>26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80])-1" office:value-type="float" office:value="22" calcext:value-type="float">
            <text:p>22</text:p>
          </table:table-cell>
          <table:table-cell table:style-name="ce81" table:formula="of:=MIN([.E$55:.E80])-1" office:value-type="float" office:value="6" calcext:value-type="float">
            <text:p>6</text:p>
          </table:table-cell>
          <table:table-cell table:style-name="ce119" table:formula="of:=MIN([.F$55:.F80])-1" office:value-type="float" office:value="11" calcext:value-type="float">
            <text:p>11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81]+7" office:value-type="date" office:date-value="2018-04-13" calcext:value-type="date">
            <text:p>13 avr. 2018</text:p>
          </table:table-cell>
          <table:table-cell table:style-name="ce12" table:formula="of:=MIN([.B$55:.B81])-1" office:value-type="float" office:value="25" calcext:value-type="float">
            <text:p>25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81])-1" office:value-type="float" office:value="21" calcext:value-type="float">
            <text:p>21</text:p>
          </table:table-cell>
          <table:table-cell table:style-name="ce76"/>
          <table:table-cell table:style-name="ce99"/>
          <table:table-cell table:style-name="ce134" office:value-type="float" office:value="20" calcext:value-type="float">
            <text:p>20</text:p>
          </table:table-cell>
          <table:table-cell table:style-name="ce153" table:formula="of:=MIN([.H$58:.H81])-1" office:value-type="float" office:value="9" calcext:value-type="float">
            <text:p>9</text:p>
          </table:table-cell>
          <table:table-cell table:style-name="ce173" table:formula="of:=MIN([.I$58:.I81])-1" office:value-type="float" office:value="5" calcext:value-type="float">
            <text:p>5</text:p>
          </table:table-cell>
          <table:table-cell table:style-name="ce209"/>
          <table:table-cell table:style-name="ce232" office:value-type="float" office:value="6" calcext:value-type="float">
            <text:p>6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82]+7" office:value-type="date" office:date-value="2018-04-20" calcext:value-type="date">
            <text:p>20 avr. 2018</text:p>
          </table:table-cell>
          <table:table-cell table:style-name="ce12" table:formula="of:=MIN([.B$55:.B82])-1" office:value-type="float" office:value="24" calcext:value-type="float">
            <text:p>24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82])-1" office:value-type="float" office:value="20" calcext:value-type="float">
            <text:p>20</text:p>
          </table:table-cell>
          <table:table-cell table:style-name="ce76"/>
          <table:table-cell table:style-name="ce119" table:formula="of:=MIN([.F$55:.F82])-1" office:value-type="float" office:value="10" calcext:value-type="float">
            <text:p>10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83]+7" office:value-type="date" office:date-value="2018-04-27" calcext:value-type="date">
            <text:p>27 avr. 2018</text:p>
          </table:table-cell>
          <table:table-cell table:style-name="ce12" table:formula="of:=MIN([.B$55:.B83])-1" office:value-type="float" office:value="23" calcext:value-type="float">
            <text:p>23</text:p>
          </table:table-cell>
          <table:table-cell table:style-name="ce47" office:value-type="string" calcext:value-type="string">
            <text:p><text:s/></text:p>
          </table:table-cell>
          <table:table-cell table:style-name="ce88" table:formula="of:=MIN([.D$55:.D83])-1" office:value-type="float" office:value="19" calcext:value-type="float">
            <text:p>19</text:p>
          </table:table-cell>
          <table:table-cell table:style-name="ce76"/>
          <table:table-cell table:style-name="ce99"/>
          <table:table-cell table:style-name="ce134" table:formula="of:=MIN([.G$82:.G83])-1" office:value-type="float" office:value="19" calcext:value-type="float">
            <text:p>19</text:p>
          </table:table-cell>
          <table:table-cell table:style-name="ce153" table:formula="of:=MIN([.H$58:.H83])-1" office:value-type="float" office:value="8" calcext:value-type="float">
            <text:p>8</text:p>
          </table:table-cell>
          <table:table-cell table:style-name="ce179"/>
          <table:table-cell table:style-name="ce209"/>
          <table:table-cell table:style-name="ce232" office:value-type="float" office:value="5" calcext:value-type="float">
            <text:p>5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8" table:formula="of:=[.A84]+7" office:value-type="date" office:date-value="2018-05-04" calcext:value-type="date">
            <text:p>4 mai 2018</text:p>
          </table:table-cell>
          <table:table-cell table:style-name="ce12" table:formula="of:=MIN([.B$55:.B84])-1" office:value-type="float" office:value="22" calcext:value-type="float">
            <text:p>22</text:p>
          </table:table-cell>
          <table:table-cell table:style-name="ce55" office:value-type="string" calcext:value-type="string">
            <text:p><text:s/></text:p>
          </table:table-cell>
          <table:table-cell table:style-name="ce89" office:value-type="string" calcext:value-type="string">
            <text:p>18+17</text:p>
          </table:table-cell>
          <table:table-cell table:style-name="ce81" table:formula="of:=MIN([.E$55:.E84])-1" office:value-type="float" office:value="5" calcext:value-type="float">
            <text:p>5</text:p>
          </table:table-cell>
          <table:table-cell table:style-name="ce119" table:formula="of:=MIN([.F$55:.F84])-1" office:value-type="float" office:value="9" calcext:value-type="float">
            <text:p>9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 office:value-type="string" calcext:value-type="string">
            <text:p>Nouveau contrat Pain</text:p>
          </table:table-cell>
          <table:table-cell table:number-columns-repeated="1006"/>
        </table:table-row>
        <table:table-row table:style-name="ro6" table:visibility="collapse">
          <table:table-cell table:style-name="ce28" table:formula="of:=[.A85]+7" office:value-type="date" office:date-value="2018-05-11" calcext:value-type="date">
            <text:p>11 mai 2018</text:p>
          </table:table-cell>
          <table:table-cell table:style-name="ce15" office:value-type="string" calcext:value-type="string" table:number-columns-spanned="11" table:number-rows-spanned="1">
            <text:p>A décaler : pas accès à MARC</text:p>
          </table:table-cell>
          <table:covered-table-cell table:number-columns-repeated="2" table:style-name="ce65"/>
          <table:covered-table-cell table:style-name="ce86"/>
          <table:covered-table-cell table:style-name="ce122"/>
          <table:covered-table-cell table:style-name="ce142"/>
          <table:covered-table-cell table:style-name="ce163"/>
          <table:covered-table-cell table:style-name="ce188"/>
          <table:covered-table-cell table:style-name="ce219"/>
          <table:covered-table-cell table:style-name="ce241"/>
          <table:covered-table-cell table:style-name="ce274"/>
          <table:table-cell table:style-name="ce298"/>
          <table:table-cell table:style-name="ce466"/>
          <table:table-cell table:style-name="ce326"/>
          <table:table-cell table:style-name="ce292" office:value-type="string" calcext:value-type="string">
            <text:p>pont de l'ascension</text:p>
          </table:table-cell>
          <table:table-cell table:number-columns-repeated="1006"/>
        </table:table-row>
        <table:table-row table:style-name="ro6" table:visibility="collapse">
          <table:table-cell table:style-name="ce28" table:formula="of:=[.A86]+7" office:value-type="date" office:date-value="2018-05-18" calcext:value-type="date">
            <text:p>18 mai 2018</text:p>
          </table:table-cell>
          <table:table-cell table:style-name="ce12" table:formula="of:=MIN([.B$55:.B86])-1" office:value-type="float" office:value="21" calcext:value-type="float">
            <text:p>21</text:p>
          </table:table-cell>
          <table:table-cell table:style-name="ce55" office:value-type="string" calcext:value-type="string">
            <text:p><text:s/></text:p>
          </table:table-cell>
          <table:table-cell table:style-name="ce88" office:value-type="float" office:value="16" calcext:value-type="float">
            <text:p>16</text:p>
          </table:table-cell>
          <table:table-cell table:style-name="ce76"/>
          <table:table-cell table:style-name="ce119" table:formula="of:=MIN([.F$55:.F86])-1" office:value-type="float" office:value="8" calcext:value-type="float">
            <text:p>8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87]+7" office:value-type="date" office:date-value="2018-05-25" calcext:value-type="date">
            <text:p>25 mai 2018</text:p>
          </table:table-cell>
          <table:table-cell table:style-name="ce12" table:formula="of:=MIN([.B$55:.B87])-1" office:value-type="float" office:value="20" calcext:value-type="float">
            <text:p>20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87])-1" office:value-type="float" office:value="15" calcext:value-type="float">
            <text:p>15</text:p>
          </table:table-cell>
          <table:table-cell table:style-name="ce76"/>
          <table:table-cell table:style-name="ce99"/>
          <table:table-cell table:style-name="ce134" table:formula="of:=MIN([.G$82:.G87])-1" office:value-type="float" office:value="18" calcext:value-type="float">
            <text:p>18</text:p>
          </table:table-cell>
          <table:table-cell table:style-name="ce153" table:formula="of:=MIN([.H$58:.H87])-1" office:value-type="float" office:value="7" calcext:value-type="float">
            <text:p>7</text:p>
          </table:table-cell>
          <table:table-cell table:style-name="ce173" table:formula="of:=MIN([.I$58:.I87])-1" office:value-type="float" office:value="4" calcext:value-type="float">
            <text:p>4</text:p>
          </table:table-cell>
          <table:table-cell table:style-name="ce209"/>
          <table:table-cell table:style-name="ce232" office:value-type="float" office:value="3" calcext:value-type="float">
            <text:p>3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31" table:formula="of:=[.A88]+7" office:value-type="date" office:date-value="2018-06-01" calcext:value-type="date">
            <text:p>1 juin 2018</text:p>
          </table:table-cell>
          <table:table-cell table:style-name="ce12" table:formula="of:=MIN([.B$55:.B88])-1" office:value-type="float" office:value="19" calcext:value-type="float">
            <text:p>19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88])-1" office:value-type="float" office:value="14" calcext:value-type="float">
            <text:p>14</text:p>
          </table:table-cell>
          <table:table-cell table:style-name="ce81" table:formula="of:=MIN([.E$55:.E88])-1" office:value-type="float" office:value="4" calcext:value-type="float">
            <text:p>4</text:p>
          </table:table-cell>
          <table:table-cell table:style-name="ce119" table:formula="of:=MIN([.F$55:.F88])-1" office:value-type="float" office:value="7" calcext:value-type="float">
            <text:p>7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89]+7" office:value-type="date" office:date-value="2018-06-08" calcext:value-type="date">
            <text:p>8 juin 2018</text:p>
          </table:table-cell>
          <table:table-cell table:style-name="ce12" table:formula="of:=MIN([.B$55:.B89])-1" office:value-type="float" office:value="18" calcext:value-type="float">
            <text:p>18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89])-1" office:value-type="float" office:value="13" calcext:value-type="float">
            <text:p>13</text:p>
          </table:table-cell>
          <table:table-cell table:style-name="ce76"/>
          <table:table-cell table:style-name="ce99"/>
          <table:table-cell table:style-name="ce134" table:formula="of:=MIN([.G$82:.G89])-1" office:value-type="float" office:value="17" calcext:value-type="float">
            <text:p>17</text:p>
          </table:table-cell>
          <table:table-cell table:style-name="ce153" table:formula="of:=MIN([.H$58:.H89])-1" office:value-type="float" office:value="6" calcext:value-type="float">
            <text:p>6</text:p>
          </table:table-cell>
          <table:table-cell table:style-name="ce179"/>
          <table:table-cell table:style-name="ce209"/>
          <table:table-cell table:style-name="ce232" office:value-type="float" office:value="2" calcext:value-type="float">
            <text:p>2</text:p>
          </table:table-cell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90]+7" office:value-type="date" office:date-value="2018-06-15" calcext:value-type="date">
            <text:p>15 juin 2018</text:p>
          </table:table-cell>
          <table:table-cell table:style-name="ce12" table:formula="of:=MIN([.B$55:.B90])-1" office:value-type="float" office:value="17" calcext:value-type="float">
            <text:p>17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90])-1" office:value-type="float" office:value="12" calcext:value-type="float">
            <text:p>12</text:p>
          </table:table-cell>
          <table:table-cell table:style-name="ce76"/>
          <table:table-cell table:style-name="ce119" table:formula="of:=MIN([.F$55:.F90])-1" office:value-type="float" office:value="6" calcext:value-type="float">
            <text:p>6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91]+7" office:value-type="date" office:date-value="2018-06-22" calcext:value-type="date">
            <text:p>22 juin 2018</text:p>
          </table:table-cell>
          <table:table-cell table:style-name="ce12" table:formula="of:=MIN([.B$55:.B91])-1" office:value-type="float" office:value="16" calcext:value-type="float">
            <text:p>16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91])-1" office:value-type="float" office:value="11" calcext:value-type="float">
            <text:p>11</text:p>
          </table:table-cell>
          <table:table-cell table:style-name="ce76"/>
          <table:table-cell table:style-name="ce99"/>
          <table:table-cell table:style-name="ce134" table:formula="of:=MIN([.G$82:.G91])-1" office:value-type="float" office:value="16" calcext:value-type="float">
            <text:p>16</text:p>
          </table:table-cell>
          <table:table-cell table:style-name="ce153" table:formula="of:=MIN([.H$58:.H91])-1" office:value-type="float" office:value="5" calcext:value-type="float">
            <text:p>5</text:p>
          </table:table-cell>
          <table:table-cell table:style-name="ce173" table:formula="of:=MIN([.I$58:.I91])-1" office:value-type="float" office:value="3" calcext:value-type="float">
            <text:p>3</text:p>
          </table:table-cell>
          <table:table-cell table:style-name="ce209"/>
          <table:table-cell table:style-name="ce242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92]+7" office:value-type="date" office:date-value="2018-06-29" calcext:value-type="date">
            <text:p>29 juin 2018</text:p>
          </table:table-cell>
          <table:table-cell table:style-name="ce12" table:formula="of:=MIN([.B$55:.B92])-1" office:value-type="float" office:value="15" calcext:value-type="float">
            <text:p>15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92])-1" office:value-type="float" office:value="10" calcext:value-type="float">
            <text:p>10</text:p>
          </table:table-cell>
          <table:table-cell table:style-name="ce81" table:formula="of:=MIN([.E$55:.E92])-1" office:value-type="float" office:value="3" calcext:value-type="float">
            <text:p>3</text:p>
          </table:table-cell>
          <table:table-cell table:style-name="ce119" table:formula="of:=MIN([.F$55:.F92])-1" office:value-type="float" office:value="5" calcext:value-type="float">
            <text:p>5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8" table:formula="of:=[.A93]+7" office:value-type="date" office:date-value="2018-07-06" calcext:value-type="date">
            <text:p>6 juil. 2018</text:p>
          </table:table-cell>
          <table:table-cell table:style-name="ce12" table:formula="of:=MIN([.B$55:.B93])-1" office:value-type="float" office:value="14" calcext:value-type="float">
            <text:p>14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93])-1" office:value-type="float" office:value="9" calcext:value-type="float">
            <text:p>9</text:p>
          </table:table-cell>
          <table:table-cell table:style-name="ce76"/>
          <table:table-cell table:style-name="ce99"/>
          <table:table-cell table:style-name="ce134" table:formula="of:=MIN([.G$82:.G93])-1" office:value-type="float" office:value="15" calcext:value-type="float">
            <text:p>15</text:p>
          </table:table-cell>
          <table:table-cell table:style-name="ce153" table:formula="of:=MIN([.H$58:.H93])-1" office:value-type="float" office:value="4" calcext:value-type="float">
            <text:p>4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94]+7" office:value-type="date" office:date-value="2018-07-13" calcext:value-type="date">
            <text:p>13 juil. 2018</text:p>
          </table:table-cell>
          <table:table-cell table:style-name="ce12" table:formula="of:=MIN([.B$55:.B94])-1" office:value-type="float" office:value="13" calcext:value-type="float">
            <text:p>13</text:p>
          </table:table-cell>
          <table:table-cell table:style-name="ce65" office:value-type="string" calcext:value-type="string">
            <text:p>?</text:p>
          </table:table-cell>
          <table:table-cell table:style-name="ce88" table:formula="of:=MIN([.D$55:.D94])-1" office:value-type="float" office:value="8" calcext:value-type="float">
            <text:p>8</text:p>
          </table:table-cell>
          <table:table-cell table:style-name="ce76"/>
          <table:table-cell table:style-name="ce119" table:formula="of:=MIN([.F$55:.F94])-1" office:value-type="float" office:value="4" calcext:value-type="float">
            <text:p>4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95]+7" office:value-type="date" office:date-value="2018-07-20" calcext:value-type="date">
            <text:p>20 juil. 2018</text:p>
          </table:table-cell>
          <table:table-cell table:style-name="ce12" table:formula="of:=MIN([.B$55:.B95])-1" office:value-type="float" office:value="12" calcext:value-type="float">
            <text:p>12</text:p>
          </table:table-cell>
          <table:table-cell table:style-name="ce65" office:value-type="string" calcext:value-type="string">
            <text:p>?</text:p>
          </table:table-cell>
          <table:table-cell table:style-name="ce88" table:formula="of:=MIN([.D$55:.D95])-1" office:value-type="float" office:value="7" calcext:value-type="float">
            <text:p>7</text:p>
          </table:table-cell>
          <table:table-cell table:style-name="ce76"/>
          <table:table-cell table:style-name="ce99"/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28" table:formula="of:=[.A96]+7" office:value-type="date" office:date-value="2018-07-27" calcext:value-type="date">
            <text:p>27 juil. 2018</text:p>
          </table:table-cell>
          <table:table-cell table:style-name="ce12" table:formula="of:=MIN([.B$55:.B96])-1" office:value-type="float" office:value="11" calcext:value-type="float">
            <text:p>11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76"/>
          <table:table-cell table:style-name="ce99"/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6" table:visibility="collapse">
          <table:table-cell table:style-name="ce31" table:formula="of:=[.A97]+7" office:value-type="date" office:date-value="2018-08-03" calcext:value-type="date">
            <text:p>3 août 2018</text:p>
          </table:table-cell>
          <table:table-cell table:style-name="ce12" table:formula="of:=MIN([.B$55:.B97])-1" office:value-type="float" office:value="10" calcext:value-type="float">
            <text:p>10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76"/>
          <table:table-cell table:style-name="ce99"/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98]+7" office:value-type="date" office:date-value="2018-08-10" calcext:value-type="date">
            <text:p>10 août 2018</text:p>
          </table:table-cell>
          <table:table-cell table:style-name="ce12" table:formula="of:=MIN([.B$55:.B98])-1" office:value-type="float" office:value="9" calcext:value-type="float">
            <text:p>9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76"/>
          <table:table-cell table:style-name="ce99"/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99]+7" office:value-type="date" office:date-value="2018-08-17" calcext:value-type="date">
            <text:p>17 août 2018</text:p>
          </table:table-cell>
          <table:table-cell table:style-name="ce12" table:formula="of:=MIN([.B$55:.B99])-1" office:value-type="float" office:value="8" calcext:value-type="float">
            <text:p>8</text:p>
          </table:table-cell>
          <table:table-cell table:style-name="ce55" office:value-type="string" calcext:value-type="string">
            <text:p><text:s/></text:p>
          </table:table-cell>
          <table:table-cell table:style-name="ce65"/>
          <table:table-cell table:style-name="ce76"/>
          <table:table-cell table:style-name="ce99"/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100]+7" office:value-type="date" office:date-value="2018-08-24" calcext:value-type="date">
            <text:p>24 août 2018</text:p>
          </table:table-cell>
          <table:table-cell table:style-name="ce12" table:formula="of:=MIN([.B$55:.B100])-1" office:value-type="float" office:value="7" calcext:value-type="float">
            <text:p>7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100])-1" office:value-type="float" office:value="6" calcext:value-type="float">
            <text:p>6</text:p>
          </table:table-cell>
          <table:table-cell table:style-name="ce81" table:formula="of:=MIN([.E$55:.E100])-1" office:value-type="float" office:value="2" calcext:value-type="float">
            <text:p>2</text:p>
          </table:table-cell>
          <table:table-cell table:style-name="ce119" table:formula="of:=MIN([.F$55:.F100])-1" office:value-type="float" office:value="3" calcext:value-type="float">
            <text:p>3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31" table:formula="of:=[.A101]+7" office:value-type="date" office:date-value="2018-08-31" calcext:value-type="date">
            <text:p>31 août 2018</text:p>
          </table:table-cell>
          <table:table-cell table:style-name="ce12" table:formula="of:=MIN([.B$55:.B101])-1" office:value-type="float" office:value="6" calcext:value-type="float">
            <text:p>6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101])-1" office:value-type="float" office:value="5" calcext:value-type="float">
            <text:p>5</text:p>
          </table:table-cell>
          <table:table-cell table:style-name="ce76"/>
          <table:table-cell table:style-name="ce99"/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6" table:visibility="collapse">
          <table:table-cell table:style-name="ce28" table:formula="of:=[.A102]+7" office:value-type="date" office:date-value="2018-09-07" calcext:value-type="date">
            <text:p>7 sept. 2018</text:p>
          </table:table-cell>
          <table:table-cell table:style-name="ce12" table:formula="of:=MIN([.B$55:.B102])-1" office:value-type="float" office:value="5" calcext:value-type="float">
            <text:p>5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102])-1" office:value-type="float" office:value="4" calcext:value-type="float">
            <text:p>4</text:p>
          </table:table-cell>
          <table:table-cell table:style-name="ce76"/>
          <table:table-cell table:style-name="ce119" table:formula="of:=MIN([.F$55:.F102])-1" office:value-type="float" office:value="2" calcext:value-type="float">
            <text:p>2</text:p>
          </table:table-cell>
          <table:table-cell table:style-name="ce139"/>
          <table:table-cell table:style-name="ce159"/>
          <table:table-cell table:style-name="ce179"/>
          <table:table-cell table:style-name="ce200" office:value-type="float" office:value="6" calcext:value-type="float">
            <text:p>6</text:p>
          </table:table-cell>
          <table:table-cell table:style-name="ce238"/>
          <table:table-cell table:style-name="ce265"/>
          <table:table-cell table:style-name="ce303"/>
          <table:table-cell table:style-name="ce213"/>
          <table:table-cell table:style-name="ce331"/>
          <table:table-cell table:style-name="ce102"/>
          <table:table-cell table:number-columns-repeated="1006"/>
        </table:table-row>
        <table:table-row table:style-name="ro7" table:visibility="collapse">
          <table:table-cell table:style-name="ce28" table:formula="of:=[.A103]+7" office:value-type="date" office:date-value="2018-09-14" calcext:value-type="date">
            <text:p>14 sept. 2018</text:p>
          </table:table-cell>
          <table:table-cell table:style-name="ce12" table:formula="of:=MIN([.B$55:.B103])-1" office:value-type="float" office:value="4" calcext:value-type="float">
            <text:p>4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103])-1" office:value-type="float" office:value="3" calcext:value-type="float">
            <text:p>3</text:p>
          </table:table-cell>
          <table:table-cell table:style-name="ce76"/>
          <table:table-cell table:style-name="ce99"/>
          <table:table-cell table:style-name="ce134" table:formula="of:=MIN([.G$82:.G103])-1" office:value-type="float" office:value="14" calcext:value-type="float">
            <text:p>14</text:p>
          </table:table-cell>
          <table:table-cell table:style-name="ce153" table:formula="of:=MIN([.H$58:.H103])-1" office:value-type="float" office:value="3" calcext:value-type="float">
            <text:p>3</text:p>
          </table:table-cell>
          <table:table-cell table:style-name="ce173" table:formula="of:=MIN([.I$58:.I103])-1" office:value-type="float" office:value="2" calcext:value-type="float">
            <text:p>2</text:p>
          </table:table-cell>
          <table:table-cell table:style-name="ce209"/>
          <table:table-cell table:style-name="ce238"/>
          <table:table-cell table:style-name="ce265"/>
          <table:table-cell table:style-name="ce303"/>
          <table:table-cell table:style-name="ce213"/>
          <table:table-cell table:style-name="ce331"/>
          <table:table-cell table:style-name="ce102"/>
          <table:table-cell table:number-columns-repeated="1006"/>
        </table:table-row>
        <table:table-row table:style-name="ro7" table:visibility="collapse">
          <table:table-cell table:style-name="ce28" table:formula="of:=[.A104]+7" office:value-type="date" office:date-value="2018-09-21" calcext:value-type="date">
            <text:p>21 sept. 2018</text:p>
          </table:table-cell>
          <table:table-cell table:style-name="ce12" table:formula="of:=MIN([.B$55:.B104])-1" office:value-type="float" office:value="3" calcext:value-type="float">
            <text:p>3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104])-1" office:value-type="float" office:value="2" calcext:value-type="float">
            <text:p>2</text:p>
          </table:table-cell>
          <table:table-cell table:style-name="ce76"/>
          <table:table-cell table:style-name="ce119" table:formula="of:=MIN([.F$55:.F104])-1" office:value-type="float" office:value="1" calcext:value-type="float">
            <text:p>1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304" office:value-type="float" office:value="2" calcext:value-type="float">
            <text:p>2</text:p>
          </table:table-cell>
          <table:table-cell table:style-name="ce106"/>
          <table:table-cell table:style-name="ce332"/>
          <table:table-cell table:style-name="ce102"/>
          <table:table-cell table:number-columns-repeated="1006"/>
        </table:table-row>
        <table:table-row table:style-name="ro7" table:visibility="collapse">
          <table:table-cell table:style-name="ce28" table:formula="of:=[.A105]+7" office:value-type="date" office:date-value="2018-09-28" calcext:value-type="date">
            <text:p>28 sept. 2018</text:p>
          </table:table-cell>
          <table:table-cell table:style-name="ce12" table:formula="of:=MIN([.B$55:.B105])-1" office:value-type="float" office:value="2" calcext:value-type="float">
            <text:p>2</text:p>
          </table:table-cell>
          <table:table-cell table:style-name="ce55" office:value-type="string" calcext:value-type="string">
            <text:p><text:s/></text:p>
          </table:table-cell>
          <table:table-cell table:style-name="ce88" table:formula="of:=MIN([.D$55:.D105])-1" office:value-type="float" office:value="1" calcext:value-type="float">
            <text:p>1</text:p>
          </table:table-cell>
          <table:table-cell table:style-name="ce76"/>
          <table:table-cell table:style-name="ce99"/>
          <table:table-cell table:style-name="ce134" table:formula="of:=MIN([.G$82:.G105])-1" office:value-type="float" office:value="13" calcext:value-type="float">
            <text:p>13</text:p>
          </table:table-cell>
          <table:table-cell table:style-name="ce153" table:formula="of:=MIN([.H$58:.H105])-1" office:value-type="float" office:value="2" calcext:value-type="float">
            <text:p>2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102"/>
          <table:table-cell table:number-columns-repeated="1006"/>
        </table:table-row>
        <table:table-row table:style-name="ro7" table:visibility="collapse">
          <table:table-cell table:style-name="ce31" table:formula="of:=[.A106]+7" office:value-type="date" office:date-value="2018-10-05" calcext:value-type="date">
            <text:p>5 oct. 2018</text:p>
          </table:table-cell>
          <table:table-cell table:style-name="ce12" table:formula="of:=MIN([.B$55:.B106])-1" office:value-type="float" office:value="1" calcext:value-type="float">
            <text:p>1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8" calcext:value-type="float">
            <text:p>48</text:p>
          </table:table-cell>
          <table:table-cell table:style-name="ce76"/>
          <table:table-cell table:style-name="ce119" office:value-type="float" office:value="24" calcext:value-type="float">
            <text:p>24</text:p>
          </table:table-cell>
          <table:table-cell table:style-name="ce139"/>
          <table:table-cell table:style-name="ce159"/>
          <table:table-cell table:style-name="ce179"/>
          <table:table-cell table:style-name="ce200" office:value-type="float" office:value="5" calcext:value-type="float">
            <text:p>5</text:p>
          </table:table-cell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07]+7" office:value-type="date" office:date-value="2018-10-12" calcext:value-type="date">
            <text:p>12 oct. 2018</text:p>
          </table:table-cell>
          <table:table-cell table:style-name="ce12" office:value-type="float" office:value="50" calcext:value-type="float">
            <text:p>50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7" calcext:value-type="float">
            <text:p>47</text:p>
          </table:table-cell>
          <table:table-cell table:style-name="ce76"/>
          <table:table-cell table:style-name="ce99"/>
          <table:table-cell table:style-name="ce134" table:formula="of:=MIN([.G$82:.G107])-1" office:value-type="float" office:value="12" calcext:value-type="float">
            <text:p>12</text:p>
          </table:table-cell>
          <table:table-cell table:style-name="ce153" table:formula="of:=MIN([.H$58:.H107])-1" office:value-type="float" office:value="1" calcext:value-type="float">
            <text:p>1</text:p>
          </table:table-cell>
          <table:table-cell table:style-name="ce173" table:formula="of:=MIN([.I$58:.I107])-1" office:value-type="float" office:value="1" calcext:value-type="float">
            <text:p>1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08]+7" office:value-type="date" office:date-value="2018-10-19" calcext:value-type="date">
            <text:p>19 oct. 2018</text:p>
          </table:table-cell>
          <table:table-cell table:style-name="ce12" table:formula="of:=MIN([.B$108:.B108])-1" office:value-type="float" office:value="49" calcext:value-type="float">
            <text:p>49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6" calcext:value-type="float">
            <text:p>46</text:p>
          </table:table-cell>
          <table:table-cell table:style-name="ce81" office:value-type="float" office:value="12" calcext:value-type="float">
            <text:p>12</text:p>
          </table:table-cell>
          <table:table-cell table:style-name="ce119" office:value-type="float" office:value="23" calcext:value-type="float">
            <text:p>23</text:p>
          </table:table-cell>
          <table:table-cell table:style-name="ce139"/>
          <table:table-cell table:style-name="ce159"/>
          <table:table-cell table:style-name="ce179"/>
          <table:table-cell table:style-name="ce209"/>
          <table:table-cell table:style-name="ce238"/>
          <table:table-cell table:style-name="ce265" office:value-type="float" office:value="4" calcext:value-type="float">
            <text:p>4</text:p>
          </table:table-cell>
          <table:table-cell table:style-name="ce298"/>
          <table:table-cell table:style-name="ce466"/>
          <table:table-cell table:style-name="ce326"/>
          <table:table-cell table:style-name="ce31" office:value-type="string" calcext:value-type="string">
            <text:p>20/11: poisson 22/11 : agrumes</text:p>
          </table:table-cell>
          <table:table-cell table:number-columns-repeated="1006"/>
        </table:table-row>
        <table:table-row table:style-name="ro7" table:visibility="collapse">
          <table:table-cell table:style-name="ce31" table:formula="of:=[.A109]+7" office:value-type="date" office:date-value="2018-10-26" calcext:value-type="date">
            <text:p>26 oct. 2018</text:p>
          </table:table-cell>
          <table:table-cell table:style-name="ce12" table:formula="of:=MIN([.B$108:.B109])-1" office:value-type="float" office:value="48" calcext:value-type="float">
            <text:p>48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5" calcext:value-type="float">
            <text:p>45</text:p>
          </table:table-cell>
          <table:table-cell table:style-name="ce76"/>
          <table:table-cell table:style-name="ce99"/>
          <table:table-cell table:style-name="ce134" table:formula="of:=MIN([.G$82:.G109])-1" office:value-type="float" office:value="11" calcext:value-type="float">
            <text:p>11</text:p>
          </table:table-cell>
          <table:table-cell table:style-name="ce153" office:value-type="float" office:value="21" calcext:value-type="float">
            <text:p>21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7" table:visibility="collapse">
          <table:table-cell table:style-name="ce28" table:formula="of:=[.A110]+7" office:value-type="date" office:date-value="2018-11-02" calcext:value-type="date">
            <text:p>2 nov. 2018</text:p>
          </table:table-cell>
          <table:table-cell table:style-name="ce12" table:formula="of:=MIN([.B$108:.B110])-1" office:value-type="float" office:value="47" calcext:value-type="float">
            <text:p>47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4" calcext:value-type="float">
            <text:p>44</text:p>
          </table:table-cell>
          <table:table-cell table:style-name="ce76"/>
          <table:table-cell table:style-name="ce119" office:value-type="float" office:value="22" calcext:value-type="float">
            <text:p>22</text:p>
          </table:table-cell>
          <table:table-cell table:style-name="ce134"/>
          <table:table-cell table:style-name="ce159"/>
          <table:table-cell table:style-name="ce179"/>
          <table:table-cell table:style-name="ce200" office:value-type="float" office:value="4" calcext:value-type="float">
            <text:p>4</text:p>
          </table:table-cell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8"/>
          <table:table-cell table:number-columns-repeated="1006"/>
        </table:table-row>
        <table:table-row table:style-name="ro7" table:visibility="collapse">
          <table:table-cell table:style-name="ce28" table:formula="of:=[.A111]+7" office:value-type="date" office:date-value="2018-11-09" calcext:value-type="date">
            <text:p>9 nov. 2018</text:p>
          </table:table-cell>
          <table:table-cell table:style-name="ce12" table:formula="of:=MIN([.B$108:.B111])-1" office:value-type="float" office:value="46" calcext:value-type="float">
            <text:p>46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3" calcext:value-type="float">
            <text:p>43</text:p>
          </table:table-cell>
          <table:table-cell table:style-name="ce76"/>
          <table:table-cell table:style-name="ce99"/>
          <table:table-cell table:style-name="ce134" table:formula="of:=MIN([.G$82:.G111])-1" office:value-type="float" office:value="10" calcext:value-type="float">
            <text:p>10</text:p>
          </table:table-cell>
          <table:table-cell table:style-name="ce153" table:formula="of:=MIN([.H$110:.H111])-1" office:value-type="float" office:value="20" calcext:value-type="float">
            <text:p>20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8"/>
          <table:table-cell table:number-columns-repeated="1006"/>
        </table:table-row>
        <table:table-row table:style-name="ro7" table:visibility="collapse">
          <table:table-cell table:style-name="ce28" table:formula="of:=[.A112]+7" office:value-type="date" office:date-value="2018-11-16" calcext:value-type="date">
            <text:p>16 nov. 2018</text:p>
          </table:table-cell>
          <table:table-cell table:style-name="ce12" table:formula="of:=MIN([.B$108:.B112])-1" office:value-type="float" office:value="45" calcext:value-type="float">
            <text:p>45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2" calcext:value-type="float">
            <text:p>42</text:p>
          </table:table-cell>
          <table:table-cell table:style-name="ce81" office:value-type="float" office:value="11" calcext:value-type="float">
            <text:p>11</text:p>
          </table:table-cell>
          <table:table-cell table:style-name="ce119" office:value-type="float" office:value="21" calcext:value-type="float">
            <text:p>21</text:p>
          </table:table-cell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 office:value-type="float" office:value="3" calcext:value-type="float">
            <text:p>3</text:p>
          </table:table-cell>
          <table:table-cell table:style-name="ce298"/>
          <table:table-cell table:style-name="ce466"/>
          <table:table-cell table:style-name="ce326"/>
          <table:table-cell table:style-name="ce28"/>
          <table:table-cell table:number-columns-repeated="1006"/>
        </table:table-row>
        <table:table-row table:style-name="ro7" table:visibility="collapse">
          <table:table-cell table:style-name="ce28" table:formula="of:=[.A113]+7" office:value-type="date" office:date-value="2018-11-23" calcext:value-type="date">
            <text:p>23 nov. 2018</text:p>
          </table:table-cell>
          <table:table-cell table:style-name="ce12" table:formula="of:=MIN([.B$108:.B113])-1" office:value-type="float" office:value="44" calcext:value-type="float">
            <text:p>44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1" calcext:value-type="float">
            <text:p>41</text:p>
          </table:table-cell>
          <table:table-cell table:style-name="ce76"/>
          <table:table-cell table:style-name="ce99"/>
          <table:table-cell table:style-name="ce134" table:formula="of:=MIN([.G$82:.G113])-1" office:value-type="float" office:value="9" calcext:value-type="float">
            <text:p>9</text:p>
          </table:table-cell>
          <table:table-cell table:style-name="ce153" table:formula="of:=MIN([.H$110:.H113])-1" office:value-type="float" office:value="19" calcext:value-type="float">
            <text:p>19</text:p>
          </table:table-cell>
          <table:table-cell table:style-name="ce179" office:value-type="float" office:value="10" calcext:value-type="float">
            <text:p>10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8"/>
          <table:table-cell table:number-columns-repeated="1006"/>
        </table:table-row>
        <table:table-row table:style-name="ro7" table:visibility="collapse">
          <table:table-cell table:style-name="ce28" table:formula="of:=[.A114]+7" office:value-type="date" office:date-value="2018-11-30" calcext:value-type="date">
            <text:p>30 nov. 2018</text:p>
          </table:table-cell>
          <table:table-cell table:style-name="ce12" table:formula="of:=MIN([.B$108:.B114])-1" office:value-type="float" office:value="43" calcext:value-type="float">
            <text:p>43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40" calcext:value-type="float">
            <text:p>40</text:p>
          </table:table-cell>
          <table:table-cell table:style-name="ce76"/>
          <table:table-cell table:style-name="ce119" office:value-type="float" office:value="20" calcext:value-type="float">
            <text:p>20</text:p>
          </table:table-cell>
          <table:table-cell table:style-name="ce134"/>
          <table:table-cell table:style-name="ce159"/>
          <table:table-cell table:style-name="ce179"/>
          <table:table-cell table:style-name="ce200" office:value-type="float" office:value="3" calcext:value-type="float">
            <text:p>3</text:p>
          </table:table-cell>
          <table:table-cell table:style-name="ce238"/>
          <table:table-cell table:style-name="ce265"/>
          <table:table-cell table:style-name="ce304" office:value-type="float" office:value="1" calcext:value-type="float">
            <text:p>1</text:p>
          </table:table-cell>
          <table:table-cell table:style-name="ce106"/>
          <table:table-cell table:style-name="ce333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7" table:visibility="collapse">
          <table:table-cell table:style-name="ce31" table:formula="of:=[.A115]+7" office:value-type="date" office:date-value="2018-12-07" calcext:value-type="date">
            <text:p>7 déc. 2018</text:p>
          </table:table-cell>
          <table:table-cell table:style-name="ce12" table:formula="of:=MIN([.B$108:.B115])-1" office:value-type="float" office:value="42" calcext:value-type="float">
            <text:p>42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39" calcext:value-type="float">
            <text:p>39</text:p>
          </table:table-cell>
          <table:table-cell table:style-name="ce76"/>
          <table:table-cell table:style-name="ce99"/>
          <table:table-cell table:style-name="ce134" table:formula="of:=MIN([.G$82:.G115])-1" office:value-type="float" office:value="8" calcext:value-type="float">
            <text:p>8</text:p>
          </table:table-cell>
          <table:table-cell table:style-name="ce153" table:formula="of:=MIN([.H$110:.H115])-1" office:value-type="float" office:value="18" calcext:value-type="float">
            <text:p>18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16]+7" office:value-type="date" office:date-value="2018-12-14" calcext:value-type="date">
            <text:p>14 déc. 2018</text:p>
          </table:table-cell>
          <table:table-cell table:style-name="ce12" table:formula="of:=MIN([.B$108:.B116])-1" office:value-type="float" office:value="41" calcext:value-type="float">
            <text:p>41</text:p>
          </table:table-cell>
          <table:table-cell table:style-name="ce55" office:value-type="string" calcext:value-type="string">
            <text:p><text:s/></text:p>
          </table:table-cell>
          <table:table-cell table:style-name="ce102" office:value-type="float" office:value="38" calcext:value-type="float">
            <text:p>38</text:p>
          </table:table-cell>
          <table:table-cell table:style-name="ce81" office:value-type="float" office:value="10" calcext:value-type="float">
            <text:p>10</text:p>
          </table:table-cell>
          <table:table-cell table:style-name="ce119" office:value-type="float" office:value="19" calcext:value-type="float">
            <text:p>19</text:p>
          </table:table-cell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 office:value-type="float" office:value="2" calcext:value-type="float">
            <text:p>2</text:p>
          </table:table-cell>
          <table:table-cell table:style-name="ce298"/>
          <table:table-cell table:style-name="ce466"/>
          <table:table-cell table:style-name="ce326"/>
          <table:table-cell table:style-name="ce31" office:value-type="string" calcext:value-type="string">
            <text:p>18/12 poisson 20/12 agrumes</text:p>
          </table:table-cell>
          <table:table-cell table:number-columns-repeated="1006"/>
        </table:table-row>
        <table:table-row table:style-name="ro7" table:visibility="collapse">
          <table:table-cell table:style-name="ce31" table:formula="of:=[.A117]+7" office:value-type="date" office:date-value="2018-12-21" calcext:value-type="date">
            <text:p>21 déc. 2018</text:p>
          </table:table-cell>
          <table:table-cell table:style-name="ce12" table:formula="of:=MIN([.B$108:.B117])-1" office:value-type="float" office:value="40" calcext:value-type="float">
            <text:p>40</text:p>
          </table:table-cell>
          <table:table-cell table:style-name="ce55" office:value-type="string" calcext:value-type="string">
            <text:p><text:s/></text:p>
          </table:table-cell>
          <table:table-cell table:style-name="ce95" office:value-type="string" calcext:value-type="string">
            <text:p>37/36</text:p>
          </table:table-cell>
          <table:table-cell table:style-name="ce76"/>
          <table:table-cell table:style-name="ce119" office:value-type="float" office:value="18" calcext:value-type="float">
            <text:p>18</text:p>
          </table:table-cell>
          <table:table-cell table:style-name="ce134" table:formula="of:=MIN([.G$82:.G117])-1" office:value-type="float" office:value="7" calcext:value-type="float">
            <text:p>7</text:p>
          </table:table-cell>
          <table:table-cell table:style-name="ce153" table:formula="of:=MIN([.H$110:.H117])-1" office:value-type="float" office:value="17" calcext:value-type="float">
            <text:p>17</text:p>
          </table:table-cell>
          <table:table-cell table:style-name="ce179" office:value-type="float" office:value="9" calcext:value-type="float">
            <text:p>9</text:p>
          </table:table-cell>
          <table:table-cell table:style-name="ce200" office:value-type="float" office:value="2" calcext:value-type="float">
            <text:p>2</text:p>
          </table:table-cell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18]+7" office:value-type="date" office:date-value="2018-12-28" calcext:value-type="date">
            <text:p>28 déc. 2018</text:p>
          </table:table-cell>
          <table:table-cell table:style-name="ce17" office:value-type="string" calcext:value-type="string" table:number-columns-spanned="12" table:number-rows-spanned="2">
            <text:p>vacances de Noël</text:p>
          </table:table-cell>
          <table:covered-table-cell table:number-columns-repeated="2" table:style-name="ce54"/>
          <table:covered-table-cell table:style-name="ce87"/>
          <table:covered-table-cell table:style-name="ce124"/>
          <table:covered-table-cell table:style-name="ce143"/>
          <table:covered-table-cell table:style-name="ce165"/>
          <table:covered-table-cell table:style-name="ce189"/>
          <table:covered-table-cell table:style-name="ce221"/>
          <table:covered-table-cell table:style-name="ce243"/>
          <table:covered-table-cell table:style-name="ce280"/>
          <table:covered-table-cell table:style-name="ce305"/>
          <table:table-cell table:style-name="ce277"/>
          <table:table-cell table:style-name="ce334"/>
          <table:table-cell table:style-name="ce293"/>
          <table:table-cell table:number-columns-repeated="1006"/>
        </table:table-row>
        <table:table-row table:style-name="ro7" table:visibility="collapse">
          <table:table-cell table:style-name="ce28" table:formula="of:=[.A119]+7" office:value-type="date" office:date-value="2019-01-04" calcext:value-type="date">
            <text:p>4 janv. 2019</text:p>
          </table:table-cell>
          <table:covered-table-cell table:style-name="ce18"/>
          <table:covered-table-cell table:number-columns-repeated="2" table:style-name="ce56"/>
          <table:covered-table-cell table:style-name="ce92"/>
          <table:covered-table-cell table:style-name="ce125"/>
          <table:covered-table-cell table:style-name="ce144"/>
          <table:covered-table-cell table:style-name="ce166"/>
          <table:covered-table-cell table:style-name="ce190"/>
          <table:covered-table-cell table:style-name="ce222"/>
          <table:covered-table-cell table:style-name="ce246"/>
          <table:covered-table-cell table:style-name="ce281"/>
          <table:covered-table-cell table:style-name="ce306"/>
          <table:table-cell table:style-name="ce277"/>
          <table:table-cell table:style-name="ce334"/>
          <table:table-cell table:style-name="ce293"/>
          <table:table-cell table:number-columns-repeated="1006"/>
        </table:table-row>
        <table:table-row table:style-name="ro7" table:visibility="collapse">
          <table:table-cell table:style-name="ce28" table:formula="of:=[.A120]+7" office:value-type="date" office:date-value="2019-01-11" calcext:value-type="date">
            <text:p>11 janv. 2019</text:p>
          </table:table-cell>
          <table:table-cell table:style-name="ce12" table:formula="of:=MIN([.B$108:.B120])-1" office:value-type="float" office:value="39" calcext:value-type="float">
            <text:p>39</text:p>
          </table:table-cell>
          <table:table-cell table:style-name="ce55" office:value-type="float" office:value="1" calcext:value-type="float">
            <text:p>1</text:p>
          </table:table-cell>
          <table:table-cell table:style-name="ce95" office:value-type="string" calcext:value-type="string">
            <text:p>35/34</text:p>
          </table:table-cell>
          <table:table-cell table:style-name="ce81" office:value-type="float" office:value="9" calcext:value-type="float">
            <text:p>9</text:p>
          </table:table-cell>
          <table:table-cell table:style-name="ce119" office:value-type="float" office:value="17" calcext:value-type="float">
            <text:p>17</text:p>
          </table:table-cell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 office:value-type="float" office:value="1" calcext:value-type="float">
            <text:p>1</text:p>
          </table:table-cell>
          <table:table-cell table:style-name="ce298"/>
          <table:table-cell table:style-name="ce466"/>
          <table:table-cell table:style-name="ce326"/>
          <table:table-cell table:style-name="ce28" office:value-type="string" calcext:value-type="string">
            <text:p>15/01 poisson</text:p>
          </table:table-cell>
          <table:table-cell table:number-columns-repeated="1006"/>
        </table:table-row>
        <table:table-row table:style-name="ro7" table:visibility="collapse">
          <table:table-cell table:style-name="ce28" table:formula="of:=[.A121]+7" office:value-type="date" office:date-value="2019-01-18" calcext:value-type="date">
            <text:p>18 janv. 2019</text:p>
          </table:table-cell>
          <table:table-cell table:style-name="ce12" table:formula="of:=MIN([.B$108:.B121])-1" office:value-type="float" office:value="38" calcext:value-type="float">
            <text:p>38</text:p>
          </table:table-cell>
          <table:table-cell table:style-name="ce55" office:value-type="float" office:value="2" calcext:value-type="float">
            <text:p>2</text:p>
          </table:table-cell>
          <table:table-cell table:style-name="ce102" office:value-type="float" office:value="33" calcext:value-type="float">
            <text:p>33</text:p>
          </table:table-cell>
          <table:table-cell table:style-name="ce76"/>
          <table:table-cell table:style-name="ce99"/>
          <table:table-cell table:style-name="ce134" table:formula="of:=MIN([.G$82:.G121])-1" office:value-type="float" office:value="6" calcext:value-type="float">
            <text:p>6</text:p>
          </table:table-cell>
          <table:table-cell table:style-name="ce153" table:formula="of:=MIN([.H$110:.H121])-1" office:value-type="float" office:value="16" calcext:value-type="float">
            <text:p>16</text:p>
          </table:table-cell>
          <table:table-cell table:style-name="ce179" office:value-type="float" office:value="8" calcext:value-type="float">
            <text:p>8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8" office:value-type="string" calcext:value-type="string">
            <text:p><text:s/>24/01 agrumes</text:p>
          </table:table-cell>
          <table:table-cell table:number-columns-repeated="1006"/>
        </table:table-row>
        <table:table-row table:style-name="ro7" table:visibility="collapse">
          <table:table-cell table:style-name="ce28" table:formula="of:=[.A122]+7" office:value-type="date" office:date-value="2019-01-25" calcext:value-type="date">
            <text:p>25 janv. 2019</text:p>
          </table:table-cell>
          <table:table-cell table:style-name="ce12" table:formula="of:=MIN([.B$108:.B122])-1" office:value-type="float" office:value="37" calcext:value-type="float">
            <text:p>37</text:p>
          </table:table-cell>
          <table:table-cell table:style-name="ce55" office:value-type="float" office:value="3" calcext:value-type="float">
            <text:p>3</text:p>
          </table:table-cell>
          <table:table-cell table:style-name="ce102" office:value-type="float" office:value="32" calcext:value-type="float">
            <text:p>32</text:p>
          </table:table-cell>
          <table:table-cell table:style-name="ce76"/>
          <table:table-cell table:style-name="ce119" office:value-type="float" office:value="16" calcext:value-type="float">
            <text:p>16</text:p>
          </table:table-cell>
          <table:table-cell table:style-name="ce134"/>
          <table:table-cell table:style-name="ce159"/>
          <table:table-cell table:style-name="ce179"/>
          <table:table-cell table:style-name="ce200" office:value-type="float" office:value="1" calcext:value-type="float">
            <text:p>1</text:p>
          </table:table-cell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94"/>
          <table:table-cell table:number-columns-repeated="1006"/>
        </table:table-row>
        <table:table-row table:style-name="ro7" table:visibility="collapse">
          <table:table-cell table:style-name="ce31" table:formula="of:=[.A123]+7" office:value-type="date" office:date-value="2019-02-01" calcext:value-type="date">
            <text:p>1 févr. 2019</text:p>
          </table:table-cell>
          <table:table-cell table:style-name="ce12" table:formula="of:=MIN([.B$108:.B123])-1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31" calcext:value-type="float">
            <text:p>31</text:p>
          </table:table-cell>
          <table:table-cell table:style-name="ce76"/>
          <table:table-cell table:style-name="ce99"/>
          <table:table-cell table:style-name="ce134" table:formula="of:=MIN([.G$82:.G123])-1" office:value-type="float" office:value="5" calcext:value-type="float">
            <text:p>5</text:p>
          </table:table-cell>
          <table:table-cell table:style-name="ce153" table:formula="of:=MIN([.H$110:.H123])-1" office:value-type="float" office:value="15" calcext:value-type="float">
            <text:p>15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 office:value-type="string" calcext:value-type="string">
            <text:p>5/02 poisson</text:p>
          </table:table-cell>
          <table:table-cell table:number-columns-repeated="1006"/>
        </table:table-row>
        <table:table-row table:style-name="ro7" table:visibility="collapse">
          <table:table-cell table:style-name="ce31" table:formula="of:=[.A124]+7" office:value-type="date" office:date-value="2019-02-08" calcext:value-type="date">
            <text:p>8 févr. 2019</text:p>
          </table:table-cell>
          <table:table-cell table:style-name="ce12" table:formula="of:=MIN([.B$108:.B124])-1" office:value-type="float" office:value="35" calcext:value-type="float">
            <text:p>35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30" calcext:value-type="float">
            <text:p>30</text:p>
          </table:table-cell>
          <table:table-cell table:style-name="ce81" office:value-type="float" office:value="8" calcext:value-type="float">
            <text:p>8</text:p>
          </table:table-cell>
          <table:table-cell table:style-name="ce119" office:value-type="float" office:value="15" calcext:value-type="float">
            <text:p>15</text:p>
          </table:table-cell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25]+7" office:value-type="date" office:date-value="2019-02-15" calcext:value-type="date">
            <text:p>15 févr. 2019</text:p>
          </table:table-cell>
          <table:table-cell table:style-name="ce12" table:formula="of:=MIN([.B$108:.B125])-1" office:value-type="float" office:value="34" calcext:value-type="float">
            <text:p>34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9" calcext:value-type="float">
            <text:p>29</text:p>
          </table:table-cell>
          <table:table-cell table:style-name="ce76"/>
          <table:table-cell table:style-name="ce99"/>
          <table:table-cell table:style-name="ce134" table:formula="of:=MIN([.G$82:.G125])-1" office:value-type="float" office:value="4" calcext:value-type="float">
            <text:p>4</text:p>
          </table:table-cell>
          <table:table-cell table:style-name="ce153" table:formula="of:=MIN([.H$110:.H125])-1" office:value-type="float" office:value="14" calcext:value-type="float">
            <text:p>14</text:p>
          </table:table-cell>
          <table:table-cell table:style-name="ce179" office:value-type="float" office:value="7" calcext:value-type="float">
            <text:p>7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26]+7" office:value-type="date" office:date-value="2019-02-22" calcext:value-type="date">
            <text:p>22 févr. 2019</text:p>
          </table:table-cell>
          <table:table-cell table:style-name="ce12" table:formula="of:=MIN([.B$108:.B126])-1" office:value-type="float" office:value="33" calcext:value-type="float">
            <text:p>33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8" calcext:value-type="float">
            <text:p>28</text:p>
          </table:table-cell>
          <table:table-cell table:style-name="ce76"/>
          <table:table-cell table:style-name="ce119" office:value-type="float" office:value="14" calcext:value-type="float">
            <text:p>14</text:p>
          </table:table-cell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31" office:value-type="string" calcext:value-type="string">
            <text:p>28/02 agrumes</text:p>
          </table:table-cell>
          <table:table-cell table:number-columns-repeated="1006"/>
        </table:table-row>
        <table:table-row table:style-name="ro7" table:visibility="collapse">
          <table:table-cell table:style-name="ce28" table:formula="of:=[.A127]+7" office:value-type="date" office:date-value="2019-03-01" calcext:value-type="date">
            <text:p>1 mars 2019</text:p>
          </table:table-cell>
          <table:table-cell table:style-name="ce12" table:formula="of:=MIN([.B$108:.B127])-1" office:value-type="float" office:value="32" calcext:value-type="float">
            <text:p>32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7" calcext:value-type="float">
            <text:p>27</text:p>
          </table:table-cell>
          <table:table-cell table:style-name="ce76"/>
          <table:table-cell table:style-name="ce99"/>
          <table:table-cell table:style-name="ce134" table:formula="of:=MIN([.G$82:.G127])-1" office:value-type="float" office:value="3" calcext:value-type="float">
            <text:p>3</text:p>
          </table:table-cell>
          <table:table-cell table:style-name="ce153" table:formula="of:=MIN([.H$110:.H127])-1" office:value-type="float" office:value="13" calcext:value-type="float">
            <text:p>13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8"/>
          <table:table-cell table:number-columns-repeated="1006"/>
        </table:table-row>
        <table:table-row table:style-name="ro7" table:visibility="collapse">
          <table:table-cell table:style-name="ce28" table:formula="of:=[.A128]+7" office:value-type="date" office:date-value="2019-03-08" calcext:value-type="date">
            <text:p>8 mars 2019</text:p>
          </table:table-cell>
          <table:table-cell table:style-name="ce12" table:formula="of:=MIN([.B$108:.B128])-1" office:value-type="float" office:value="31" calcext:value-type="float">
            <text:p>31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6" calcext:value-type="float">
            <text:p>26</text:p>
          </table:table-cell>
          <table:table-cell table:style-name="ce81" office:value-type="float" office:value="7" calcext:value-type="float">
            <text:p>7</text:p>
          </table:table-cell>
          <table:table-cell table:style-name="ce119" office:value-type="float" office:value="13" calcext:value-type="float">
            <text:p>13</text:p>
          </table:table-cell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8" office:value-type="string" calcext:value-type="string">
            <text:p>12/03 poisson</text:p>
          </table:table-cell>
          <table:table-cell table:number-columns-repeated="1006"/>
        </table:table-row>
        <table:table-row table:style-name="ro7" table:visibility="collapse">
          <table:table-cell table:style-name="ce28" table:formula="of:=[.A129]+7" office:value-type="date" office:date-value="2019-03-15" calcext:value-type="date">
            <text:p>15 mars 2019</text:p>
          </table:table-cell>
          <table:table-cell table:style-name="ce12" table:formula="of:=MIN([.B$108:.B129])-1" office:value-type="float" office:value="30" calcext:value-type="float">
            <text:p>30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5" calcext:value-type="float">
            <text:p>25</text:p>
          </table:table-cell>
          <table:table-cell table:style-name="ce76"/>
          <table:table-cell table:style-name="ce99"/>
          <table:table-cell table:style-name="ce134" table:formula="of:=MIN([.G$82:.G129])-1" office:value-type="float" office:value="2" calcext:value-type="float">
            <text:p>2</text:p>
          </table:table-cell>
          <table:table-cell table:style-name="ce153" table:formula="of:=MIN([.H$110:.H129])-1" office:value-type="float" office:value="12" calcext:value-type="float">
            <text:p>12</text:p>
          </table:table-cell>
          <table:table-cell table:style-name="ce179" office:value-type="float" office:value="6" calcext:value-type="float">
            <text:p>6</text:p>
          </table:table-cell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94"/>
          <table:table-cell table:number-columns-repeated="1006"/>
        </table:table-row>
        <table:table-row table:style-name="ro7" table:visibility="collapse">
          <table:table-cell table:style-name="ce28" table:formula="of:=[.A130]+7" office:value-type="date" office:date-value="2019-03-22" calcext:value-type="date">
            <text:p>22 mars 2019</text:p>
          </table:table-cell>
          <table:table-cell table:style-name="ce12" table:formula="of:=MIN([.B$108:.B130])-1" office:value-type="float" office:value="29" calcext:value-type="float">
            <text:p>29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4" calcext:value-type="float">
            <text:p>24</text:p>
          </table:table-cell>
          <table:table-cell table:style-name="ce76"/>
          <table:table-cell table:style-name="ce119" office:value-type="float" office:value="12" calcext:value-type="float">
            <text:p>12</text:p>
          </table:table-cell>
          <table:table-cell table:style-name="ce134"/>
          <table:table-cell table:style-name="ce159"/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8" office:value-type="string" calcext:value-type="string">
            <text:p>28/03 agrumes</text:p>
          </table:table-cell>
          <table:table-cell table:number-columns-repeated="1006"/>
        </table:table-row>
        <table:table-row table:style-name="ro7" table:visibility="collapse">
          <table:table-cell table:style-name="ce28" table:formula="of:=[.A131]+7" office:value-type="date" office:date-value="2019-03-29" calcext:value-type="date">
            <text:p>29 mars 2019</text:p>
          </table:table-cell>
          <table:table-cell table:style-name="ce12" table:formula="of:=MIN([.B$108:.B131])-1" office:value-type="float" office:value="28" calcext:value-type="float">
            <text:p>28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3" calcext:value-type="float">
            <text:p>23</text:p>
          </table:table-cell>
          <table:table-cell table:style-name="ce76"/>
          <table:table-cell table:style-name="ce99"/>
          <table:table-cell table:style-name="ce134" table:formula="of:=MIN([.G$82:.G131])-1" office:value-type="float" office:value="1" calcext:value-type="float">
            <text:p>1</text:p>
          </table:table-cell>
          <table:table-cell table:style-name="ce153" table:formula="of:=MIN([.H$110:.H131])-1" office:value-type="float" office:value="11" calcext:value-type="float">
            <text:p>11</text:p>
          </table:table-cell>
          <table:table-cell table:style-name="ce179"/>
          <table:table-cell table:style-name="ce209"/>
          <table:table-cell table:style-name="ce238"/>
          <table:table-cell table:style-name="ce265"/>
          <table:table-cell table:style-name="ce298"/>
          <table:table-cell table:style-name="ce466"/>
          <table:table-cell table:style-name="ce326"/>
          <table:table-cell table:style-name="ce294"/>
          <table:table-cell table:number-columns-repeated="1006"/>
        </table:table-row>
        <table:table-row table:style-name="ro7" table:visibility="collapse">
          <table:table-cell table:style-name="ce31" table:formula="of:=[.A132]+7" office:value-type="date" office:date-value="2019-04-05" calcext:value-type="date">
            <text:p>5 avr. 2019</text:p>
          </table:table-cell>
          <table:table-cell table:style-name="ce19" table:formula="of:=MIN([.B$108:.B132])-1" office:value-type="float" office:value="27" calcext:value-type="float">
            <text:p>27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2" calcext:value-type="float">
            <text:p>22</text:p>
          </table:table-cell>
          <table:table-cell table:style-name="ce81" office:value-type="float" office:value="6" calcext:value-type="float">
            <text:p>6</text:p>
          </table:table-cell>
          <table:table-cell table:style-name="ce119" office:value-type="float" office:value="11" calcext:value-type="float">
            <text:p>11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33]+7" office:value-type="date" office:date-value="2019-04-12" calcext:value-type="date">
            <text:p>12 avr. 2019</text:p>
          </table:table-cell>
          <table:table-cell table:style-name="ce19" table:formula="of:=MIN([.B$108:.B133])-1" office:value-type="float" office:value="26" calcext:value-type="float">
            <text:p>26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1" calcext:value-type="float">
            <text:p>21</text:p>
          </table:table-cell>
          <table:table-cell table:style-name="ce93"/>
          <table:table-cell table:style-name="ce126"/>
          <table:table-cell table:style-name="ce145"/>
          <table:table-cell table:style-name="ce153" table:formula="of:=MIN([.H$110:.H133])-1" office:value-type="float" office:value="10" calcext:value-type="float">
            <text:p>10</text:p>
          </table:table-cell>
          <table:table-cell table:style-name="ce191" office:value-type="float" office:value="5" calcext:value-type="float">
            <text:p>5</text:p>
          </table:table-cell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 office:value-type="string" calcext:value-type="string">
            <text:p>9/04 poisson</text:p>
          </table:table-cell>
          <table:table-cell table:number-columns-repeated="1006"/>
        </table:table-row>
        <table:table-row table:style-name="ro7" table:visibility="collapse">
          <table:table-cell table:style-name="ce31" table:formula="of:=[.A134]+7" office:value-type="date" office:date-value="2019-04-19" calcext:value-type="date">
            <text:p>19 avr. 2019</text:p>
          </table:table-cell>
          <table:table-cell table:style-name="ce19" table:formula="of:=MIN([.B$108:.B134])-1" office:value-type="float" office:value="25" calcext:value-type="float">
            <text:p>25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20" calcext:value-type="float">
            <text:p>20</text:p>
          </table:table-cell>
          <table:table-cell table:style-name="ce93"/>
          <table:table-cell table:style-name="ce119" office:value-type="float" office:value="10" calcext:value-type="float">
            <text:p>10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 office:value-type="string" calcext:value-type="string">
            <text:p>25/04 agrumes</text:p>
          </table:table-cell>
          <table:table-cell table:number-columns-repeated="1006"/>
        </table:table-row>
        <table:table-row table:style-name="ro7" table:visibility="collapse">
          <table:table-cell table:style-name="ce31" table:formula="of:=[.A135]+7" office:value-type="date" office:date-value="2019-04-26" calcext:value-type="date">
            <text:p>26 avr. 2019</text:p>
          </table:table-cell>
          <table:table-cell table:style-name="ce19" table:formula="of:=MIN([.B$108:.B135])-1" office:value-type="float" office:value="24" calcext:value-type="float">
            <text:p>24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19" calcext:value-type="float">
            <text:p>19</text:p>
          </table:table-cell>
          <table:table-cell table:style-name="ce93"/>
          <table:table-cell table:style-name="ce126"/>
          <table:table-cell table:style-name="ce145"/>
          <table:table-cell table:style-name="ce153" table:formula="of:=MIN([.H$110:.H135])-1" office:value-type="float" office:value="9" calcext:value-type="float">
            <text:p>9</text:p>
          </table:table-cell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/>
          <table:table-cell table:number-columns-repeated="1006"/>
        </table:table-row>
        <table:table-row table:style-name="ro7" table:visibility="collapse">
          <table:table-cell table:style-name="ce32" table:formula="of:=[.A136]+7" office:value-type="date" office:date-value="2019-05-03" calcext:value-type="date">
            <text:p>3 mai 2019</text:p>
          </table:table-cell>
          <table:table-cell table:style-name="ce19" table:formula="of:=MIN([.B$108:.B136])-1" office:value-type="float" office:value="23" calcext:value-type="float">
            <text:p>23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18" calcext:value-type="float">
            <text:p>18</text:p>
          </table:table-cell>
          <table:table-cell table:style-name="ce81" office:value-type="float" office:value="5" calcext:value-type="float">
            <text:p>5</text:p>
          </table:table-cell>
          <table:table-cell table:style-name="ce119" office:value-type="float" office:value="9" calcext:value-type="float">
            <text:p>9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2"/>
          <table:table-cell table:number-columns-repeated="1006"/>
        </table:table-row>
        <table:table-row table:style-name="ro7" table:visibility="collapse">
          <table:table-cell table:style-name="ce32" table:formula="of:=[.A137]+7" office:value-type="date" office:date-value="2019-05-10" calcext:value-type="date">
            <text:p>10 mai 2019</text:p>
          </table:table-cell>
          <table:table-cell table:style-name="ce19" table:formula="of:=MIN([.B$108:.B137])-1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17" calcext:value-type="float">
            <text:p>17</text:p>
          </table:table-cell>
          <table:table-cell table:style-name="ce93"/>
          <table:table-cell table:style-name="ce126"/>
          <table:table-cell table:style-name="ce145"/>
          <table:table-cell table:style-name="ce153" table:formula="of:=MIN([.H$110:.H137])-1" office:value-type="float" office:value="8" calcext:value-type="float">
            <text:p>8</text:p>
          </table:table-cell>
          <table:table-cell table:style-name="ce191" office:value-type="float" office:value="4" calcext:value-type="float">
            <text:p>4</text:p>
          </table:table-cell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2"/>
          <table:table-cell table:number-columns-repeated="1006"/>
        </table:table-row>
        <table:table-row table:style-name="ro7" table:visibility="collapse">
          <table:table-cell table:style-name="ce32" table:formula="of:=[.A138]+7" office:value-type="date" office:date-value="2019-05-17" calcext:value-type="date">
            <text:p>17 mai 2019</text:p>
          </table:table-cell>
          <table:table-cell table:style-name="ce19" table:formula="of:=MIN([.B$108:.B138])-1" office:value-type="float" office:value="21" calcext:value-type="float">
            <text:p>21</text:p>
          </table:table-cell>
          <table:table-cell table:style-name="ce55" office:value-type="float" office:value="4" calcext:value-type="float">
            <text:p>4</text:p>
          </table:table-cell>
          <table:table-cell table:style-name="ce102" office:value-type="float" office:value="16" calcext:value-type="float">
            <text:p>16</text:p>
          </table:table-cell>
          <table:table-cell table:style-name="ce93"/>
          <table:table-cell table:style-name="ce119" office:value-type="float" office:value="8" calcext:value-type="float">
            <text:p>8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2" office:value-type="string" calcext:value-type="string">
            <text:p>14/05 poisson</text:p>
          </table:table-cell>
          <table:table-cell table:number-columns-repeated="1006"/>
        </table:table-row>
        <table:table-row table:style-name="ro7" table:visibility="collapse">
          <table:table-cell table:style-name="ce32" table:formula="of:=[.A139]+7" office:value-type="date" office:date-value="2019-05-24" calcext:value-type="date">
            <text:p>24 mai 2019</text:p>
          </table:table-cell>
          <table:table-cell table:style-name="ce19" table:formula="of:=MIN([.B$108:.B139])-1" office:value-type="float" office:value="20" calcext:value-type="float">
            <text:p>20</text:p>
          </table:table-cell>
          <table:table-cell table:style-name="ce55" office:value-type="float" office:value="4" calcext:value-type="float">
            <text:p>4</text:p>
          </table:table-cell>
          <table:table-cell table:style-name="ce95" office:value-type="string" calcext:value-type="string">
            <text:p>15/14</text:p>
          </table:table-cell>
          <table:table-cell table:style-name="ce81" office:value-type="float" office:value="4" calcext:value-type="float">
            <text:p>4</text:p>
          </table:table-cell>
          <table:table-cell table:style-name="ce119" office:value-type="float" office:value="7" calcext:value-type="float">
            <text:p>7</text:p>
          </table:table-cell>
          <table:table-cell table:style-name="ce145"/>
          <table:table-cell table:style-name="ce153" table:formula="of:=MIN([.H$110:.H139])-1" office:value-type="float" office:value="7" calcext:value-type="float">
            <text:p>7</text:p>
          </table:table-cell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2"/>
          <table:table-cell table:number-columns-repeated="1006"/>
        </table:table-row>
        <table:table-row table:style-name="ro7" table:visibility="collapse">
          <table:table-cell table:style-name="ce32" table:formula="of:=[.A140]+7" office:value-type="date" office:date-value="2019-05-31" calcext:value-type="date">
            <text:p>31 mai 2019</text:p>
          </table:table-cell>
          <table:table-cell table:style-name="ce20" office:value-type="string" calcext:value-type="string" table:number-columns-spanned="14" table:number-rows-spanned="1">
            <text:p>pas accès à MARC</text:p>
          </table:table-cell>
          <table:covered-table-cell table:number-columns-repeated="2" table:style-name="ce57"/>
          <table:covered-table-cell table:style-name="ce94"/>
          <table:covered-table-cell table:style-name="ce127"/>
          <table:covered-table-cell table:style-name="ce146"/>
          <table:covered-table-cell table:style-name="ce168"/>
          <table:covered-table-cell table:style-name="ce194"/>
          <table:covered-table-cell table:style-name="ce225"/>
          <table:covered-table-cell table:style-name="ce253"/>
          <table:covered-table-cell table:style-name="ce283"/>
          <table:covered-table-cell table:style-name="ce308"/>
          <table:covered-table-cell table:style-name="ce57"/>
          <table:covered-table-cell table:style-name="ce336"/>
          <table:table-cell table:style-name="ce292" office:value-type="string" calcext:value-type="string">
            <text:p>pont de l'ascension</text:p>
          </table:table-cell>
          <table:table-cell table:number-columns-repeated="1006"/>
        </table:table-row>
        <table:table-row table:style-name="ro7" table:visibility="collapse">
          <table:table-cell table:style-name="ce31" table:formula="of:=[.A141]+7" office:value-type="date" office:date-value="2019-06-07" calcext:value-type="date">
            <text:p>7 juin 2019</text:p>
          </table:table-cell>
          <table:table-cell table:style-name="ce19" table:formula="of:=MIN([.B$108:.B141])-1" office:value-type="float" office:value="19" calcext:value-type="float">
            <text:p>19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13" calcext:value-type="float">
            <text:p>13</text:p>
          </table:table-cell>
          <table:table-cell table:style-name="ce93"/>
          <table:table-cell table:style-name="ce126"/>
          <table:table-cell table:style-name="ce145"/>
          <table:table-cell table:style-name="ce153" table:formula="of:=MIN([.H$110:.H141])-1" office:value-type="float" office:value="6" calcext:value-type="float">
            <text:p>6</text:p>
          </table:table-cell>
          <table:table-cell table:style-name="ce191" office:value-type="float" office:value="3" calcext:value-type="float">
            <text:p>3</text:p>
          </table:table-cell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42]+7" office:value-type="date" office:date-value="2019-06-14" calcext:value-type="date">
            <text:p>14 juin 2019</text:p>
          </table:table-cell>
          <table:table-cell table:style-name="ce19" table:formula="of:=MIN([.B$108:.B142])-1" office:value-type="float" office:value="18" calcext:value-type="float">
            <text:p>18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12" calcext:value-type="float">
            <text:p>12</text:p>
          </table:table-cell>
          <table:table-cell table:style-name="ce93"/>
          <table:table-cell table:style-name="ce119" office:value-type="float" office:value="6" calcext:value-type="float">
            <text:p>6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 office:value-type="string" calcext:value-type="string">
            <text:p>11/06 poisson</text:p>
          </table:table-cell>
          <table:table-cell table:number-columns-repeated="1006"/>
        </table:table-row>
        <table:table-row table:style-name="ro7" table:visibility="collapse">
          <table:table-cell table:style-name="ce31" table:formula="of:=[.A143]+7" office:value-type="date" office:date-value="2019-06-21" calcext:value-type="date">
            <text:p>21 juin 2019</text:p>
          </table:table-cell>
          <table:table-cell table:style-name="ce19" table:formula="of:=MIN([.B$108:.B143])-1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11" calcext:value-type="float">
            <text:p>11</text:p>
          </table:table-cell>
          <table:table-cell table:style-name="ce93"/>
          <table:table-cell table:style-name="ce126"/>
          <table:table-cell table:style-name="ce145"/>
          <table:table-cell table:style-name="ce153" table:formula="of:=MIN([.H$110:.H143])-1" office:value-type="float" office:value="5" calcext:value-type="float">
            <text:p>5</text:p>
          </table:table-cell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44]+7" office:value-type="date" office:date-value="2019-06-28" calcext:value-type="date">
            <text:p>28 juin 2019</text:p>
          </table:table-cell>
          <table:table-cell table:style-name="ce19" table:formula="of:=MIN([.B$108:.B144])-1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10" calcext:value-type="float">
            <text:p>10</text:p>
          </table:table-cell>
          <table:table-cell table:style-name="ce81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/>
          <table:table-cell table:number-columns-repeated="1006"/>
        </table:table-row>
        <table:table-row table:style-name="ro7" table:visibility="collapse">
          <table:table-cell table:style-name="ce32" table:formula="of:=[.A145]+7" office:value-type="date" office:date-value="2019-07-05" calcext:value-type="date">
            <text:p>5 juil. 2019</text:p>
          </table:table-cell>
          <table:table-cell table:style-name="ce19" table:formula="of:=MIN([.B$108:.B145])-1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9" calcext:value-type="float">
            <text:p>9</text:p>
          </table:table-cell>
          <table:table-cell table:style-name="ce93"/>
          <table:table-cell table:style-name="ce126"/>
          <table:table-cell table:style-name="ce145"/>
          <table:table-cell table:style-name="ce153" table:formula="of:=MIN([.H$110:.H145])-1" office:value-type="float" office:value="4" calcext:value-type="float">
            <text:p>4</text:p>
          </table:table-cell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2"/>
          <table:table-cell table:number-columns-repeated="1006"/>
        </table:table-row>
        <table:table-row table:style-name="ro7" table:visibility="collapse">
          <table:table-cell table:style-name="ce32" table:formula="of:=[.A146]+7" office:value-type="date" office:date-value="2019-07-12" calcext:value-type="date">
            <text:p>12 juil. 2019</text:p>
          </table:table-cell>
          <table:table-cell table:style-name="ce19" table:formula="of:=MIN([.B$108:.B146])-1" office:value-type="float" office:value="14" calcext:value-type="float">
            <text:p>14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93"/>
          <table:table-cell table:style-name="ce119" office:value-type="float" office:value="4" calcext:value-type="float">
            <text:p>4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295" office:value-type="string" calcext:value-type="string" table:number-columns-spanned="1" table:number-rows-spanned="8">
            <text:p>salle poterie fermée</text:p>
            <text:p>Distribution sur le parking</text:p>
          </table:table-cell>
          <table:table-cell table:number-columns-repeated="1006"/>
        </table:table-row>
        <table:table-row table:style-name="ro7" table:visibility="collapse">
          <table:table-cell table:style-name="ce32" table:formula="of:=[.A147]+7" office:value-type="date" office:date-value="2019-07-19" calcext:value-type="date">
            <text:p>19 juil. 2019</text:p>
          </table:table-cell>
          <table:table-cell table:style-name="ce19" table:formula="of:=MIN([.B$108:.B147])-1" office:value-type="float" office:value="13" calcext:value-type="float">
            <text:p>13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7" calcext:value-type="float">
            <text:p>7</text:p>
          </table:table-cell>
          <table:table-cell table:style-name="ce93"/>
          <table:table-cell table:style-name="ce126"/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covered-table-cell table:style-name="ce32"/>
          <table:table-cell table:number-columns-repeated="1006"/>
        </table:table-row>
        <table:table-row table:style-name="ro7" table:visibility="collapse">
          <table:table-cell table:style-name="ce32" table:formula="of:=[.A148]+7" office:value-type="date" office:date-value="2019-07-26" calcext:value-type="date">
            <text:p>26 juil. 2019</text:p>
          </table:table-cell>
          <table:table-cell table:style-name="ce19" table:formula="of:=MIN([.B$108:.B148])-1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style-name="ce100"/>
          <table:table-cell table:style-name="ce93"/>
          <table:table-cell table:style-name="ce126"/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covered-table-cell table:style-name="ce32"/>
          <table:table-cell table:number-columns-repeated="1006"/>
        </table:table-row>
        <table:table-row table:style-name="ro7" table:visibility="collapse">
          <table:table-cell table:style-name="ce31" table:formula="of:=[.A149]+7" office:value-type="date" office:date-value="2019-08-02" calcext:value-type="date">
            <text:p>2 août 2019</text:p>
          </table:table-cell>
          <table:table-cell table:style-name="ce19" table:formula="of:=MIN([.B$108:.B149])-1" office:value-type="float" office:value="11" calcext:value-type="float">
            <text:p>11</text:p>
          </table:table-cell>
          <table:table-cell table:style-name="ce101"/>
          <table:table-cell table:style-name="ce100"/>
          <table:table-cell table:style-name="ce93"/>
          <table:table-cell table:style-name="ce126"/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covered-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50]+7" office:value-type="date" office:date-value="2019-08-09" calcext:value-type="date">
            <text:p>9 août 2019</text:p>
          </table:table-cell>
          <table:table-cell table:style-name="ce19" table:formula="of:=MIN([.B$108:.B150])-1" office:value-type="float" office:value="10" calcext:value-type="float">
            <text:p>10</text:p>
          </table:table-cell>
          <table:table-cell table:style-name="ce101"/>
          <table:table-cell table:style-name="ce100"/>
          <table:table-cell table:style-name="ce93"/>
          <table:table-cell table:style-name="ce126"/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covered-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51]+7" office:value-type="date" office:date-value="2019-08-16" calcext:value-type="date">
            <text:p>16 août 2019</text:p>
          </table:table-cell>
          <table:table-cell table:style-name="ce19" table:formula="of:=MIN([.B$108:.B151])-1" office:value-type="float" office:value="9" calcext:value-type="float">
            <text:p>9</text:p>
          </table:table-cell>
          <table:table-cell table:style-name="ce101"/>
          <table:table-cell table:style-name="ce100"/>
          <table:table-cell table:style-name="ce93"/>
          <table:table-cell table:style-name="ce126"/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covered-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52]+7" office:value-type="date" office:date-value="2019-08-23" calcext:value-type="date">
            <text:p>23 août 2019</text:p>
          </table:table-cell>
          <table:table-cell table:style-name="ce19" table:formula="of:=MIN([.B$108:.B152])-1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covered-table-cell table:style-name="ce31"/>
          <table:table-cell table:number-columns-repeated="1006"/>
        </table:table-row>
        <table:table-row table:style-name="ro7" table:visibility="collapse">
          <table:table-cell table:style-name="ce31" table:formula="of:=[.A153]+7" office:value-type="date" office:date-value="2019-08-30" calcext:value-type="date">
            <text:p>30 août 2019</text:p>
          </table:table-cell>
          <table:table-cell table:style-name="ce19" table:formula="of:=MIN([.B$108:.B153])-1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3"/>
          <table:table-cell table:style-name="ce126"/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covered-table-cell table:style-name="ce31"/>
          <table:table-cell table:number-columns-repeated="1006"/>
        </table:table-row>
        <table:table-row table:style-name="ro7" table:visibility="collapse">
          <table:table-cell table:style-name="ce32" table:formula="of:=[.A154]+7" office:value-type="date" office:date-value="2019-09-06" calcext:value-type="date">
            <text:p>6 sept. 2019</text:p>
          </table:table-cell>
          <table:table-cell table:style-name="ce19" table:formula="of:=MIN([.B$108:.B154])-1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3"/>
          <table:table-cell table:style-name="ce119" office:value-type="float" office:value="2" calcext:value-type="float">
            <text:p>2</text:p>
          </table:table-cell>
          <table:table-cell table:style-name="ce145"/>
          <table:table-cell table:style-name="ce167"/>
          <table:table-cell table:style-name="ce191"/>
          <table:table-cell table:style-name="ce200" office:value-type="float" office:value="6" calcext:value-type="float">
            <text:p>6</text:p>
          </table:table-cell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2"/>
          <table:table-cell table:number-columns-repeated="1006"/>
        </table:table-row>
        <table:table-row table:style-name="ro7" table:visibility="collapse">
          <table:table-cell table:style-name="ce32" table:formula="of:=[.A155]+7" office:value-type="date" office:date-value="2019-09-13" calcext:value-type="date">
            <text:p>13 sept. 2019</text:p>
          </table:table-cell>
          <table:table-cell table:style-name="ce19" table:formula="of:=MIN([.B$108:.B155])-1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3"/>
          <table:table-cell table:style-name="ce126"/>
          <table:table-cell table:style-name="ce145"/>
          <table:table-cell table:style-name="ce153" table:formula="of:=MIN([.H$110:.H155])-1" office:value-type="float" office:value="3" calcext:value-type="float">
            <text:p>3</text:p>
          </table:table-cell>
          <table:table-cell table:style-name="ce191" office:value-type="float" office:value="2" calcext:value-type="float">
            <text:p>2</text:p>
          </table:table-cell>
          <table:table-cell table:style-name="ce226"/>
          <table:table-cell table:style-name="ce232" office:value-type="float" office:value="1" calcext:value-type="float">
            <text:p>1</text:p>
          </table:table-cell>
          <table:table-cell table:style-name="ce282"/>
          <table:table-cell table:style-name="ce307"/>
          <table:table-cell table:style-name="ce256"/>
          <table:table-cell table:style-name="ce335"/>
          <table:table-cell table:style-name="ce32" office:value-type="string" calcext:value-type="string">
            <text:p>MIEL</text:p>
          </table:table-cell>
          <table:table-cell table:number-columns-repeated="1006"/>
        </table:table-row>
        <table:table-row table:style-name="ro7" table:visibility="collapse">
          <table:table-cell table:style-name="ce32" table:formula="of:=[.A156]+7" office:value-type="date" office:date-value="2019-09-20" calcext:value-type="date">
            <text:p>20 sept. 2019</text:p>
          </table:table-cell>
          <table:table-cell table:style-name="ce19" table:formula="of:=MIN([.B$108:.B156])-1" office:value-type="float" office:value="4" calcext:value-type="float">
            <text:p>4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2"/>
          <table:table-cell table:number-columns-repeated="1006"/>
        </table:table-row>
        <table:table-row table:style-name="ro7" table:visibility="collapse">
          <table:table-cell table:style-name="ce32" table:formula="of:=[.A157]+7" office:value-type="date" office:date-value="2019-09-27" calcext:value-type="date">
            <text:p>27 sept. 2019</text:p>
          </table:table-cell>
          <table:table-cell table:style-name="ce19" table:formula="of:=MIN([.B$108:.B157])-1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100" office:value-type="float" office:value="1" calcext:value-type="float">
            <text:p>1</text:p>
          </table:table-cell>
          <table:table-cell table:style-name="ce93"/>
          <table:table-cell table:style-name="ce126"/>
          <table:table-cell table:style-name="ce145"/>
          <table:table-cell table:style-name="ce153" table:formula="of:=MIN([.H$110:.H157])-1" office:value-type="float" office:value="2" calcext:value-type="float">
            <text:p>2</text:p>
          </table:table-cell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2"/>
          <table:table-cell table:number-columns-repeated="1006"/>
        </table:table-row>
        <table:table-row table:style-name="ro7">
          <table:table-cell table:style-name="ce31" table:formula="of:=[.A158]+7" office:value-type="date" office:date-value="2019-10-04" calcext:value-type="date">
            <text:p>4 oct. 2019</text:p>
          </table:table-cell>
          <table:table-cell table:style-name="ce19" table:formula="of:=MIN([.B$108:.B158])-1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46" calcext:value-type="float">
            <text:p>46</text:p>
          </table:table-cell>
          <table:table-cell table:style-name="ce93"/>
          <table:table-cell table:style-name="ce126" office:value-type="float" office:value="23" calcext:value-type="float">
            <text:p>23</text:p>
          </table:table-cell>
          <table:table-cell table:style-name="ce145"/>
          <table:table-cell table:style-name="ce167"/>
          <table:table-cell table:style-name="ce191"/>
          <table:table-cell table:style-name="ce200" office:value-type="float" office:value="5" calcext:value-type="float">
            <text:p>5</text:p>
          </table:table-cell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/>
          <table:table-cell table:number-columns-repeated="1006"/>
        </table:table-row>
        <table:table-row table:style-name="ro7">
          <table:table-cell table:style-name="ce31" table:formula="of:=[.A159]+7" office:value-type="date" office:date-value="2019-10-11" calcext:value-type="date">
            <text:p>11 oct. 2019</text:p>
          </table:table-cell>
          <table:table-cell table:style-name="ce19" table:formula="of:=MIN([.B$108:.B159])-1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45" calcext:value-type="float">
            <text:p>45</text:p>
          </table:table-cell>
          <table:table-cell table:style-name="ce93"/>
          <table:table-cell table:style-name="ce126"/>
          <table:table-cell table:style-name="ce145" office:value-type="float" office:value="12" calcext:value-type="float">
            <text:p>12</text:p>
          </table:table-cell>
          <table:table-cell table:style-name="ce153" table:formula="of:=MIN([.H$110:.H159])-1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/>
          <table:table-cell table:number-columns-repeated="1006"/>
        </table:table-row>
        <table:table-row table:style-name="ro7">
          <table:table-cell table:style-name="ce31" table:formula="of:=[.A160]+7" office:value-type="date" office:date-value="2019-10-18" calcext:value-type="date">
            <text:p>18 oct. 2019</text:p>
          </table:table-cell>
          <table:table-cell table:style-name="ce21" office:value-type="float" office:value="49" calcext:value-type="float">
            <text:p>49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44" calcext:value-type="float">
            <text:p>44</text:p>
          </table:table-cell>
          <table:table-cell table:style-name="ce93" office:value-type="float" office:value="12" calcext:value-type="float">
            <text:p>12</text:p>
          </table:table-cell>
          <table:table-cell table:style-name="ce126" office:value-type="float" office:value="22" calcext:value-type="float">
            <text:p>22</text:p>
          </table:table-cell>
          <table:table-cell table:style-name="ce145"/>
          <table:table-cell table:style-name="ce167"/>
          <table:table-cell table:style-name="ce191"/>
          <table:table-cell table:style-name="ce224"/>
          <table:table-cell table:style-name="ce252"/>
          <table:table-cell table:style-name="ce282" office:value-type="float" office:value="4" calcext:value-type="float">
            <text:p>4</text:p>
          </table:table-cell>
          <table:table-cell table:style-name="ce307"/>
          <table:table-cell table:style-name="ce256"/>
          <table:table-cell table:style-name="ce335" office:value-type="float" office:value="1" calcext:value-type="float">
            <text:p>1</text:p>
          </table:table-cell>
          <table:table-cell table:style-name="ce31" office:value-type="string" calcext:value-type="string">
            <text:p>début légumes et Kiwis</text:p>
          </table:table-cell>
          <table:table-cell table:number-columns-repeated="1006"/>
        </table:table-row>
        <table:table-row table:style-name="ro7">
          <table:table-cell table:style-name="ce31" table:formula="of:=[.A161]+7" office:value-type="date" office:date-value="2019-10-25" calcext:value-type="date">
            <text:p>25 oct. 2019</text:p>
          </table:table-cell>
          <table:table-cell table:style-name="ce19" table:formula="of:=MIN([.B$161:.B161])-1" office:value-type="float" office:value="48" calcext:value-type="float">
            <text:p>48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43" calcext:value-type="float">
            <text:p>43</text:p>
          </table:table-cell>
          <table:table-cell table:style-name="ce93"/>
          <table:table-cell table:style-name="ce126"/>
          <table:table-cell table:style-name="ce145" table:formula="of:=MIN([.G$160:.G161])-1" office:value-type="float" office:value="11" calcext:value-type="float">
            <text:p>11</text:p>
          </table:table-cell>
          <table:table-cell table:style-name="ce167" office:value-type="float" office:value="20" calcext:value-type="float">
            <text:p>20</text:p>
          </table:table-cell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 office:value-type="string" calcext:value-type="string">
            <text:p>début pdl </text:p>
          </table:table-cell>
          <table:table-cell table:number-columns-repeated="1006"/>
        </table:table-row>
        <table:table-row table:style-name="ro7">
          <table:table-cell table:style-name="ce8" office:value-type="date" office:date-value="2019-10-31" calcext:value-type="date">
            <text:p>31 oct. 2019</text:p>
          </table:table-cell>
          <table:table-cell table:style-name="ce19" table:formula="of:=MIN([.B$161:.B162])-1" office:value-type="float" office:value="47" calcext:value-type="float">
            <text:p>47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42" calcext:value-type="float">
            <text:p>42</text:p>
          </table:table-cell>
          <table:table-cell table:style-name="ce93"/>
          <table:table-cell table:style-name="ce126" office:value-type="float" office:value="21" calcext:value-type="float">
            <text:p>21</text:p>
          </table:table-cell>
          <table:table-cell table:style-name="ce145"/>
          <table:table-cell table:style-name="ce153"/>
          <table:table-cell table:style-name="ce191"/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8" office:value-type="string" calcext:value-type="string">
            <text:p>Attention : distrib le jeudi </text:p>
          </table:table-cell>
          <table:table-cell table:style-name="ce297" table:number-columns-repeated="1006"/>
        </table:table-row>
        <table:table-row table:style-name="ro7">
          <table:table-cell table:style-name="ce28" office:value-type="date" office:date-value="2019-11-08" calcext:value-type="date">
            <text:p>8 nov. 2019</text:p>
          </table:table-cell>
          <table:table-cell table:style-name="ce19" table:formula="of:=MIN([.B$161:.B163])-1" office:value-type="float" office:value="46" calcext:value-type="float">
            <text:p>46</text:p>
          </table:table-cell>
          <table:table-cell table:style-name="ce44"/>
          <table:table-cell table:style-name="ce71" office:value-type="float" office:value="41" calcext:value-type="float">
            <text:p>41</text:p>
          </table:table-cell>
          <table:table-cell table:style-name="ce93"/>
          <table:table-cell table:style-name="ce126"/>
          <table:table-cell table:style-name="ce145" table:formula="of:=MIN([.G$160:.G163])-1" office:value-type="float" office:value="10" calcext:value-type="float">
            <text:p>10</text:p>
          </table:table-cell>
          <table:table-cell table:style-name="ce153" table:formula="of:=MIN([.H$162:.H163])-1" office:value-type="float" office:value="19" calcext:value-type="float">
            <text:p>19</text:p>
          </table:table-cell>
          <table:table-cell table:style-name="ce191"/>
          <table:table-cell table:style-name="ce224" office:value-type="float" office:value="4" calcext:value-type="float">
            <text:p>4</text:p>
          </table:table-cell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28"/>
          <table:table-cell table:style-name="ce297" table:number-columns-repeated="1006"/>
        </table:table-row>
        <table:table-row table:style-name="ro7">
          <table:table-cell table:style-name="ce32" office:value-type="date" office:date-value="2019-11-15" calcext:value-type="date">
            <text:p>15 nov. 2019</text:p>
          </table:table-cell>
          <table:table-cell table:style-name="ce19" table:formula="of:=MIN([.B$161:.B164])-1" office:value-type="float" office:value="45" calcext:value-type="float">
            <text:p>45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40" calcext:value-type="float">
            <text:p>40</text:p>
          </table:table-cell>
          <table:table-cell table:style-name="ce93" office:value-type="float" office:value="11" calcext:value-type="float">
            <text:p>11</text:p>
          </table:table-cell>
          <table:table-cell table:style-name="ce126" office:value-type="float" office:value="20" calcext:value-type="float">
            <text:p>20</text:p>
          </table:table-cell>
          <table:table-cell table:style-name="ce145"/>
          <table:table-cell table:style-name="ce153"/>
          <table:table-cell table:style-name="ce191"/>
          <table:table-cell table:style-name="ce200"/>
          <table:table-cell table:style-name="ce252"/>
          <table:table-cell table:style-name="ce282" office:value-type="float" office:value="3" calcext:value-type="float">
            <text:p>3</text:p>
          </table:table-cell>
          <table:table-cell table:style-name="ce307"/>
          <table:table-cell table:style-name="ce256"/>
          <table:table-cell table:style-name="ce335"/>
          <table:table-cell table:style-name="ce28"/>
          <table:table-cell table:style-name="ce297" table:number-columns-repeated="1006"/>
        </table:table-row>
        <table:table-row table:style-name="ro7">
          <table:table-cell table:style-name="ce32" table:formula="of:=[.A165]+7" office:value-type="date" office:date-value="2019-11-22" calcext:value-type="date">
            <text:p>22 nov. 2019</text:p>
          </table:table-cell>
          <table:table-cell table:style-name="ce19" table:formula="of:=MIN([.B$161:.B165])-1" office:value-type="float" office:value="44" calcext:value-type="float">
            <text:p>44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39" calcext:value-type="float">
            <text:p>39</text:p>
          </table:table-cell>
          <table:table-cell table:style-name="ce93"/>
          <table:table-cell table:style-name="ce126"/>
          <table:table-cell table:style-name="ce145" table:formula="of:=MIN([.G$160:.G165])-1" office:value-type="float" office:value="9" calcext:value-type="float">
            <text:p>9</text:p>
          </table:table-cell>
          <table:table-cell table:style-name="ce153" table:formula="of:=MIN([.H$162:.H165])-1" office:value-type="float" office:value="18" calcext:value-type="float">
            <text:p>18</text:p>
          </table:table-cell>
          <table:table-cell table:style-name="ce191" office:value-type="float" office:value="10" calcext:value-type="float">
            <text:p>10</text:p>
          </table:table-cell>
          <table:table-cell table:style-name="ce224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28" office:value-type="string" calcext:value-type="string">
            <text:p>début tomme</text:p>
          </table:table-cell>
          <table:table-cell table:number-columns-repeated="1006"/>
        </table:table-row>
        <table:table-row table:style-name="ro5">
          <table:table-cell table:style-name="ce32" table:formula="of:=[.A166]+7" office:value-type="date" office:date-value="2019-11-29" calcext:value-type="date">
            <text:p>29 nov. 2019</text:p>
          </table:table-cell>
          <table:table-cell table:style-name="ce19" table:formula="of:=MIN([.B$161:.B166])-1" office:value-type="float" office:value="43" calcext:value-type="float">
            <text:p>43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38" calcext:value-type="float">
            <text:p>38</text:p>
          </table:table-cell>
          <table:table-cell table:style-name="ce93"/>
          <table:table-cell table:style-name="ce126" office:value-type="float" office:value="19" calcext:value-type="float">
            <text:p>19</text:p>
          </table:table-cell>
          <table:table-cell table:style-name="ce145"/>
          <table:table-cell table:style-name="ce153"/>
          <table:table-cell table:style-name="ce191"/>
          <table:table-cell table:style-name="ce224" office:value-type="float" office:value="3" calcext:value-type="float">
            <text:p>3</text:p>
          </table:table-cell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28"/>
          <table:table-cell table:number-columns-repeated="1006"/>
        </table:table-row>
        <table:table-row table:style-name="ro5">
          <table:table-cell table:style-name="ce31" table:formula="of:=[.A167]+7" office:value-type="date" office:date-value="2019-12-06" calcext:value-type="date">
            <text:p>6 déc. 2019</text:p>
          </table:table-cell>
          <table:table-cell table:style-name="ce19" table:formula="of:=MIN([.B$161:.B167])-1" office:value-type="float" office:value="42" calcext:value-type="float">
            <text:p>42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37" calcext:value-type="float">
            <text:p>37</text:p>
          </table:table-cell>
          <table:table-cell table:style-name="ce93"/>
          <table:table-cell table:style-name="ce126"/>
          <table:table-cell table:style-name="ce145" table:formula="of:=MIN([.G$160:.G167])-1" office:value-type="float" office:value="8" calcext:value-type="float">
            <text:p>8</text:p>
          </table:table-cell>
          <table:table-cell table:style-name="ce153" table:formula="of:=MIN([.H$162:.H167])-1" office:value-type="float" office:value="17" calcext:value-type="float">
            <text:p>17</text:p>
          </table:table-cell>
          <table:table-cell table:style-name="ce191"/>
          <table:table-cell table:style-name="ce200"/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28"/>
          <table:table-cell table:number-columns-repeated="1006"/>
        </table:table-row>
        <table:table-row table:style-name="ro5">
          <table:table-cell table:style-name="ce31" table:formula="of:=[.A168]+7" office:value-type="date" office:date-value="2019-12-13" calcext:value-type="date">
            <text:p>13 déc. 2019</text:p>
          </table:table-cell>
          <table:table-cell table:style-name="ce19" table:formula="of:=MIN([.B$161:.B168])-1" office:value-type="float" office:value="41" calcext:value-type="float">
            <text:p>41</text:p>
          </table:table-cell>
          <table:table-cell table:style-name="ce44" office:value-type="float" office:value="4" calcext:value-type="float">
            <text:p>4</text:p>
          </table:table-cell>
          <table:table-cell table:style-name="ce71" office:value-type="float" office:value="36" calcext:value-type="float">
            <text:p>36</text:p>
          </table:table-cell>
          <table:table-cell table:style-name="ce93" office:value-type="float" office:value="10" calcext:value-type="float">
            <text:p>10</text:p>
          </table:table-cell>
          <table:table-cell table:style-name="ce126" office:value-type="float" office:value="18" calcext:value-type="float">
            <text:p>18</text:p>
          </table:table-cell>
          <table:table-cell table:style-name="ce145"/>
          <table:table-cell table:style-name="ce153"/>
          <table:table-cell table:style-name="ce191"/>
          <table:table-cell table:style-name="ce224"/>
          <table:table-cell table:style-name="ce252"/>
          <table:table-cell table:style-name="ce282" office:value-type="float" office:value="2" calcext:value-type="float">
            <text:p>2</text:p>
          </table:table-cell>
          <table:table-cell table:style-name="ce307"/>
          <table:table-cell table:style-name="ce256"/>
          <table:table-cell table:style-name="ce335"/>
          <table:table-cell table:style-name="ce31"/>
          <table:table-cell table:number-columns-repeated="1006"/>
        </table:table-row>
        <table:table-row table:style-name="ro5">
          <table:table-cell table:style-name="ce31" table:formula="of:=[.A169]+7" office:value-type="date" office:date-value="2019-12-20" calcext:value-type="date">
            <text:p>20 déc. 2019</text:p>
          </table:table-cell>
          <table:table-cell table:style-name="ce22" office:value-type="string" calcext:value-type="string">
            <text:p>40+39</text:p>
          </table:table-cell>
          <table:table-cell table:style-name="ce44" office:value-type="float" office:value="4" calcext:value-type="float">
            <text:p>4</text:p>
          </table:table-cell>
          <table:table-cell table:style-name="ce161" office:value-type="string" calcext:value-type="string">
            <text:p>35/34</text:p>
          </table:table-cell>
          <table:table-cell table:style-name="ce93"/>
          <table:table-cell table:style-name="ce126"/>
          <table:table-cell table:style-name="ce145" table:formula="of:=MIN([.G$160:.G169])-1" office:value-type="float" office:value="7" calcext:value-type="float">
            <text:p>7</text:p>
          </table:table-cell>
          <table:table-cell table:style-name="ce153" table:formula="of:=MIN([.H$162:.H169])-1" office:value-type="float" office:value="16" calcext:value-type="float">
            <text:p>16</text:p>
          </table:table-cell>
          <table:table-cell table:style-name="ce191" office:value-type="float" office:value="9" calcext:value-type="float">
            <text:p>9</text:p>
          </table:table-cell>
          <table:table-cell table:style-name="ce224" office:value-type="float" office:value="2" calcext:value-type="float">
            <text:p>2</text:p>
          </table:table-cell>
          <table:table-cell table:style-name="ce252"/>
          <table:table-cell table:style-name="ce282"/>
          <table:table-cell table:style-name="ce307"/>
          <table:table-cell table:style-name="ce256"/>
          <table:table-cell table:style-name="ce335"/>
          <table:table-cell table:style-name="ce31" office:value-type="string" calcext:value-type="string">
            <text:p>double panier de légume</text:p>
          </table:table-cell>
          <table:table-cell table:number-columns-repeated="1006"/>
        </table:table-row>
        <table:table-row table:style-name="ro5">
          <table:table-cell table:style-name="ce31" table:formula="of:=[.A170]+7" office:value-type="date" office:date-value="2019-12-27" calcext:value-type="date">
            <text:p>27 déc. 2019</text:p>
          </table:table-cell>
          <table:table-cell table:style-name="ce23" office:value-type="string" calcext:value-type="string" table:number-columns-spanned="14" table:number-rows-spanned="2">
            <text:p>pas de distribution car pas de salle</text:p>
          </table:table-cell>
          <table:covered-table-cell table:style-name="ce63"/>
          <table:covered-table-cell table:style-name="ce109"/>
          <table:covered-table-cell table:style-name="ce78"/>
          <table:covered-table-cell table:style-name="ce114"/>
          <table:covered-table-cell table:style-name="ce136"/>
          <table:covered-table-cell table:style-name="ce156"/>
          <table:covered-table-cell table:style-name="ce175"/>
          <table:covered-table-cell table:style-name="ce205"/>
          <table:covered-table-cell table:style-name="ce234"/>
          <table:covered-table-cell table:style-name="ce270"/>
          <table:covered-table-cell table:style-name="ce300"/>
          <table:covered-table-cell table:style-name="ce250"/>
          <table:covered-table-cell table:style-name="ce328"/>
          <table:table-cell table:style-name="ce290" office:value-type="string" calcext:value-type="string" table:number-columns-spanned="1" table:number-rows-spanned="2">
            <text:p>vacances de Noël</text:p>
          </table:table-cell>
          <table:table-cell table:number-columns-repeated="1006"/>
        </table:table-row>
        <table:table-row table:style-name="ro5">
          <table:table-cell table:style-name="ce32" table:formula="of:=[.A171]+7" office:value-type="date" office:date-value="2020-01-03" calcext:value-type="date">
            <text:p>3 janv. 2020</text:p>
          </table:table-cell>
          <table:covered-table-cell table:style-name="ce14"/>
          <table:covered-table-cell table:style-name="ce63"/>
          <table:covered-table-cell table:style-name="ce109"/>
          <table:covered-table-cell table:style-name="ce79"/>
          <table:covered-table-cell table:style-name="ce115"/>
          <table:covered-table-cell table:style-name="ce137"/>
          <table:covered-table-cell table:style-name="ce157"/>
          <table:covered-table-cell table:style-name="ce176"/>
          <table:covered-table-cell table:style-name="ce206"/>
          <table:covered-table-cell table:style-name="ce235"/>
          <table:covered-table-cell table:style-name="ce271"/>
          <table:covered-table-cell table:style-name="ce310"/>
          <table:covered-table-cell table:style-name="ce466"/>
          <table:covered-table-cell table:style-name="ce338"/>
          <table:covered-table-cell table:style-name="ce291"/>
          <table:table-cell table:number-columns-repeated="1006"/>
        </table:table-row>
        <table:table-row table:style-name="ro5">
          <table:table-cell table:style-name="ce32" table:formula="of:=[.A172]+7" office:value-type="date" office:date-value="2020-01-10" calcext:value-type="date">
            <text:p>10 janv. 2020</text:p>
          </table:table-cell>
          <table:table-cell table:style-name="ce24"/>
          <table:table-cell table:style-name="ce44"/>
          <table:table-cell table:style-name="ce161" office:value-type="string" calcext:value-type="string">
            <text:p>33/32</text:p>
          </table:table-cell>
          <table:table-cell table:style-name="ce220" office:value-type="float" office:value="9" calcext:value-type="float">
            <text:p>9</text:p>
          </table:table-cell>
          <table:table-cell table:style-name="ce314" office:value-type="float" office:value="17" calcext:value-type="float">
            <text:p>17</text:p>
          </table:table-cell>
          <table:table-cell table:style-name="ce147"/>
          <table:table-cell table:style-name="ce153"/>
          <table:table-cell table:style-name="ce171"/>
          <table:table-cell table:style-name="ce227"/>
          <table:table-cell table:style-name="ce258"/>
          <table:table-cell table:style-name="ce284" office:value-type="float" office:value="1" calcext:value-type="float">
            <text:p>1</text:p>
          </table:table-cell>
          <table:table-cell table:style-name="ce311"/>
          <table:table-cell table:style-name="ce466"/>
          <table:table-cell table:style-name="ce326"/>
          <table:table-cell table:style-name="ce539" office:value-type="string" calcext:value-type="string">
            <text:p>pas de légumes</text:p>
          </table:table-cell>
          <table:table-cell table:number-columns-repeated="1006"/>
        </table:table-row>
        <table:table-row table:style-name="ro5">
          <table:table-cell table:style-name="ce28" table:formula="of:=[.A173]+7" office:value-type="date" office:date-value="2020-01-17" calcext:value-type="date">
            <text:p>17 janv. 2020</text:p>
          </table:table-cell>
          <table:table-cell table:style-name="ce19" office:value-type="float" office:value="38" calcext:value-type="float">
            <text:p>38</text:p>
          </table:table-cell>
          <table:table-cell table:style-name="ce44"/>
          <table:table-cell table:style-name="ce71" office:value-type="float" office:value="31" calcext:value-type="float">
            <text:p>31</text:p>
          </table:table-cell>
          <table:table-cell table:style-name="ce96"/>
          <table:table-cell table:style-name="ce130"/>
          <table:table-cell table:style-name="ce145" table:formula="of:=MIN([.G$160:.G173])-1" office:value-type="float" office:value="6" calcext:value-type="float">
            <text:p>6</text:p>
          </table:table-cell>
          <table:table-cell table:style-name="ce153" table:formula="of:=MIN([.H$162:.H173])-1" office:value-type="float" office:value="15" calcext:value-type="float">
            <text:p>15</text:p>
          </table:table-cell>
          <table:table-cell table:style-name="ce196" office:value-type="float" office:value="8" calcext:value-type="float">
            <text:p>8</text:p>
          </table:table-cell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48"/>
          <table:table-cell table:number-columns-repeated="1006"/>
        </table:table-row>
        <table:table-row table:style-name="ro5">
          <table:table-cell table:style-name="ce32" table:formula="of:=[.A174]+7" office:value-type="date" office:date-value="2020-01-24" calcext:value-type="date">
            <text:p>24 janv. 2020</text:p>
          </table:table-cell>
          <table:table-cell table:style-name="ce19" table:formula="of:=MIN([.B$161:.B174])-1" office:value-type="float" office:value="37" calcext:value-type="float">
            <text:p>37</text:p>
          </table:table-cell>
          <table:table-cell table:style-name="ce44"/>
          <table:table-cell table:style-name="ce71" office:value-type="float" office:value="30" calcext:value-type="float">
            <text:p>30</text:p>
          </table:table-cell>
          <table:table-cell table:style-name="ce96"/>
          <table:table-cell table:style-name="ce130" office:value-type="float" office:value="16" calcext:value-type="float">
            <text:p>16</text:p>
          </table:table-cell>
          <table:table-cell table:style-name="ce148"/>
          <table:table-cell table:style-name="ce153"/>
          <table:table-cell table:style-name="ce196"/>
          <table:table-cell table:style-name="ce204" office:value-type="float" office:value="1" calcext:value-type="float">
            <text:p>1</text:p>
          </table:table-cell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175]+7" office:value-type="date" office:date-value="2020-01-31" calcext:value-type="date">
            <text:p>31 janv. 2020</text:p>
          </table:table-cell>
          <table:table-cell table:style-name="ce19" table:formula="of:=MIN([.B$161:.B175])-1" office:value-type="float" office:value="36" calcext:value-type="float">
            <text:p>36</text:p>
          </table:table-cell>
          <table:table-cell table:style-name="ce44"/>
          <table:table-cell table:style-name="ce71" office:value-type="float" office:value="29" calcext:value-type="float">
            <text:p>29</text:p>
          </table:table-cell>
          <table:table-cell table:style-name="ce96"/>
          <table:table-cell table:style-name="ce130"/>
          <table:table-cell table:style-name="ce145" table:formula="of:=MIN([.G$160:.G175])-1" office:value-type="float" office:value="5" calcext:value-type="float">
            <text:p>5</text:p>
          </table:table-cell>
          <table:table-cell table:style-name="ce153" table:formula="of:=MIN([.H$162:.H175])-1" office:value-type="float" office:value="14" calcext:value-type="float">
            <text:p>14</text:p>
          </table:table-cell>
          <table:table-cell table:style-name="ce196"/>
          <table:table-cell table:style-name="ce200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31" table:formula="of:=[.A176]+7" office:value-type="date" office:date-value="2020-02-07" calcext:value-type="date">
            <text:p>7 févr. 2020</text:p>
          </table:table-cell>
          <table:table-cell table:style-name="ce19" table:formula="of:=MIN([.B$161:.B176])-1" office:value-type="float" office:value="35" calcext:value-type="float">
            <text:p>35</text:p>
          </table:table-cell>
          <table:table-cell table:style-name="ce44"/>
          <table:table-cell table:style-name="ce71" office:value-type="float" office:value="28" calcext:value-type="float">
            <text:p>28</text:p>
          </table:table-cell>
          <table:table-cell table:style-name="ce96" office:value-type="float" office:value="8" calcext:value-type="float">
            <text:p>8</text:p>
          </table:table-cell>
          <table:table-cell table:style-name="ce130" office:value-type="float" office:value="15" calcext:value-type="float">
            <text:p>15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77]+7" office:value-type="date" office:date-value="2020-02-14" calcext:value-type="date">
            <text:p>14 févr. 2020</text:p>
          </table:table-cell>
          <table:table-cell table:style-name="ce19" table:formula="of:=MIN([.B$161:.B177])-1" office:value-type="float" office:value="34" calcext:value-type="float">
            <text:p>34</text:p>
          </table:table-cell>
          <table:table-cell table:style-name="ce44"/>
          <table:table-cell table:style-name="ce71" office:value-type="float" office:value="27" calcext:value-type="float">
            <text:p>27</text:p>
          </table:table-cell>
          <table:table-cell table:style-name="ce96"/>
          <table:table-cell table:style-name="ce130"/>
          <table:table-cell table:style-name="ce145" table:formula="of:=MIN([.G$160:.G177])-1" office:value-type="float" office:value="4" calcext:value-type="float">
            <text:p>4</text:p>
          </table:table-cell>
          <table:table-cell table:style-name="ce153" table:formula="of:=MIN([.H$162:.H177])-1" office:value-type="float" office:value="13" calcext:value-type="float">
            <text:p>13</text:p>
          </table:table-cell>
          <table:table-cell table:style-name="ce196" office:value-type="float" office:value="7" calcext:value-type="float">
            <text:p>7</text:p>
          </table:table-cell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78]+7" office:value-type="date" office:date-value="2020-02-21" calcext:value-type="date">
            <text:p>21 févr. 2020</text:p>
          </table:table-cell>
          <table:table-cell table:style-name="ce19" table:formula="of:=MIN([.B$161:.B178])-1" office:value-type="float" office:value="33" calcext:value-type="float">
            <text:p>33</text:p>
          </table:table-cell>
          <table:table-cell table:style-name="ce44"/>
          <table:table-cell table:style-name="ce71" office:value-type="float" office:value="26" calcext:value-type="float">
            <text:p>26</text:p>
          </table:table-cell>
          <table:table-cell table:style-name="ce96"/>
          <table:table-cell table:style-name="ce130" office:value-type="float" office:value="14" calcext:value-type="float">
            <text:p>14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79]+7" office:value-type="date" office:date-value="2020-02-28" calcext:value-type="date">
            <text:p>28 févr. 2020</text:p>
          </table:table-cell>
          <table:table-cell table:style-name="ce19" table:formula="of:=MIN([.B$161:.B179])-1" office:value-type="float" office:value="32" calcext:value-type="float">
            <text:p>32</text:p>
          </table:table-cell>
          <table:table-cell table:style-name="ce44"/>
          <table:table-cell table:style-name="ce71" office:value-type="float" office:value="25" calcext:value-type="float">
            <text:p>25</text:p>
          </table:table-cell>
          <table:table-cell table:style-name="ce96"/>
          <table:table-cell table:style-name="ce130"/>
          <table:table-cell table:style-name="ce145" table:formula="of:=MIN([.G$160:.G179])-1" office:value-type="float" office:value="3" calcext:value-type="float">
            <text:p>3</text:p>
          </table:table-cell>
          <table:table-cell table:style-name="ce153" table:formula="of:=MIN([.H$162:.H179])-1" office:value-type="float" office:value="12" calcext:value-type="float">
            <text:p>12</text:p>
          </table:table-cell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2" table:formula="of:=[.A180]+7" office:value-type="date" office:date-value="2020-03-06" calcext:value-type="date">
            <text:p>6 mars 2020</text:p>
          </table:table-cell>
          <table:table-cell table:style-name="ce19" table:formula="of:=MIN([.B$161:.B180])-1" office:value-type="float" office:value="31" calcext:value-type="float">
            <text:p>31</text:p>
          </table:table-cell>
          <table:table-cell table:style-name="ce44"/>
          <table:table-cell table:style-name="ce71" office:value-type="float" office:value="24" calcext:value-type="float">
            <text:p>24</text:p>
          </table:table-cell>
          <table:table-cell table:style-name="ce96" office:value-type="float" office:value="7" calcext:value-type="float">
            <text:p>7</text:p>
          </table:table-cell>
          <table:table-cell table:style-name="ce130" office:value-type="float" office:value="13" calcext:value-type="float">
            <text:p>13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181]+7" office:value-type="date" office:date-value="2020-03-13" calcext:value-type="date">
            <text:p>13 mars 2020</text:p>
          </table:table-cell>
          <table:table-cell table:style-name="ce19" table:formula="of:=MIN([.B$161:.B181])-1" office:value-type="float" office:value="30" calcext:value-type="float">
            <text:p>30</text:p>
          </table:table-cell>
          <table:table-cell table:style-name="ce44"/>
          <table:table-cell table:style-name="ce71" office:value-type="float" office:value="23" calcext:value-type="float">
            <text:p>23</text:p>
          </table:table-cell>
          <table:table-cell table:style-name="ce96"/>
          <table:table-cell table:style-name="ce130"/>
          <table:table-cell table:style-name="ce145" table:formula="of:=MIN([.G$160:.G181])-1" office:value-type="float" office:value="2" calcext:value-type="float">
            <text:p>2</text:p>
          </table:table-cell>
          <table:table-cell table:style-name="ce153" table:formula="of:=MIN([.H$162:.H181])-1" office:value-type="float" office:value="11" calcext:value-type="float">
            <text:p>11</text:p>
          </table:table-cell>
          <table:table-cell table:style-name="ce196" office:value-type="float" office:value="6" calcext:value-type="float">
            <text:p>6</text:p>
          </table:table-cell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182]+7" office:value-type="date" office:date-value="2020-03-20" calcext:value-type="date">
            <text:p>20 mars 2020</text:p>
          </table:table-cell>
          <table:table-cell table:style-name="ce19" table:formula="of:=MIN([.B$161:.B182])-1" office:value-type="float" office:value="29" calcext:value-type="float">
            <text:p>29</text:p>
          </table:table-cell>
          <table:table-cell table:style-name="ce44"/>
          <table:table-cell table:style-name="ce71" office:value-type="float" office:value="22" calcext:value-type="float">
            <text:p>22</text:p>
          </table:table-cell>
          <table:table-cell table:style-name="ce96"/>
          <table:table-cell table:style-name="ce130" office:value-type="float" office:value="12" calcext:value-type="float">
            <text:p>12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183]+7" office:value-type="date" office:date-value="2020-03-27" calcext:value-type="date">
            <text:p>27 mars 2020</text:p>
          </table:table-cell>
          <table:table-cell table:style-name="ce19" table:formula="of:=MIN([.B$161:.B183])-1" office:value-type="float" office:value="28" calcext:value-type="float">
            <text:p>28</text:p>
          </table:table-cell>
          <table:table-cell table:style-name="ce102"/>
          <table:table-cell table:style-name="ce71" office:value-type="float" office:value="21" calcext:value-type="float">
            <text:p>21</text:p>
          </table:table-cell>
          <table:table-cell table:style-name="ce96"/>
          <table:table-cell table:style-name="ce130"/>
          <table:table-cell table:style-name="ce145" table:formula="of:=MIN([.G$160:.G183])-1" office:value-type="float" office:value="1" calcext:value-type="float">
            <text:p>1</text:p>
          </table:table-cell>
          <table:table-cell table:style-name="ce153" table:formula="of:=MIN([.H$162:.H183])-1" office:value-type="float" office:value="10" calcext:value-type="float">
            <text:p>10</text:p>
          </table:table-cell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31" table:formula="of:=[.A184]+7" office:value-type="date" office:date-value="2020-04-03" calcext:value-type="date">
            <text:p>3 avr. 2020</text:p>
          </table:table-cell>
          <table:table-cell table:style-name="ce19" table:formula="of:=MIN([.B$161:.B184])-1" office:value-type="float" office:value="27" calcext:value-type="float">
            <text:p>27</text:p>
          </table:table-cell>
          <table:table-cell table:style-name="ce102"/>
          <table:table-cell table:style-name="ce71" office:value-type="float" office:value="20" calcext:value-type="float">
            <text:p>20</text:p>
          </table:table-cell>
          <table:table-cell table:style-name="ce96" office:value-type="float" office:value="6" calcext:value-type="float">
            <text:p>6</text:p>
          </table:table-cell>
          <table:table-cell table:style-name="ce130" office:value-type="float" office:value="11" calcext:value-type="float">
            <text:p>11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85]+7" office:value-type="date" office:date-value="2020-04-10" calcext:value-type="date">
            <text:p>10 avr. 2020</text:p>
          </table:table-cell>
          <table:table-cell table:style-name="ce19" table:formula="of:=MIN([.B$161:.B185])-1" office:value-type="float" office:value="26" calcext:value-type="float">
            <text:p>26</text:p>
          </table:table-cell>
          <table:table-cell table:style-name="ce102"/>
          <table:table-cell table:style-name="ce71" office:value-type="float" office:value="19" calcext:value-type="float">
            <text:p>19</text:p>
          </table:table-cell>
          <table:table-cell table:style-name="ce96"/>
          <table:table-cell table:style-name="ce130"/>
          <table:table-cell table:style-name="ce148"/>
          <table:table-cell table:style-name="ce153" table:formula="of:=MIN([.H$162:.H185])-1" office:value-type="float" office:value="9" calcext:value-type="float">
            <text:p>9</text:p>
          </table:table-cell>
          <table:table-cell table:style-name="ce196" office:value-type="float" office:value="5" calcext:value-type="float">
            <text:p>5</text:p>
          </table:table-cell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86]+7" office:value-type="date" office:date-value="2020-04-17" calcext:value-type="date">
            <text:p>17 avr. 2020</text:p>
          </table:table-cell>
          <table:table-cell table:style-name="ce19" table:formula="of:=MIN([.B$161:.B186])-1" office:value-type="float" office:value="25" calcext:value-type="float">
            <text:p>25</text:p>
          </table:table-cell>
          <table:table-cell table:style-name="ce102"/>
          <table:table-cell table:style-name="ce71" office:value-type="float" office:value="18" calcext:value-type="float">
            <text:p>18</text:p>
          </table:table-cell>
          <table:table-cell table:style-name="ce96"/>
          <table:table-cell table:style-name="ce130" office:value-type="float" office:value="10" calcext:value-type="float">
            <text:p>10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87]+7" office:value-type="date" office:date-value="2020-04-24" calcext:value-type="date">
            <text:p>24 avr. 2020</text:p>
          </table:table-cell>
          <table:table-cell table:style-name="ce19" table:formula="of:=MIN([.B$161:.B187])-1" office:value-type="float" office:value="24" calcext:value-type="float">
            <text:p>24</text:p>
          </table:table-cell>
          <table:table-cell table:style-name="ce102"/>
          <table:table-cell table:style-name="ce71" office:value-type="float" office:value="17" calcext:value-type="float">
            <text:p>17</text:p>
          </table:table-cell>
          <table:table-cell table:style-name="ce96"/>
          <table:table-cell table:style-name="ce130"/>
          <table:table-cell table:style-name="ce148"/>
          <table:table-cell table:style-name="ce153" table:formula="of:=MIN([.H$162:.H187])-1" office:value-type="float" office:value="8" calcext:value-type="float">
            <text:p>8</text:p>
          </table:table-cell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8" office:value-type="date" office:date-value="2020-04-30" calcext:value-type="date">
            <text:p>30 avr. 2020</text:p>
          </table:table-cell>
          <table:table-cell table:style-name="ce19" table:formula="of:=MIN([.B$161:.B188])-1" office:value-type="float" office:value="23" calcext:value-type="float">
            <text:p>23</text:p>
          </table:table-cell>
          <table:table-cell table:style-name="ce102"/>
          <table:table-cell table:style-name="ce71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130" office:value-type="float" office:value="9" calcext:value-type="float">
            <text:p>9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8" office:value-type="string" calcext:value-type="string">
            <text:p>Attention : distrib le jeudi </text:p>
          </table:table-cell>
          <table:table-cell table:number-columns-repeated="1006"/>
        </table:table-row>
        <table:table-row table:style-name="ro5">
          <table:table-cell table:style-name="ce8" table:formula="of:=[.A189]+7" office:value-type="date" office:date-value="2020-05-07" calcext:value-type="date">
            <text:p>7 mai 2020</text:p>
          </table:table-cell>
          <table:table-cell table:style-name="ce19" table:formula="of:=MIN([.B$161:.B189])-1" office:value-type="float" office:value="22" calcext:value-type="float">
            <text:p>22</text:p>
          </table:table-cell>
          <table:table-cell table:style-name="ce102"/>
          <table:table-cell table:style-name="ce71"/>
          <table:table-cell table:style-name="ce96"/>
          <table:table-cell table:style-name="ce130"/>
          <table:table-cell table:style-name="ce148"/>
          <table:table-cell table:style-name="ce153" table:formula="of:=MIN([.H$162:.H189])-1" office:value-type="float" office:value="7" calcext:value-type="float">
            <text:p>7</text:p>
          </table:table-cell>
          <table:table-cell table:style-name="ce196" office:value-type="float" office:value="4" calcext:value-type="float">
            <text:p>4</text:p>
          </table:table-cell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8" office:value-type="string" calcext:value-type="string">
            <text:p>Attention : distrib le jeudi </text:p>
          </table:table-cell>
          <table:table-cell table:number-columns-repeated="1006"/>
        </table:table-row>
        <table:table-row table:style-name="ro5">
          <table:table-cell table:style-name="ce28" office:value-type="date" office:date-value="2020-05-15" calcext:value-type="date">
            <text:p>15 mai 2020</text:p>
          </table:table-cell>
          <table:table-cell table:style-name="ce19" table:formula="of:=MIN([.B$161:.B190])-1" office:value-type="float" office:value="21" calcext:value-type="float">
            <text:p>21</text:p>
          </table:table-cell>
          <table:table-cell table:style-name="ce102"/>
          <table:table-cell table:style-name="ce71" office:value-type="float" office:value="15" calcext:value-type="float">
            <text:p>15</text:p>
          </table:table-cell>
          <table:table-cell table:style-name="ce96"/>
          <table:table-cell table:style-name="ce130" office:value-type="float" office:value="8" calcext:value-type="float">
            <text:p>8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191]+7" office:value-type="date" office:date-value="2020-05-22" calcext:value-type="date">
            <text:p>22 mai 2020</text:p>
          </table:table-cell>
          <table:table-cell table:style-name="ce20" office:value-type="string" calcext:value-type="string" table:number-columns-spanned="14" table:number-rows-spanned="1">
            <text:p>Pas de distribution car pas accès à MARC</text:p>
          </table:table-cell>
          <table:covered-table-cell table:style-name="ce44"/>
          <table:covered-table-cell table:style-name="ce57"/>
          <table:covered-table-cell table:style-name="ce94"/>
          <table:covered-table-cell table:style-name="ce127"/>
          <table:covered-table-cell table:style-name="ce146"/>
          <table:covered-table-cell table:style-name="ce168"/>
          <table:covered-table-cell table:style-name="ce194"/>
          <table:covered-table-cell table:style-name="ce225"/>
          <table:covered-table-cell table:style-name="ce253"/>
          <table:covered-table-cell table:style-name="ce283"/>
          <table:covered-table-cell table:style-name="ce308"/>
          <table:covered-table-cell table:style-name="ce57"/>
          <table:covered-table-cell table:style-name="ce336"/>
          <table:table-cell table:style-name="ce292" office:value-type="string" calcext:value-type="string">
            <text:p>pont de l'ascension</text:p>
          </table:table-cell>
          <table:table-cell table:number-columns-repeated="1006"/>
        </table:table-row>
        <table:table-row table:style-name="ro5">
          <table:table-cell table:style-name="ce28" table:formula="of:=[.A192]+7" office:value-type="date" office:date-value="2020-05-29" calcext:value-type="date">
            <text:p>29 mai 2020</text:p>
          </table:table-cell>
          <table:table-cell table:style-name="ce19" table:formula="of:=MIN([.B$161:.B192])-1" office:value-type="float" office:value="20" calcext:value-type="float">
            <text:p>20</text:p>
          </table:table-cell>
          <table:table-cell table:style-name="ce102"/>
          <table:table-cell table:style-name="ce71" office:value-type="float" office:value="14" calcext:value-type="float">
            <text:p>14</text:p>
          </table:table-cell>
          <table:table-cell table:style-name="ce96" office:value-type="float" office:value="4" calcext:value-type="float">
            <text:p>4</text:p>
          </table:table-cell>
          <table:table-cell table:style-name="ce130" office:value-type="float" office:value="7" calcext:value-type="float">
            <text:p>7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31" table:formula="of:=[.A193]+7" office:value-type="date" office:date-value="2020-06-05" calcext:value-type="date">
            <text:p>5 juin 2020</text:p>
          </table:table-cell>
          <table:table-cell table:style-name="ce19" table:formula="of:=MIN([.B$161:.B193])-1" office:value-type="float" office:value="19" calcext:value-type="float">
            <text:p>19</text:p>
          </table:table-cell>
          <table:table-cell table:style-name="ce102"/>
          <table:table-cell table:style-name="ce71" office:value-type="float" office:value="13" calcext:value-type="float">
            <text:p>13</text:p>
          </table:table-cell>
          <table:table-cell table:style-name="ce96"/>
          <table:table-cell table:style-name="ce130"/>
          <table:table-cell table:style-name="ce148"/>
          <table:table-cell table:style-name="ce153" table:formula="of:=MIN([.H$162:.H193])-1" office:value-type="float" office:value="6" calcext:value-type="float">
            <text:p>6</text:p>
          </table:table-cell>
          <table:table-cell table:style-name="ce196" office:value-type="float" office:value="3" calcext:value-type="float">
            <text:p>3</text:p>
          </table:table-cell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94]+7" office:value-type="date" office:date-value="2020-06-12" calcext:value-type="date">
            <text:p>12 juin 2020</text:p>
          </table:table-cell>
          <table:table-cell table:style-name="ce19" table:formula="of:=MIN([.B$161:.B194])-1" office:value-type="float" office:value="18" calcext:value-type="float">
            <text:p>18</text:p>
          </table:table-cell>
          <table:table-cell table:style-name="ce102"/>
          <table:table-cell table:style-name="ce71" office:value-type="float" office:value="12" calcext:value-type="float">
            <text:p>12</text:p>
          </table:table-cell>
          <table:table-cell table:style-name="ce96"/>
          <table:table-cell table:style-name="ce130" office:value-type="float" office:value="6" calcext:value-type="float">
            <text:p>6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95]+7" office:value-type="date" office:date-value="2020-06-19" calcext:value-type="date">
            <text:p>19 juin 2020</text:p>
          </table:table-cell>
          <table:table-cell table:style-name="ce19" table:formula="of:=MIN([.B$161:.B195])-1" office:value-type="float" office:value="17" calcext:value-type="float">
            <text:p>17</text:p>
          </table:table-cell>
          <table:table-cell table:style-name="ce102"/>
          <table:table-cell table:style-name="ce71" office:value-type="float" office:value="11" calcext:value-type="float">
            <text:p>11</text:p>
          </table:table-cell>
          <table:table-cell table:style-name="ce96"/>
          <table:table-cell table:style-name="ce130"/>
          <table:table-cell table:style-name="ce148"/>
          <table:table-cell table:style-name="ce153" table:formula="of:=MIN([.H$162:.H195])-1" office:value-type="float" office:value="5" calcext:value-type="float">
            <text:p>5</text:p>
          </table:table-cell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196]+7" office:value-type="date" office:date-value="2020-06-26" calcext:value-type="date">
            <text:p>26 juin 2020</text:p>
          </table:table-cell>
          <table:table-cell table:style-name="ce19" table:formula="of:=MIN([.B$161:.B196])-1" office:value-type="float" office:value="16" calcext:value-type="float">
            <text:p>16</text:p>
          </table:table-cell>
          <table:table-cell table:style-name="ce102"/>
          <table:table-cell table:style-name="ce71" office:value-type="float" office:value="10" calcext:value-type="float">
            <text:p>10</text:p>
          </table:table-cell>
          <table:table-cell table:style-name="ce96" office:value-type="float" office:value="3" calcext:value-type="float">
            <text:p>3</text:p>
          </table:table-cell>
          <table:table-cell table:style-name="ce130" office:value-type="float" office:value="5" calcext:value-type="float">
            <text:p>5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2" table:formula="of:=[.A197]+7" office:value-type="date" office:date-value="2020-07-03" calcext:value-type="date">
            <text:p>3 juil. 2020</text:p>
          </table:table-cell>
          <table:table-cell table:style-name="ce19" table:formula="of:=MIN([.B$161:.B197])-1" office:value-type="float" office:value="15" calcext:value-type="float">
            <text:p>15</text:p>
          </table:table-cell>
          <table:table-cell table:style-name="ce539"/>
          <table:table-cell table:style-name="ce71" office:value-type="float" office:value="9" calcext:value-type="float">
            <text:p>9</text:p>
          </table:table-cell>
          <table:table-cell table:style-name="ce96"/>
          <table:table-cell table:style-name="ce130"/>
          <table:table-cell table:style-name="ce148"/>
          <table:table-cell table:style-name="ce153" table:formula="of:=MIN([.H$162:.H197])-1" office:value-type="float" office:value="4" calcext:value-type="float">
            <text:p>4</text:p>
          </table:table-cell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198]+7" office:value-type="date" office:date-value="2020-07-10" calcext:value-type="date">
            <text:p>10 juil. 2020</text:p>
          </table:table-cell>
          <table:table-cell table:style-name="ce19" table:formula="of:=MIN([.B$161:.B198])-1" office:value-type="float" office:value="14" calcext:value-type="float">
            <text:p>14</text:p>
          </table:table-cell>
          <table:table-cell table:style-name="ce539"/>
          <table:table-cell table:style-name="ce71" office:value-type="float" office:value="8" calcext:value-type="float">
            <text:p>8</text:p>
          </table:table-cell>
          <table:table-cell table:style-name="ce96"/>
          <table:table-cell table:style-name="ce130" office:value-type="float" office:value="4" calcext:value-type="float">
            <text:p>4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199]+7" office:value-type="date" office:date-value="2020-07-17" calcext:value-type="date">
            <text:p>17 juil. 2020</text:p>
          </table:table-cell>
          <table:table-cell table:style-name="ce19" table:formula="of:=MIN([.B$161:.B199])-1" office:value-type="float" office:value="13" calcext:value-type="float">
            <text:p>13</text:p>
          </table:table-cell>
          <table:table-cell table:style-name="ce539"/>
          <table:table-cell table:style-name="ce71" office:value-type="float" office:value="7" calcext:value-type="float">
            <text:p>7</text:p>
          </table:table-cell>
          <table:table-cell table:style-name="ce96"/>
          <table:table-cell table:style-name="ce130"/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200]+7" office:value-type="date" office:date-value="2020-07-24" calcext:value-type="date">
            <text:p>24 juil. 2020</text:p>
          </table:table-cell>
          <table:table-cell table:style-name="ce19" table:formula="of:=MIN([.B$161:.B200])-1" office:value-type="float" office:value="12" calcext:value-type="float">
            <text:p>12</text:p>
          </table:table-cell>
          <table:table-cell table:style-name="ce539"/>
          <table:table-cell table:style-name="ce71"/>
          <table:table-cell table:style-name="ce96"/>
          <table:table-cell table:style-name="ce130"/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201]+7" office:value-type="date" office:date-value="2020-07-31" calcext:value-type="date">
            <text:p>31 juil. 2020</text:p>
          </table:table-cell>
          <table:table-cell table:style-name="ce19" table:formula="of:=MIN([.B$161:.B201])-1" office:value-type="float" office:value="11" calcext:value-type="float">
            <text:p>11</text:p>
          </table:table-cell>
          <table:table-cell table:style-name="ce539"/>
          <table:table-cell table:style-name="ce71"/>
          <table:table-cell table:style-name="ce96"/>
          <table:table-cell table:style-name="ce130"/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31" table:formula="of:=[.A202]+7" office:value-type="date" office:date-value="2020-08-07" calcext:value-type="date">
            <text:p>7 août 2020</text:p>
          </table:table-cell>
          <table:table-cell table:style-name="ce19" table:formula="of:=MIN([.B$161:.B202])-1" office:value-type="float" office:value="10" calcext:value-type="float">
            <text:p>10</text:p>
          </table:table-cell>
          <table:table-cell table:style-name="ce539"/>
          <table:table-cell table:style-name="ce71"/>
          <table:table-cell table:style-name="ce96"/>
          <table:table-cell table:style-name="ce130"/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203]+7" office:value-type="date" office:date-value="2020-08-14" calcext:value-type="date">
            <text:p>14 août 2020</text:p>
          </table:table-cell>
          <table:table-cell table:style-name="ce19" table:formula="of:=MIN([.B$161:.B203])-1" office:value-type="float" office:value="9" calcext:value-type="float">
            <text:p>9</text:p>
          </table:table-cell>
          <table:table-cell table:style-name="ce539"/>
          <table:table-cell table:style-name="ce71"/>
          <table:table-cell table:style-name="ce96"/>
          <table:table-cell table:style-name="ce130"/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204]+7" office:value-type="date" office:date-value="2020-08-21" calcext:value-type="date">
            <text:p>21 août 2020</text:p>
          </table:table-cell>
          <table:table-cell table:style-name="ce19" table:formula="of:=MIN([.B$161:.B204])-1" office:value-type="float" office:value="8" calcext:value-type="float">
            <text:p>8</text:p>
          </table:table-cell>
          <table:table-cell table:style-name="ce539"/>
          <table:table-cell table:style-name="ce71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205]+7" office:value-type="date" office:date-value="2020-08-28" calcext:value-type="date">
            <text:p>28 août 2020</text:p>
          </table:table-cell>
          <table:table-cell table:style-name="ce19" table:formula="of:=MIN([.B$161:.B205])-1" office:value-type="float" office:value="7" calcext:value-type="float">
            <text:p>7</text:p>
          </table:table-cell>
          <table:table-cell table:style-name="ce539"/>
          <table:table-cell table:style-name="ce71" office:value-type="float" office:value="5" calcext:value-type="float">
            <text:p>5</text:p>
          </table:table-cell>
          <table:table-cell table:style-name="ce96"/>
          <table:table-cell table:style-name="ce130"/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2" table:formula="of:=[.A206]+7" office:value-type="date" office:date-value="2020-09-04" calcext:value-type="date">
            <text:p>4 sept. 2020</text:p>
          </table:table-cell>
          <table:table-cell table:style-name="ce19" table:formula="of:=MIN([.B$161:.B206])-1" office:value-type="float" office:value="6" calcext:value-type="float">
            <text:p>6</text:p>
          </table:table-cell>
          <table:table-cell table:style-name="ce539"/>
          <table:table-cell table:style-name="ce71" office:value-type="float" office:value="4" calcext:value-type="float">
            <text:p>4</text:p>
          </table:table-cell>
          <table:table-cell table:style-name="ce96"/>
          <table:table-cell table:style-name="ce130" office:value-type="float" office:value="2" calcext:value-type="float">
            <text:p>2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207]+7" office:value-type="date" office:date-value="2020-09-11" calcext:value-type="date">
            <text:p>11 sept. 2020</text:p>
          </table:table-cell>
          <table:table-cell table:style-name="ce19" table:formula="of:=MIN([.B$161:.B207])-1" office:value-type="float" office:value="5" calcext:value-type="float">
            <text:p>5</text:p>
          </table:table-cell>
          <table:table-cell table:style-name="ce539"/>
          <table:table-cell table:style-name="ce71" office:value-type="float" office:value="3" calcext:value-type="float">
            <text:p>3</text:p>
          </table:table-cell>
          <table:table-cell table:style-name="ce96"/>
          <table:table-cell table:style-name="ce130"/>
          <table:table-cell table:style-name="ce148"/>
          <table:table-cell table:style-name="ce153" table:formula="of:=MIN([.H$162:.H207])-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208]+7" office:value-type="date" office:date-value="2020-09-18" calcext:value-type="date">
            <text:p>18 sept. 2020</text:p>
          </table:table-cell>
          <table:table-cell table:style-name="ce19" table:formula="of:=MIN([.B$161:.B208])-1" office:value-type="float" office:value="4" calcext:value-type="float">
            <text:p>4</text:p>
          </table:table-cell>
          <table:table-cell table:style-name="ce539"/>
          <table:table-cell table:style-name="ce71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28" table:formula="of:=[.A209]+7" office:value-type="date" office:date-value="2020-09-25" calcext:value-type="date">
            <text:p>25 sept. 2020</text:p>
          </table:table-cell>
          <table:table-cell table:style-name="ce19" table:formula="of:=MIN([.B$161:.B209])-1" office:value-type="float" office:value="3" calcext:value-type="float">
            <text:p>3</text:p>
          </table:table-cell>
          <table:table-cell table:style-name="ce539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30"/>
          <table:table-cell table:style-name="ce148"/>
          <table:table-cell table:style-name="ce153" table:formula="of:=MIN([.H$162:.H209])-1" office:value-type="float" office:value="2" calcext:value-type="float">
            <text:p>2</text:p>
          </table:table-cell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539"/>
          <table:table-cell table:number-columns-repeated="1006"/>
        </table:table-row>
        <table:table-row table:style-name="ro5">
          <table:table-cell table:style-name="ce31" table:formula="of:=[.A210]+7" office:value-type="date" office:date-value="2020-10-02" calcext:value-type="date">
            <text:p>2 oct. 2020</text:p>
          </table:table-cell>
          <table:table-cell table:style-name="ce19" table:formula="of:=MIN([.B$161:.B210])-1" office:value-type="float" office:value="2" calcext:value-type="float">
            <text:p>2</text:p>
          </table:table-cell>
          <table:table-cell table:style-name="ce539"/>
          <table:table-cell table:style-name="ce183"/>
          <table:table-cell table:style-name="ce96"/>
          <table:table-cell table:style-name="ce130"/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211]+7" office:value-type="date" office:date-value="2020-10-09" calcext:value-type="date">
            <text:p>9 oct. 2020</text:p>
          </table:table-cell>
          <table:table-cell table:style-name="ce19" table:formula="of:=MIN([.B$161:.B211])-1" office:value-type="float" office:value="1" calcext:value-type="float">
            <text:p>1</text:p>
          </table:table-cell>
          <table:table-cell table:style-name="ce539"/>
          <table:table-cell table:style-name="ce183"/>
          <table:table-cell table:style-name="ce96"/>
          <table:table-cell table:style-name="ce130"/>
          <table:table-cell table:style-name="ce148"/>
          <table:table-cell table:style-name="ce153" table:formula="of:=MIN([.H$162:.H211])-1" office:value-type="float" office:value="1" calcext:value-type="float">
            <text:p>1</text:p>
          </table:table-cell>
          <table:table-cell table:style-name="ce196" office:value-type="float" office:value="1" calcext:value-type="float">
            <text:p>1</text:p>
          </table:table-cell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>
          <table:table-cell table:style-name="ce31" table:formula="of:=[.A212]+7" office:value-type="date" office:date-value="2020-10-16" calcext:value-type="date">
            <text:p>16 oct. 2020</text:p>
          </table:table-cell>
          <table:table-cell table:style-name="ce19" table:formula="of:=MIN([.B$161:.B212])-1" office:value-type="float" office:value="0" calcext:value-type="float">
            <text:p>0</text:p>
          </table:table-cell>
          <table:table-cell table:style-name="ce539"/>
          <table:table-cell table:style-name="ce183"/>
          <table:table-cell table:style-name="ce96"/>
          <table:table-cell table:style-name="ce130"/>
          <table:table-cell table:style-name="ce148"/>
          <table:table-cell table:style-name="ce153"/>
          <table:table-cell table:style-name="ce196"/>
          <table:table-cell table:style-name="ce204"/>
          <table:table-cell table:style-name="ce260"/>
          <table:table-cell table:style-name="ce285"/>
          <table:table-cell table:style-name="ce312"/>
          <table:table-cell table:style-name="ce324"/>
          <table:table-cell table:style-name="ce340"/>
          <table:table-cell table:style-name="ce31"/>
          <table:table-cell table:number-columns-repeated="1006"/>
        </table:table-row>
        <table:table-row table:style-name="ro5" table:number-rows-repeated="287">
          <table:table-cell/>
          <table:table-cell table:style-name="ce25"/>
          <table:table-cell table:number-columns-repeated="2"/>
          <table:table-cell table:style-name="ce97"/>
          <table:table-cell table:style-name="ce131"/>
          <table:table-cell table:style-name="ce149"/>
          <table:table-cell table:style-name="ce169"/>
          <table:table-cell table:style-name="ce199"/>
          <table:table-cell table:style-name="ce229"/>
          <table:table-cell table:style-name="ce262"/>
          <table:table-cell table:style-name="ce287"/>
          <table:table-cell table:style-name="ce313"/>
          <table:table-cell/>
          <table:table-cell table:style-name="ce341"/>
          <table:table-cell table:number-columns-repeated="1007"/>
        </table:table-row>
        <table:table-row table:style-name="ro5" table:number-rows-repeated="1048075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Sheet1.E2:Sheet1.E500">
            <calcext:condition calcext:apply-style-name="poulet" calcext:value="between(1,100)" calcext:base-cell-address="Sheet1.E2"/>
          </calcext:conditional-format>
          <calcext:conditional-format calcext:target-range-address="Sheet1.F2:Sheet1.F500">
            <calcext:condition calcext:apply-style-name="poulet" calcext:value="between(1,100)" calcext:base-cell-address="Sheet1.F2"/>
          </calcext:conditional-format>
          <calcext:conditional-format calcext:target-range-address="Sheet1.G2:Sheet1.G500">
            <calcext:condition calcext:apply-style-name="champignons" calcext:value="between(1,100)" calcext:base-cell-address="Sheet1.G2"/>
          </calcext:conditional-format>
          <calcext:conditional-format calcext:target-range-address="Sheet1.H2:Sheet1.H500">
            <calcext:condition calcext:apply-style-name="produits laitiers" calcext:value="between(1,100)" calcext:base-cell-address="Sheet1.H2"/>
            <calcext:condition calcext:apply-style-name="pas livraison" calcext:value="not-between(1,100)" calcext:base-cell-address="Sheet1.H2"/>
          </calcext:conditional-format>
          <calcext:conditional-format calcext:target-range-address="Sheet1.I2:Sheet1.I500">
            <calcext:condition calcext:apply-style-name="produits laitiers" calcext:value="between(1,100)" calcext:base-cell-address="Sheet1.I2"/>
          </calcext:conditional-format>
          <calcext:conditional-format calcext:target-range-address="Sheet1.J2:Sheet1.J500">
            <calcext:condition calcext:apply-style-name="pomme" calcext:value="between(1,100)" calcext:base-cell-address="Sheet1.J2"/>
            <calcext:condition calcext:apply-style-name="pas livraison" calcext:value="not-between(1,100)" calcext:base-cell-address="Sheet1.J2"/>
          </calcext:conditional-format>
          <calcext:conditional-format calcext:target-range-address="Sheet1.K2:Sheet1.K500">
            <calcext:condition calcext:apply-style-name="chevre" calcext:value="between(1,100)" calcext:base-cell-address="Sheet1.K2"/>
            <calcext:condition calcext:apply-style-name="pas livraison" calcext:value="not-between(1,100)" calcext:base-cell-address="Sheet1.K2"/>
          </calcext:conditional-format>
          <calcext:conditional-format calcext:target-range-address="Sheet1.L2:Sheet1.L500">
            <calcext:condition calcext:apply-style-name="Kiwis" calcext:value="between(1,100)" calcext:base-cell-address="Sheet1.L2"/>
          </calcext:conditional-format>
          <calcext:conditional-format calcext:target-range-address="Sheet1.M2:Sheet1.M500">
            <calcext:condition calcext:apply-style-name="Millet" calcext:value="between(1,100)" calcext:base-cell-address="Sheet1.M2"/>
          </calcext:conditional-format>
          <calcext:conditional-format calcext:target-range-address="Sheet1.O2:Sheet1.O500">
            <calcext:condition calcext:apply-style-name="Fraises" calcext:value="between(1,100)" calcext:base-cell-address="Sheet1.O2"/>
          </calcext:conditional-format>
          <calcext:conditional-format calcext:target-range-address="Sheet1.B2:Sheet1.B500">
            <calcext:condition calcext:apply-style-name="legumes" calcext:value="between(1,100)" calcext:base-cell-address="Sheet1.B2"/>
            <calcext:condition calcext:apply-style-name="pas livraison" calcext:value="not-between(1,100)" calcext:base-cell-address="Sheet1.B2"/>
          </calcext:conditional-format>
        </calcext:conditional-formats>
      </table:table>
      <table:table table:name="Sheet2" table:style-name="ta1" table:print="false">
        <table:table-column table:style-name="co14" table:default-cell-style-name="ce530"/>
        <table:table-column table:style-name="co13" table:number-columns-repeated="2" table:default-cell-style-name="Default"/>
        <table:table-row table:style-name="ro5">
          <table:table-cell table:style-name="ce524" office:value-type="date" office:date-value="2012-03-02" calcext:value-type="date">
            <text:p>2012-03-02</text:p>
          </table:table-cell>
          <table:table-cell table:number-columns-repeated="2"/>
        </table:table-row>
        <table:table-row table:style-name="ro5">
          <table:table-cell table:style-name="ce524" table:formula="of:=[.A1]+7" office:value-type="date" office:date-value="2012-03-09" calcext:value-type="date">
            <text:p>2012-03-09</text:p>
          </table:table-cell>
          <table:table-cell table:number-columns-repeated="2"/>
        </table:table-row>
        <table:table-row table:style-name="ro5">
          <table:table-cell table:style-name="ce524" table:formula="of:=[.A2]+7" office:value-type="date" office:date-value="2012-03-16" calcext:value-type="date">
            <text:p>2012-03-16</text:p>
          </table:table-cell>
          <table:table-cell table:number-columns-repeated="2"/>
        </table:table-row>
        <table:table-row table:style-name="ro5">
          <table:table-cell table:style-name="ce524" table:formula="of:=[.A3]+7" office:value-type="date" office:date-value="2012-03-23" calcext:value-type="date">
            <text:p>2012-03-23</text:p>
          </table:table-cell>
          <table:table-cell table:number-columns-repeated="2"/>
        </table:table-row>
        <table:table-row table:style-name="ro5">
          <table:table-cell table:style-name="ce525" table:formula="of:=[.A4]+7" office:value-type="date" office:date-value="2012-03-30" calcext:value-type="date">
            <text:p>2012-03-30</text:p>
          </table:table-cell>
          <table:table-cell table:number-columns-repeated="2"/>
        </table:table-row>
        <table:table-row table:style-name="ro5">
          <table:table-cell table:style-name="ce525" table:formula="of:=[.A5]+7" office:value-type="date" office:date-value="2012-04-06" calcext:value-type="date">
            <text:p>2012-04-06</text:p>
          </table:table-cell>
          <table:table-cell table:number-columns-repeated="2"/>
        </table:table-row>
        <table:table-row table:style-name="ro5">
          <table:table-cell table:style-name="ce525" table:formula="of:=[.A6]+7" office:value-type="date" office:date-value="2012-04-13" calcext:value-type="date">
            <text:p>2012-04-13</text:p>
          </table:table-cell>
          <table:table-cell table:number-columns-repeated="2"/>
        </table:table-row>
        <table:table-row table:style-name="ro5">
          <table:table-cell table:style-name="ce525" table:formula="of:=[.A7]+7" office:value-type="date" office:date-value="2012-04-20" calcext:value-type="date">
            <text:p>2012-04-20</text:p>
          </table:table-cell>
          <table:table-cell table:number-columns-repeated="2"/>
        </table:table-row>
        <table:table-row table:style-name="ro5">
          <table:table-cell table:style-name="ce524" table:formula="of:=[.A8]+7" office:value-type="date" office:date-value="2012-04-27" calcext:value-type="date">
            <text:p>2012-04-27</text:p>
          </table:table-cell>
          <table:table-cell table:number-columns-repeated="2"/>
        </table:table-row>
        <table:table-row table:style-name="ro5">
          <table:table-cell table:style-name="ce524" table:formula="of:=[.A9]+7" office:value-type="date" office:date-value="2012-05-04" calcext:value-type="date">
            <text:p>2012-05-04</text:p>
          </table:table-cell>
          <table:table-cell table:number-columns-repeated="2"/>
        </table:table-row>
        <table:table-row table:style-name="ro5">
          <table:table-cell table:style-name="ce526" table:formula="of:=[.A10]+7" office:value-type="date" office:date-value="2012-05-11" calcext:value-type="date">
            <text:p>2012-05-11</text:p>
          </table:table-cell>
          <table:table-cell table:number-columns-repeated="2"/>
        </table:table-row>
        <table:table-row table:style-name="ro5">
          <table:table-cell table:style-name="ce524" table:formula="of:=[.A11]+7" office:value-type="date" office:date-value="2012-05-18" calcext:value-type="date">
            <text:p>2012-05-18</text:p>
          </table:table-cell>
          <table:table-cell table:number-columns-repeated="2"/>
        </table:table-row>
        <table:table-row table:style-name="ro5">
          <table:table-cell table:style-name="ce525" table:formula="of:=[.A12]+7" office:value-type="date" office:date-value="2012-05-25" calcext:value-type="date">
            <text:p>2012-05-25</text:p>
          </table:table-cell>
          <table:table-cell table:number-columns-repeated="2"/>
        </table:table-row>
        <table:table-row table:style-name="ro5">
          <table:table-cell table:style-name="ce525" table:formula="of:=[.A13]+7" office:value-type="date" office:date-value="2012-06-01" calcext:value-type="date">
            <text:p>2012-06-01</text:p>
          </table:table-cell>
          <table:table-cell table:number-columns-repeated="2"/>
        </table:table-row>
        <table:table-row table:style-name="ro5">
          <table:table-cell table:style-name="ce525" table:formula="of:=[.A14]+7" office:value-type="date" office:date-value="2012-06-08" calcext:value-type="date">
            <text:p>2012-06-08</text:p>
          </table:table-cell>
          <table:table-cell table:number-columns-repeated="2"/>
        </table:table-row>
        <table:table-row table:style-name="ro5">
          <table:table-cell table:style-name="ce525" table:formula="of:=[.A15]+7" office:value-type="date" office:date-value="2012-06-15" calcext:value-type="date">
            <text:p>2012-06-15</text:p>
          </table:table-cell>
          <table:table-cell table:number-columns-repeated="2"/>
        </table:table-row>
        <table:table-row table:style-name="ro5">
          <table:table-cell table:style-name="ce525" table:formula="of:=[.A16]+7" office:value-type="date" office:date-value="2012-06-22" calcext:value-type="date">
            <text:p>2012-06-22</text:p>
          </table:table-cell>
          <table:table-cell table:number-columns-repeated="2"/>
        </table:table-row>
        <table:table-row table:style-name="ro5">
          <table:table-cell table:style-name="ce524" table:formula="of:=[.A17]+7" office:value-type="date" office:date-value="2012-06-29" calcext:value-type="date">
            <text:p>2012-06-29</text:p>
          </table:table-cell>
          <table:table-cell table:number-columns-repeated="2"/>
        </table:table-row>
        <table:table-row table:style-name="ro5">
          <table:table-cell table:style-name="ce524" table:formula="of:=[.A18]+7" office:value-type="date" office:date-value="2012-07-06" calcext:value-type="date">
            <text:p>2012-07-06</text:p>
          </table:table-cell>
          <table:table-cell table:number-columns-repeated="2"/>
        </table:table-row>
        <table:table-row table:style-name="ro5">
          <table:table-cell table:style-name="ce524" table:formula="of:=[.A19]+7" office:value-type="date" office:date-value="2012-07-13" calcext:value-type="date">
            <text:p>2012-07-13</text:p>
          </table:table-cell>
          <table:table-cell table:number-columns-repeated="2"/>
        </table:table-row>
        <table:table-row table:style-name="ro5">
          <table:table-cell table:style-name="ce524" table:formula="of:=[.A20]+7" office:value-type="date" office:date-value="2012-07-20" calcext:value-type="date">
            <text:p>2012-07-20</text:p>
          </table:table-cell>
          <table:table-cell table:number-columns-repeated="2"/>
        </table:table-row>
        <table:table-row table:style-name="ro5">
          <table:table-cell table:style-name="ce525" table:formula="of:=[.A21]+7" office:value-type="date" office:date-value="2012-07-27" calcext:value-type="date">
            <text:p>2012-07-27</text:p>
          </table:table-cell>
          <table:table-cell table:number-columns-repeated="2"/>
        </table:table-row>
        <table:table-row table:style-name="ro5">
          <table:table-cell table:style-name="ce525" table:formula="of:=[.A22]+7" office:value-type="date" office:date-value="2012-08-03" calcext:value-type="date">
            <text:p>2012-08-03</text:p>
          </table:table-cell>
          <table:table-cell table:number-columns-repeated="2"/>
        </table:table-row>
        <table:table-row table:style-name="ro5">
          <table:table-cell table:style-name="ce525" table:formula="of:=[.A23]+7" office:value-type="date" office:date-value="2012-08-10" calcext:value-type="date">
            <text:p>2012-08-10</text:p>
          </table:table-cell>
          <table:table-cell table:number-columns-repeated="2"/>
        </table:table-row>
        <table:table-row table:style-name="ro5">
          <table:table-cell table:style-name="ce525" table:formula="of:=[.A24]+7" office:value-type="date" office:date-value="2012-08-17" calcext:value-type="date">
            <text:p>2012-08-17</text:p>
          </table:table-cell>
          <table:table-cell table:number-columns-repeated="2"/>
        </table:table-row>
        <table:table-row table:style-name="ro5">
          <table:table-cell table:style-name="ce525" table:formula="of:=[.A25]+7" office:value-type="date" office:date-value="2012-08-24" calcext:value-type="date">
            <text:p>2012-08-24</text:p>
          </table:table-cell>
          <table:table-cell table:number-columns-repeated="2"/>
        </table:table-row>
        <table:table-row table:style-name="ro5">
          <table:table-cell table:style-name="ce527" table:formula="of:=[.A26]+7" office:value-type="date" office:date-value="2012-08-31" calcext:value-type="date">
            <text:p>2012-08-31</text:p>
          </table:table-cell>
          <table:table-cell table:number-columns-repeated="2"/>
        </table:table-row>
        <table:table-row table:style-name="ro5">
          <table:table-cell table:style-name="ce527" table:formula="of:=[.A27]+7" office:value-type="date" office:date-value="2012-09-07" calcext:value-type="date">
            <text:p>2012-09-07</text:p>
          </table:table-cell>
          <table:table-cell table:number-columns-repeated="2"/>
        </table:table-row>
        <table:table-row table:style-name="ro5">
          <table:table-cell table:style-name="ce527" table:formula="of:=[.A28]+7" office:value-type="date" office:date-value="2012-09-14" calcext:value-type="date">
            <text:p>2012-09-14</text:p>
          </table:table-cell>
          <table:table-cell table:number-columns-repeated="2"/>
        </table:table-row>
        <table:table-row table:style-name="ro5">
          <table:table-cell table:style-name="ce527" table:formula="of:=[.A29]+7" office:value-type="date" office:date-value="2012-09-21" calcext:value-type="date">
            <text:p>2012-09-21</text:p>
          </table:table-cell>
          <table:table-cell table:number-columns-repeated="2"/>
        </table:table-row>
        <table:table-row table:style-name="ro5">
          <table:table-cell table:style-name="ce525" table:formula="of:=[.A30]+7" office:value-type="date" office:date-value="2012-09-28" calcext:value-type="date">
            <text:p>2012-09-28</text:p>
          </table:table-cell>
          <table:table-cell table:number-columns-repeated="2"/>
        </table:table-row>
        <table:table-row table:style-name="ro8">
          <table:table-cell table:style-name="ce273" office:value-type="string" calcext:value-type="string">
            <text:p>Contrat</text:p>
          </table:table-cell>
          <table:table-cell table:number-columns-repeated="2" table:style-name="ce273" office:value-type="string" calcext:value-type="string">
            <text:p>2013-2014</text:p>
          </table:table-cell>
        </table:table-row>
        <table:table-row table:style-name="ro5">
          <table:table-cell table:style-name="ce528" office:value-type="string" calcext:value-type="string">
            <text:p>Légumes</text:p>
          </table:table-cell>
          <table:table-cell table:style-name="ce531"/>
          <table:table-cell table:style-name="ce540"/>
        </table:table-row>
        <table:table-row table:style-name="ro5">
          <table:table-cell table:style-name="ce528" office:value-type="string" calcext:value-type="string">
            <text:p>Produits laitiers</text:p>
          </table:table-cell>
          <table:table-cell table:style-name="ce532"/>
          <table:table-cell table:style-name="ce541"/>
        </table:table-row>
        <table:table-row table:style-name="ro5">
          <table:table-cell table:style-name="ce528" office:value-type="string" calcext:value-type="string">
            <text:p>Oeufs</text:p>
          </table:table-cell>
          <table:table-cell table:style-name="ce533"/>
          <table:table-cell table:style-name="ce542"/>
        </table:table-row>
        <table:table-row table:style-name="ro5">
          <table:table-cell table:style-name="ce528" office:value-type="string" calcext:value-type="string">
            <text:p>Pommes</text:p>
          </table:table-cell>
          <table:table-cell table:style-name="ce534" table:number-columns-repeated="2"/>
        </table:table-row>
        <table:table-row table:style-name="ro5">
          <table:table-cell table:style-name="ce528" office:value-type="string" calcext:value-type="string">
            <text:p>Pains</text:p>
          </table:table-cell>
          <table:table-cell table:style-name="ce535"/>
          <table:table-cell table:style-name="ce543"/>
        </table:table-row>
        <table:table-row table:style-name="ro5">
          <table:table-cell table:style-name="ce528" office:value-type="string" calcext:value-type="string">
            <text:p>Poulets</text:p>
          </table:table-cell>
          <table:table-cell table:style-name="ce536"/>
          <table:table-cell table:style-name="poulet"/>
        </table:table-row>
        <table:table-row table:style-name="ro5">
          <table:table-cell table:style-name="ce528" office:value-type="string" calcext:value-type="string">
            <text:p>Chèvre</text:p>
          </table:table-cell>
          <table:table-cell table:style-name="ce537"/>
          <table:table-cell table:style-name="ce544"/>
        </table:table-row>
        <table:table-row table:style-name="ro5">
          <table:table-cell table:style-name="ce528" office:value-type="string" calcext:value-type="string">
            <text:p>Champignons</text:p>
          </table:table-cell>
          <table:table-cell table:style-name="ce538"/>
          <table:table-cell table:style-name="ce545"/>
        </table:table-row>
        <table:table-row table:style-name="ro5">
          <table:table-cell table:style-name="ce528" office:value-type="string" calcext:value-type="string">
            <text:p>Huiles &amp; farines</text:p>
          </table:table-cell>
          <table:table-cell table:style-name="ce102"/>
          <table:table-cell table:style-name="ce322"/>
        </table:table-row>
        <table:table-row table:style-name="ro5">
          <table:table-cell table:style-name="ce529"/>
          <table:table-cell table:style-name="ce539"/>
          <table:table-cell/>
        </table:table-row>
        <table:table-row table:style-name="ro5">
          <table:table-cell table:style-name="ce525" table:formula="of:=[.A42]+7" office:value-type="date" office:date-value="1900-01-06" calcext:value-type="date">
            <text:p>1900-01-06</text:p>
          </table:table-cell>
          <table:table-cell table:number-columns-repeated="2"/>
        </table:table-row>
        <table:table-row table:style-name="ro5">
          <table:table-cell table:style-name="ce527" table:formula="of:=[.A43]+7" office:value-type="date" office:date-value="1900-01-13" calcext:value-type="date">
            <text:p>1900-01-13</text:p>
          </table:table-cell>
          <table:table-cell table:number-columns-repeated="2"/>
        </table:table-row>
        <table:table-row table:style-name="ro5">
          <table:table-cell table:style-name="ce527" table:formula="of:=[.A44]+7" office:value-type="date" office:date-value="1900-01-20" calcext:value-type="date">
            <text:p>1900-01-20</text:p>
          </table:table-cell>
          <table:table-cell table:number-columns-repeated="2"/>
        </table:table-row>
        <table:table-row table:style-name="ro5">
          <table:table-cell table:style-name="ce527" table:formula="of:=[.A45]+7" office:value-type="date" office:date-value="1900-01-27" calcext:value-type="date">
            <text:p>1900-01-27</text:p>
          </table:table-cell>
          <table:table-cell table:number-columns-repeated="2"/>
        </table:table-row>
        <table:table-row table:style-name="ro5">
          <table:table-cell table:style-name="ce527" table:formula="of:=[.A46]+7" office:value-type="date" office:date-value="1900-02-03" calcext:value-type="date">
            <text:p>1900-02-03</text:p>
          </table:table-cell>
          <table:table-cell table:number-columns-repeated="2"/>
        </table:table-row>
        <table:table-row table:style-name="ro5">
          <table:table-cell table:style-name="ce525" table:formula="of:=[.A47]+7" office:value-type="date" office:date-value="1900-02-10" calcext:value-type="date">
            <text:p>1900-02-10</text:p>
          </table:table-cell>
          <table:table-cell table:number-columns-repeated="2"/>
        </table:table-row>
        <table:table-row table:style-name="ro5">
          <table:table-cell table:style-name="ce525" table:formula="of:=[.A48]+7" office:value-type="date" office:date-value="1900-02-17" calcext:value-type="date">
            <text:p>1900-02-17</text:p>
          </table:table-cell>
          <table:table-cell table:number-columns-repeated="2"/>
        </table:table-row>
        <table:table-row table:style-name="ro5">
          <table:table-cell table:style-name="ce525" table:formula="of:=[.A49]+7" office:value-type="date" office:date-value="1900-02-24" calcext:value-type="date">
            <text:p>1900-02-24</text:p>
          </table:table-cell>
          <table:table-cell table:number-columns-repeated="2"/>
        </table:table-row>
        <table:table-row table:style-name="ro5">
          <table:table-cell table:style-name="ce525" table:formula="of:=[.A50]+7" office:value-type="date" office:date-value="1900-03-03" calcext:value-type="date">
            <text:p>1900-03-03</text:p>
          </table:table-cell>
          <table:table-cell table:number-columns-repeated="2"/>
        </table:table-row>
        <table:table-row table:style-name="ro5">
          <table:table-cell table:style-name="ce527" table:formula="of:=[.A51]+7" office:value-type="date" office:date-value="1900-03-10" calcext:value-type="date">
            <text:p>1900-03-10</text:p>
          </table:table-cell>
          <table:table-cell table:number-columns-repeated="2"/>
        </table:table-row>
        <table:table-row table:style-name="ro5" table:number-rows-repeated="1048523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3" table:style-name="ta1" table:print="false">
        <table:table-column table:style-name="co1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mm"/>
      <style:text-properties fo:color="#ffffff"/>
    </style:style>
    <style:style style:name="oeufs_20_" style:display-name="oeufs " style:family="table-cell" style:parent-style-name="Default">
      <style:table-cell-properties fo:background-color="#ffff66" fo:border="0.06pt solid #000000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" style:family="table-cell" style:parent-style-name="Default">
      <style:table-cell-properties fo:background-color="#ff6600"/>
      <style:text-properties fo:color="#ff6600"/>
    </style:style>
    <style:style style:name="Millet" style:family="table-cell" style:parent-style-name="Default">
      <style:table-cell-properties fo:background-color="#0099ff"/>
    </style:style>
    <style:style style:name="chevre" style:family="table-cell" style:parent-style-name="Default">
      <style:table-cell-properties fo:background-color="#0000ff"/>
    </style:style>
    <style:style style:name="pomme" style:family="table-cell" style:parent-style-name="Default">
      <style:table-cell-properties fo:background-color="#ff0000"/>
    </style:style>
    <style:style style:name="poulet" style:family="table-cell" style:parent-style-name="Default">
      <style:table-cell-properties fo:background-color="#663300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" style:family="table-cell" style:parent-style-name="Default">
      <style:table-cell-properties fo:background-color="#b3b300"/>
    </style:style>
    <style:style style:name="fraises" style:family="table-cell" style:parent-style-name="Default">
      <style:table-cell-properties fo:background-color="#b3b3b3"/>
    </style:style>
    <style:style style:name="produits_20_laitiers" style:display-name="produits laitiers" style:family="table-cell" style:parent-style-name="Default">
      <style:table-cell-properties fo:background-color="#ff99ff"/>
    </style:style>
    <style:style style:name="Fraises" style:family="table-cell" style:parent-style-name="Default">
      <style:table-cell-properties fo:background-color="#801900"/>
    </style:style>
    <style:style style:name="Kiwis" style:family="table-cell" style:parent-style-name="Default">
      <style:table-cell-properties fo:background-color="#66ff66"/>
    </style:style>
    <style:style style:name="pates" style:family="table-cell" style:parent-style-name="Default">
      <style:table-cell-properties fo:background-color="#663399" style:text-align-source="fix" style:repeat-content="false" fo:border="0.06pt solid #000000" style:rotation-angle="90" style:vertical-align="middle"/>
      <style:paragraph-properties fo:text-align="center" fo:margin-left="0mm"/>
      <style:text-properties style:use-window-font-color="true" style:font-name="Bahnschrift Light Condensed" fo:font-family="'Bahnschrift Light Condensed'" style:font-family-generic="swiss" style:font-pitch="variable"/>
    </style:style>
    <style:style style:name="Tisanes" style:family="table-cell" style:parent-style-name="Default">
      <style:table-cell-properties fo:background-color="#cc9900" style:text-align-source="fix" style:repeat-content="false" fo:border="0.06pt solid #000000" style:rotation-angle="90" style:vertical-align="middle"/>
      <style:paragraph-properties fo:text-align="center" fo:margin-left="0mm"/>
      <style:text-properties style:use-window-font-color="true" style:font-name="Bahnschrift Light Condensed" fo:font-family="'Bahnschrift Light Condensed'" style:font-family-generic="swiss" style:font-pitch="variable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mm" fo:margin-right="1.01mm" style:shadow="none" fo:background-color="#ffffff" loext:scale-to-X="1" loext:scale-to-Y="3" style:writing-mode="lr-tb">
        <style:background-image/>
      </style:page-layout-properties>
      <style:header-style>
        <style:header-footer-properties fo:min-height="4.5mm" fo:margin-left="0mm" fo:margin-right="0mm" fo:margin-bottom="1.99mm"/>
      </style:header-style>
      <style:footer-style>
        <style:header-footer-properties fo:min-height="6.99mm" fo:margin-left="1.01mm" fo:margin-right="1.01mm" fo:margin-top="1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2">modifié le </text:span><text:span text:style-name="MT2"><text:date style:data-style-name="N2" text:date-value="2020-03-12">00/00/0000</text:date></text:span></text:p>
        </style:region-left>
        <style:region-center>
          <text:p><text:span text:style-name="MT1">Planning des distributions <text:s/>de l'Amap LesGUMES</text:span></text:p>
        </style:region-center>
      </style:header>
      <style:header-left style:display="false"/>
      <style:footer>
        <style:region-left>
          <text:p><text:span text:style-name="MT3">(le numéro indique le nombre de distributions restantes du contrat en cours)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2:45:43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18H44M22S</meta:editing-duration>
    <meta:editing-cycles>208</meta:editing-cycles>
    <meta:generator>LibreOffice/6.2.5.2$Windows_X86_64 LibreOffice_project/1ec314fa52f458adc18c4f025c545a4e8b22c159</meta:generator>
    <meta:initial-creator>Jean-Noël NICOLAS</meta:initial-creator>
    <dc:date>2020-03-12T22:52:02.251000000</dc:date>
    <meta:document-statistic meta:table-count="3" meta:cell-count="1245" meta:object-count="0"/>
    <meta:user-defined meta:name="Info 1"/>
    <meta:user-defined meta:name="Info 2"/>
    <meta:user-defined meta:name="Info 3"/>
    <meta:user-defined meta:name="Info 4"/>
  </office:meta>
</office:document-meta>
</file>